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17.06mm"/>
    </style:style>
    <style:style style:name="co6" style:family="table-column">
      <style:table-column-properties fo:break-before="auto" style:column-width="11.8mm"/>
    </style:style>
    <style:style style:name="co7" style:family="table-column">
      <style:table-column-properties fo:break-before="auto" style:column-width="12.7mm"/>
    </style:style>
    <style:style style:name="co8" style:family="table-column">
      <style:table-column-properties fo:break-before="auto" style:column-width="42.83mm"/>
    </style:style>
    <style:style style:name="co9" style:family="table-column">
      <style:table-column-properties fo:break-before="auto" style:column-width="30.04mm"/>
    </style:style>
    <style:style style:name="co10" style:family="table-column">
      <style:table-column-properties fo:break-before="auto" style:column-width="30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DemiLight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arch_results" table:style-name="ta1">
        <table:shapes>
          <draw:frame draw:z-index="0" draw:style-name="gr1" draw:text-style-name="P1" svg:width="245.48mm" svg:height="138.13mm" svg:x="213.96mm" svg:y="3.59mm">
            <loext:p draw:notify-on-update-of-ranges="search_results.C1:search_results.C1 search_results.F2:search_results.F121 search_results.D1:search_results.D1 search_results.D2:search_results.D121 search_results.AB2:search_results.AB121 search_results.AB2:search_results.AB121 search_results.C1:search_results.C1 search_results.F2:search_results.F121 search_results.C1:search_results.C1 search_results.C2:search_results.C121 search_results.AA2:search_results.AA121 search_results.AA2:search_results.AA1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3.49mm" svg:height="137.01mm" svg:x="211.99mm" svg:y="146.44mm">
            <loext:p draw:notify-on-update-of-ranges="search_results.G2:search_results.G121 search_results.D1:search_results.D1 search_results.D2:search_results.D121 search_results.AB2:search_results.AB121 search_results.AB2:search_results.AB121 search_results.G2:search_results.G121 search_results.C1:search_results.C1 search_results.C2:search_results.C121 search_results.AA2:search_results.AA121 search_results.AA2:search_results.AA1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42.27mm" svg:height="136.32mm" svg:x="211.99mm" svg:y="286.41mm">
            <loext:p draw:notify-on-update-of-ranges="search_results.H2:search_results.H121 search_results.D1:search_results.D1 search_results.D2:search_results.D121 search_results.AB2:search_results.AB121 search_results.AB2:search_results.AB121 search_results.H2:search_results.H121 search_results.C1:search_results.C1 search_results.C2:search_results.C121 search_results.AA2:search_results.AA121 search_results.AA2:search_results.AA1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41.65mm" svg:height="135.97mm" svg:x="212.61mm" svg:y="428.34mm">
            <loext:p draw:notify-on-update-of-ranges="search_results.I2:search_results.I121 search_results.D1:search_results.D1 search_results.D2:search_results.D121 search_results.AB2:search_results.AB121 search_results.AB2:search_results.AB121 search_results.I2:search_results.I121 search_results.C1:search_results.C1 search_results.C2:search_results.C121 search_results.AA2:search_results.AA121 search_results.AA2:search_results.AA1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visibility="collapse" table:number-columns-repeated="2" table:default-cell-style-name="Default"/>
        <table:table-column table:style-name="co2" table:number-columns-repeated="2" table:default-cell-style-name="Default"/>
        <table:table-column table:style-name="co3" table:visibility="collapse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7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2" table:visibility="collapse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mean_train_score</text:p>
          </table:table-cell>
          <table:table-cell table:style-name="Default" office:value-type="string" calcext:value-type="string">
            <text:p>param_clf</text:p>
          </table:table-cell>
          <table:table-cell office:value-type="string" calcext:value-type="string">
            <text:p>param_clf__max_depth</text:p>
          </table:table-cell>
          <table:table-cell office:value-type="string" calcext:value-type="string">
            <text:p>param_clf__max_leaf_nodes</text:p>
          </table:table-cell>
          <table:table-cell office:value-type="string" calcext:value-type="string">
            <text:p>param_clf__min_samples_leaf</text:p>
          </table:table-cell>
          <table:table-cell office:value-type="string" calcext:value-type="string">
            <text:p>param_clf__min_samples_split</text:p>
          </table:table-cell>
          <table:table-cell office:value-type="string" calcext:value-type="string">
            <text:p>param_clf__n_estimators</text:p>
          </table:table-cell>
          <table:table-cell office:value-type="string" calcext:value-type="string">
            <text:p>param_select__k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0_train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1_train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2_train_score</text:p>
          </table:table-cell>
          <table:table-cell office:value-type="string" calcext:value-type="string">
            <text:p>split3_test_score</text:p>
          </table:table-cell>
          <table:table-cell office:value-type="string" calcext:value-type="string">
            <text:p>split3_train_score</text:p>
          </table:table-cell>
          <table:table-cell office:value-type="string" calcext:value-type="string">
            <text:p>split4_test_score</text:p>
          </table:table-cell>
          <table:table-cell office:value-type="string" calcext:value-type="string">
            <text:p>split4_train_score</text:p>
          </table:table-cell>
          <table:table-cell office:value-type="string" calcext:value-type="string">
            <text:p>split5_test_score</text:p>
          </table:table-cell>
          <table:table-cell office:value-type="string" calcext:value-type="string">
            <text:p>split5_train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std_train_score</text:p>
          </table:table-cell>
        </table:table-row>
        <table:table-row table:style-name="ro1">
          <table:table-cell office:value-type="float" office:value="17.4446974198023" calcext:value-type="float">
            <text:p>17.4446974198023</text:p>
          </table:table-cell>
          <table:table-cell office:value-type="float" office:value="5.80110840002696" calcext:value-type="float">
            <text:p>5.8011084000269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4182951880769" calcext:value-type="float">
            <text:p>0.99418295188076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5" calcext:value-type="float">
            <text:p>55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93308550185874" calcext:value-type="float">
            <text:p>0.993308550185874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2576095025984" calcext:value-type="float">
            <text:p>0.99257609502598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94803266518189" calcext:value-type="float">
            <text:p>0.994803266518189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94803266518189" calcext:value-type="float">
            <text:p>0.994803266518189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2576095025984" calcext:value-type="float">
            <text:p>0.992576095025984</text:p>
          </table:table-cell>
          <table:table-cell office:value-type="float" office:value="0.716376997163339" calcext:value-type="float">
            <text:p>0.716376997163339</text:p>
          </table:table-cell>
          <table:table-cell office:value-type="float" office:value="1.05095763946277" calcext:value-type="float">
            <text:p>1.05095763946277</text:p>
          </table:table-cell>
          <table:table-cell office:value-type="float" office:value="0.011494188591918" calcext:value-type="float">
            <text:p>0.011494188591918</text:p>
          </table:table-cell>
          <table:table-cell office:value-type="float" office:value="0.00157089751335424" calcext:value-type="float">
            <text:p>0.001570897513354</text:p>
          </table:table-cell>
        </table:table-row>
        <table:table-row table:style-name="ro1">
          <table:table-cell office:value-type="float" office:value="18.0831891695658" calcext:value-type="float">
            <text:p>18.0831891695658</text:p>
          </table:table-cell>
          <table:table-cell office:value-type="float" office:value="5.03151778380076" calcext:value-type="float">
            <text:p>5.0315177838007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1459933451638" calcext:value-type="float">
            <text:p>0.99145993345163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" calcext:value-type="float">
            <text:p>23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89591078066914" calcext:value-type="float">
            <text:p>0.989591078066914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4803266518189" calcext:value-type="float">
            <text:p>0.994803266518189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109131403118" calcext:value-type="float">
            <text:p>0.9910913140311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4060876020787" calcext:value-type="float">
            <text:p>0.994060876020787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9606533036377" calcext:value-type="float">
            <text:p>0.989606533036377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89606533036377" calcext:value-type="float">
            <text:p>0.989606533036377</text:p>
          </table:table-cell>
          <table:table-cell office:value-type="float" office:value="1.44966161205847" calcext:value-type="float">
            <text:p>1.44966161205847</text:p>
          </table:table-cell>
          <table:table-cell office:value-type="float" office:value="0.440477496411926" calcext:value-type="float">
            <text:p>0.440477496411926</text:p>
          </table:table-cell>
          <table:table-cell office:value-type="float" office:value="0.00893854917251796" calcext:value-type="float">
            <text:p>0.008938549172518</text:p>
          </table:table-cell>
          <table:table-cell office:value-type="float" office:value="0.00217721018609553" calcext:value-type="float">
            <text:p>0.002177210186096</text:p>
          </table:table-cell>
        </table:table-row>
        <table:table-row table:style-name="ro1">
          <table:table-cell office:value-type="float" office:value="18.2210522095362" calcext:value-type="float">
            <text:p>18.2210522095362</text:p>
          </table:table-cell>
          <table:table-cell office:value-type="float" office:value="4.91585807005564" calcext:value-type="float">
            <text:p>4.9158580700556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9109030209866" calcext:value-type="float">
            <text:p>0.98910903020986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2" calcext:value-type="float">
            <text:p>42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89591078066914" calcext:value-type="float">
            <text:p>0.989591078066914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109131403118" calcext:value-type="float">
            <text:p>0.9910913140311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8864142538976" calcext:value-type="float">
            <text:p>0.988864142538976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7379361544172" calcext:value-type="float">
            <text:p>0.987379361544172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8864142538976" calcext:value-type="float">
            <text:p>0.98886414253897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8864142538976" calcext:value-type="float">
            <text:p>0.988864142538976</text:p>
          </table:table-cell>
          <table:table-cell office:value-type="float" office:value="1.37856931053915" calcext:value-type="float">
            <text:p>1.37856931053915</text:p>
          </table:table-cell>
          <table:table-cell office:value-type="float" office:value="0.547476690637102" calcext:value-type="float">
            <text:p>0.547476690637102</text:p>
          </table:table-cell>
          <table:table-cell office:value-type="float" office:value="0.00583582662758109" calcext:value-type="float">
            <text:p>0.005835826627581</text:p>
          </table:table-cell>
          <table:table-cell office:value-type="float" office:value="0.00110555287012693" calcext:value-type="float">
            <text:p>0.001105552870127</text:p>
          </table:table-cell>
        </table:table-row>
        <table:table-row table:style-name="ro1">
          <table:table-cell office:value-type="float" office:value="18.0328487555186" calcext:value-type="float">
            <text:p>18.0328487555186</text:p>
          </table:table-cell>
          <table:table-cell office:value-type="float" office:value="5.30371085802714" calcext:value-type="float">
            <text:p>5.3037108580271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469642484239" calcext:value-type="float">
            <text:p>0.96546964248423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" calcext:value-type="float">
            <text:p>23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2825278810409" calcext:value-type="float">
            <text:p>0.962825278810409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1.47929866492452" calcext:value-type="float">
            <text:p>1.47929866492452</text:p>
          </table:table-cell>
          <table:table-cell office:value-type="float" office:value="0.420866149237592" calcext:value-type="float">
            <text:p>0.420866149237592</text:p>
          </table:table-cell>
          <table:table-cell office:value-type="float" office:value="0.00897361795269354" calcext:value-type="float">
            <text:p>0.008973617952694</text:p>
          </table:table-cell>
          <table:table-cell office:value-type="float" office:value="0.00287566618816869" calcext:value-type="float">
            <text:p>0.002875666188169</text:p>
          </table:table-cell>
        </table:table-row>
        <table:table-row table:style-name="ro1">
          <table:table-cell office:value-type="float" office:value="18.3703995943069" calcext:value-type="float">
            <text:p>18.3703995943069</text:p>
          </table:table-cell>
          <table:table-cell office:value-type="float" office:value="4.67840739091237" calcext:value-type="float">
            <text:p>4.6784073909123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469642484239" calcext:value-type="float">
            <text:p>0.96546964248423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" calcext:value-type="float">
            <text:p>23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2825278810409" calcext:value-type="float">
            <text:p>0.962825278810409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1.19716018905975" calcext:value-type="float">
            <text:p>1.19716018905975</text:p>
          </table:table-cell>
          <table:table-cell office:value-type="float" office:value="0.642589090261892" calcext:value-type="float">
            <text:p>0.642589090261892</text:p>
          </table:table-cell>
          <table:table-cell office:value-type="float" office:value="0.00897361795269354" calcext:value-type="float">
            <text:p>0.008973617952694</text:p>
          </table:table-cell>
          <table:table-cell office:value-type="float" office:value="0.00287566618816869" calcext:value-type="float">
            <text:p>0.002875666188169</text:p>
          </table:table-cell>
        </table:table-row>
        <table:table-row table:style-name="ro1">
          <table:table-cell office:value-type="float" office:value="18.0515335003535" calcext:value-type="float">
            <text:p>18.0515335003535</text:p>
          </table:table-cell>
          <table:table-cell office:value-type="float" office:value="5.15443933010101" calcext:value-type="float">
            <text:p>5.1544393301010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4850247785478" calcext:value-type="float">
            <text:p>0.96485024778547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" calcext:value-type="float">
            <text:p>23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2138084632517" calcext:value-type="float">
            <text:p>0.962138084632517</text:p>
          </table:table-cell>
          <table:table-cell office:value-type="float" office:value="1.42764728365758" calcext:value-type="float">
            <text:p>1.42764728365758</text:p>
          </table:table-cell>
          <table:table-cell office:value-type="float" office:value="0.493934401196151" calcext:value-type="float">
            <text:p>0.493934401196151</text:p>
          </table:table-cell>
          <table:table-cell office:value-type="float" office:value="0.00820472589686262" calcext:value-type="float">
            <text:p>0.008204725896863</text:p>
          </table:table-cell>
          <table:table-cell office:value-type="float" office:value="0.00294485730835769" calcext:value-type="float">
            <text:p>0.002944857308358</text:p>
          </table:table-cell>
        </table:table-row>
        <table:table-row table:style-name="ro1">
          <table:table-cell office:value-type="float" office:value="18.1076984405518" calcext:value-type="float">
            <text:p>18.1076984405518</text:p>
          </table:table-cell>
          <table:table-cell office:value-type="float" office:value="4.95188836256663" calcext:value-type="float">
            <text:p>4.95188836256663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3365834766138" calcext:value-type="float">
            <text:p>0.96336583476613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1" calcext:value-type="float">
            <text:p>61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61338289962825" calcext:value-type="float">
            <text:p>0.961338289962825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0.818106121251605" calcext:value-type="float">
            <text:p>0.818106121251605</text:p>
          </table:table-cell>
          <table:table-cell office:value-type="float" office:value="1.14710457254808" calcext:value-type="float">
            <text:p>1.14710457254808</text:p>
          </table:table-cell>
          <table:table-cell office:value-type="float" office:value="0.0108863754001684" calcext:value-type="float">
            <text:p>0.010886375400169</text:p>
          </table:table-cell>
          <table:table-cell office:value-type="float" office:value="0.00253122695787925" calcext:value-type="float">
            <text:p>0.002531226957879</text:p>
          </table:table-cell>
        </table:table-row>
        <table:table-row table:style-name="ro1">
          <table:table-cell office:value-type="float" office:value="18.6292483011882" calcext:value-type="float">
            <text:p>18.6292483011882</text:p>
          </table:table-cell>
          <table:table-cell office:value-type="float" office:value="5.35269355773926" calcext:value-type="float">
            <text:p>5.3526935577392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3365834766138" calcext:value-type="float">
            <text:p>0.96336583476613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1" calcext:value-type="float">
            <text:p>61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61338289962825" calcext:value-type="float">
            <text:p>0.961338289962825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1.95663089179703" calcext:value-type="float">
            <text:p>1.95663089179703</text:p>
          </table:table-cell>
          <table:table-cell office:value-type="float" office:value="1.05239684316936" calcext:value-type="float">
            <text:p>1.05239684316936</text:p>
          </table:table-cell>
          <table:table-cell office:value-type="float" office:value="0.0108863754001684" calcext:value-type="float">
            <text:p>0.010886375400169</text:p>
          </table:table-cell>
          <table:table-cell office:value-type="float" office:value="0.00253122695787925" calcext:value-type="float">
            <text:p>0.002531226957879</text:p>
          </table:table-cell>
        </table:table-row>
        <table:table-row table:style-name="ro1">
          <table:table-cell office:value-type="float" office:value="18.7130981286367" calcext:value-type="float">
            <text:p>18.7130981286367</text:p>
          </table:table-cell>
          <table:table-cell office:value-type="float" office:value="5.0334913333257" calcext:value-type="float">
            <text:p>5.033491333325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3365834766138" calcext:value-type="float">
            <text:p>0.96336583476613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1" calcext:value-type="float">
            <text:p>61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61338289962825" calcext:value-type="float">
            <text:p>0.961338289962825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1.45935532553243" calcext:value-type="float">
            <text:p>1.45935532553243</text:p>
          </table:table-cell>
          <table:table-cell office:value-type="float" office:value="0.864419009135963" calcext:value-type="float">
            <text:p>0.864419009135963</text:p>
          </table:table-cell>
          <table:table-cell office:value-type="float" office:value="0.0108863754001684" calcext:value-type="float">
            <text:p>0.010886375400169</text:p>
          </table:table-cell>
          <table:table-cell office:value-type="float" office:value="0.00253122695787925" calcext:value-type="float">
            <text:p>0.002531226957879</text:p>
          </table:table-cell>
        </table:table-row>
        <table:table-row table:style-name="ro1">
          <table:table-cell office:value-type="float" office:value="18.1451626618703" calcext:value-type="float">
            <text:p>18.1451626618703</text:p>
          </table:table-cell>
          <table:table-cell office:value-type="float" office:value="5.21016935507457" calcext:value-type="float">
            <text:p>5.21016935507457</text:p>
          </table:table-cell>
          <table:table-cell office:value-type="float" office:value="0.902227722772277" calcext:value-type="float">
            <text:p>0.902227722772277</text:p>
          </table:table-cell>
          <table:table-cell office:value-type="float" office:value="0.924752329514668" calcext:value-type="float">
            <text:p>0.9247523295146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896678966789668" calcext:value-type="float">
            <text:p>0.896678966789668</text:p>
          </table:table-cell>
          <table:table-cell office:value-type="float" office:value="0.924163568773234" calcext:value-type="float">
            <text:p>0.92416356877323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29472902746845" calcext:value-type="float">
            <text:p>0.929472902746845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3170007423905" calcext:value-type="float">
            <text:p>0.93170007423905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5760950259837" calcext:value-type="float">
            <text:p>0.925760950259837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15367483296214" calcext:value-type="float">
            <text:p>0.915367483296214</text:p>
          </table:table-cell>
          <table:table-cell office:value-type="float" office:value="2.00415780169266" calcext:value-type="float">
            <text:p>2.00415780169266</text:p>
          </table:table-cell>
          <table:table-cell office:value-type="float" office:value="0.826162428909732" calcext:value-type="float">
            <text:p>0.826162428909732</text:p>
          </table:table-cell>
          <table:table-cell office:value-type="float" office:value="0.0129318457730436" calcext:value-type="float">
            <text:p>0.012931845773044</text:p>
          </table:table-cell>
          <table:table-cell office:value-type="float" office:value="0.00528050288741878" calcext:value-type="float">
            <text:p>0.005280502887419</text:p>
          </table:table-cell>
        </table:table-row>
        <table:table-row table:style-name="ro1">
          <table:table-cell office:value-type="float" office:value="19.1162479321162" calcext:value-type="float">
            <text:p>19.1162479321162</text:p>
          </table:table-cell>
          <table:table-cell office:value-type="float" office:value="4.67057784398397" calcext:value-type="float">
            <text:p>4.67057784398397</text:p>
          </table:table-cell>
          <table:table-cell office:value-type="float" office:value="0.902227722772277" calcext:value-type="float">
            <text:p>0.902227722772277</text:p>
          </table:table-cell>
          <table:table-cell office:value-type="float" office:value="0.924752329514668" calcext:value-type="float">
            <text:p>0.9247523295146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896678966789668" calcext:value-type="float">
            <text:p>0.896678966789668</text:p>
          </table:table-cell>
          <table:table-cell office:value-type="float" office:value="0.924163568773234" calcext:value-type="float">
            <text:p>0.92416356877323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29472902746845" calcext:value-type="float">
            <text:p>0.929472902746845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3170007423905" calcext:value-type="float">
            <text:p>0.93170007423905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5760950259837" calcext:value-type="float">
            <text:p>0.925760950259837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15367483296214" calcext:value-type="float">
            <text:p>0.915367483296214</text:p>
          </table:table-cell>
          <table:table-cell office:value-type="float" office:value="1.20910547867137" calcext:value-type="float">
            <text:p>1.20910547867137</text:p>
          </table:table-cell>
          <table:table-cell office:value-type="float" office:value="0.881594784961715" calcext:value-type="float">
            <text:p>0.881594784961715</text:p>
          </table:table-cell>
          <table:table-cell office:value-type="float" office:value="0.0129318457730436" calcext:value-type="float">
            <text:p>0.012931845773044</text:p>
          </table:table-cell>
          <table:table-cell office:value-type="float" office:value="0.00528050288741878" calcext:value-type="float">
            <text:p>0.005280502887419</text:p>
          </table:table-cell>
        </table:table-row>
        <table:table-row table:style-name="ro1">
          <table:table-cell office:value-type="float" office:value="19.6053370634715" calcext:value-type="float">
            <text:p>19.6053370634715</text:p>
          </table:table-cell>
          <table:table-cell office:value-type="float" office:value="5.3880010843277" calcext:value-type="float">
            <text:p>5.3880010843277</text:p>
          </table:table-cell>
          <table:table-cell office:value-type="float" office:value="0.902227722772277" calcext:value-type="float">
            <text:p>0.902227722772277</text:p>
          </table:table-cell>
          <table:table-cell office:value-type="float" office:value="0.924752329514668" calcext:value-type="float">
            <text:p>0.9247523295146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896678966789668" calcext:value-type="float">
            <text:p>0.896678966789668</text:p>
          </table:table-cell>
          <table:table-cell office:value-type="float" office:value="0.924163568773234" calcext:value-type="float">
            <text:p>0.92416356877323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29472902746845" calcext:value-type="float">
            <text:p>0.929472902746845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3170007423905" calcext:value-type="float">
            <text:p>0.93170007423905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5760950259837" calcext:value-type="float">
            <text:p>0.925760950259837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15367483296214" calcext:value-type="float">
            <text:p>0.915367483296214</text:p>
          </table:table-cell>
          <table:table-cell office:value-type="float" office:value="1.55499521621776" calcext:value-type="float">
            <text:p>1.55499521621776</text:p>
          </table:table-cell>
          <table:table-cell office:value-type="float" office:value="1.06619698313305" calcext:value-type="float">
            <text:p>1.06619698313305</text:p>
          </table:table-cell>
          <table:table-cell office:value-type="float" office:value="0.0129318457730436" calcext:value-type="float">
            <text:p>0.012931845773044</text:p>
          </table:table-cell>
          <table:table-cell office:value-type="float" office:value="0.00528050288741878" calcext:value-type="float">
            <text:p>0.005280502887419</text:p>
          </table:table-cell>
        </table:table-row>
        <table:table-row table:style-name="ro1">
          <table:table-cell office:value-type="float" office:value="19.7406373421351" calcext:value-type="float">
            <text:p>19.7406373421351</text:p>
          </table:table-cell>
          <table:table-cell office:value-type="float" office:value="4.60981663068136" calcext:value-type="float">
            <text:p>4.6098166306813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94801794616335" calcext:value-type="float">
            <text:p>0.99480179461633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0" calcext:value-type="float">
            <text:p>50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94052044609666" calcext:value-type="float">
            <text:p>0.99405204460966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4060876020787" calcext:value-type="float">
            <text:p>0.99406087602078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554565701559" calcext:value-type="float">
            <text:p>0.99554565701559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94803266518189" calcext:value-type="float">
            <text:p>0.994803266518189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3318485523385" calcext:value-type="float">
            <text:p>0.993318485523385</text:p>
          </table:table-cell>
          <table:table-cell office:value-type="float" office:value="0.735209859141915" calcext:value-type="float">
            <text:p>0.735209859141915</text:p>
          </table:table-cell>
          <table:table-cell office:value-type="float" office:value="1.11455619999484" calcext:value-type="float">
            <text:p>1.11455619999484</text:p>
          </table:table-cell>
          <table:table-cell office:value-type="float" office:value="0.00895872703515036" calcext:value-type="float">
            <text:p>0.00895872703515</text:p>
          </table:table-cell>
          <table:table-cell office:value-type="float" office:value="0.00121322408732259" calcext:value-type="float">
            <text:p>0.001213224087323</text:p>
          </table:table-cell>
        </table:table-row>
        <table:table-row table:style-name="ro1">
          <table:table-cell office:value-type="float" office:value="18.6483387152354" calcext:value-type="float">
            <text:p>18.6483387152354</text:p>
          </table:table-cell>
          <table:table-cell office:value-type="float" office:value="5.2912505865097" calcext:value-type="float">
            <text:p>5.291250586509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1955228425369" calcext:value-type="float">
            <text:p>0.99195522842536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" calcext:value-type="float">
            <text:p>23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91078066914498" calcext:value-type="float">
            <text:p>0.991078066914498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4803266518189" calcext:value-type="float">
            <text:p>0.994803266518189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1833704528582" calcext:value-type="float">
            <text:p>0.99183370452858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4060876020787" calcext:value-type="float">
            <text:p>0.994060876020787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9606533036377" calcext:value-type="float">
            <text:p>0.989606533036377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0348923533779" calcext:value-type="float">
            <text:p>0.990348923533779</text:p>
          </table:table-cell>
          <table:table-cell office:value-type="float" office:value="1.99270307289383" calcext:value-type="float">
            <text:p>1.99270307289383</text:p>
          </table:table-cell>
          <table:table-cell office:value-type="float" office:value="0.569985774246259" calcext:value-type="float">
            <text:p>0.569985774246259</text:p>
          </table:table-cell>
          <table:table-cell office:value-type="float" office:value="0.00893854917251796" calcext:value-type="float">
            <text:p>0.008938549172518</text:p>
          </table:table-cell>
          <table:table-cell office:value-type="float" office:value="0.00188970185403689" calcext:value-type="float">
            <text:p>0.001889701854037</text:p>
          </table:table-cell>
        </table:table-row>
        <table:table-row table:style-name="ro1">
          <table:table-cell office:value-type="float" office:value="18.0307654937108" calcext:value-type="float">
            <text:p>18.0307654937108</text:p>
          </table:table-cell>
          <table:table-cell office:value-type="float" office:value="4.96648418903351" calcext:value-type="float">
            <text:p>4.9664841890335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9603957208133" calcext:value-type="float">
            <text:p>0.98960395720813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2" calcext:value-type="float">
            <text:p>42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89591078066914" calcext:value-type="float">
            <text:p>0.989591078066914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109131403118" calcext:value-type="float">
            <text:p>0.9910913140311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9606533036377" calcext:value-type="float">
            <text:p>0.98960653303637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7379361544172" calcext:value-type="float">
            <text:p>0.987379361544172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90348923533779" calcext:value-type="float">
            <text:p>0.990348923533779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9606533036377" calcext:value-type="float">
            <text:p>0.989606533036377</text:p>
          </table:table-cell>
          <table:table-cell office:value-type="float" office:value="0.787889989098049" calcext:value-type="float">
            <text:p>0.787889989098049</text:p>
          </table:table-cell>
          <table:table-cell office:value-type="float" office:value="0.827918526533188" calcext:value-type="float">
            <text:p>0.827918526533188</text:p>
          </table:table-cell>
          <table:table-cell office:value-type="float" office:value="0.00583582662758109" calcext:value-type="float">
            <text:p>0.005835826627581</text:p>
          </table:table-cell>
          <table:table-cell office:value-type="float" office:value="0.0011340348433496" calcext:value-type="float">
            <text:p>0.00113403484335</text:p>
          </table:table-cell>
        </table:table-row>
        <table:table-row table:style-name="ro1">
          <table:table-cell office:value-type="float" office:value="17.6711771885554" calcext:value-type="float">
            <text:p>17.6711771885554</text:p>
          </table:table-cell>
          <table:table-cell office:value-type="float" office:value="5.65884268283844" calcext:value-type="float">
            <text:p>5.6588426828384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469642484239" calcext:value-type="float">
            <text:p>0.96546964248423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" calcext:value-type="float">
            <text:p>23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2825278810409" calcext:value-type="float">
            <text:p>0.962825278810409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1.61516273285968" calcext:value-type="float">
            <text:p>1.61516273285968</text:p>
          </table:table-cell>
          <table:table-cell office:value-type="float" office:value="0.276836227426462" calcext:value-type="float">
            <text:p>0.276836227426462</text:p>
          </table:table-cell>
          <table:table-cell office:value-type="float" office:value="0.00897361795269354" calcext:value-type="float">
            <text:p>0.008973617952694</text:p>
          </table:table-cell>
          <table:table-cell office:value-type="float" office:value="0.00287566618816869" calcext:value-type="float">
            <text:p>0.002875666188169</text:p>
          </table:table-cell>
        </table:table-row>
        <table:table-row table:style-name="ro1">
          <table:table-cell office:value-type="float" office:value="22.1144363482793" calcext:value-type="float">
            <text:p>22.1144363482793</text:p>
          </table:table-cell>
          <table:table-cell office:value-type="float" office:value="5.05008061726888" calcext:value-type="float">
            <text:p>5.0500806172688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469642484239" calcext:value-type="float">
            <text:p>0.96546964248423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" calcext:value-type="float">
            <text:p>23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2825278810409" calcext:value-type="float">
            <text:p>0.962825278810409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2.41014401530094" calcext:value-type="float">
            <text:p>2.41014401530094</text:p>
          </table:table-cell>
          <table:table-cell office:value-type="float" office:value="1.04446243139515" calcext:value-type="float">
            <text:p>1.04446243139515</text:p>
          </table:table-cell>
          <table:table-cell office:value-type="float" office:value="0.00897361795269354" calcext:value-type="float">
            <text:p>0.008973617952694</text:p>
          </table:table-cell>
          <table:table-cell office:value-type="float" office:value="0.00287566618816869" calcext:value-type="float">
            <text:p>0.002875666188169</text:p>
          </table:table-cell>
        </table:table-row>
        <table:table-row table:style-name="ro1">
          <table:table-cell office:value-type="float" office:value="19.7632018327713" calcext:value-type="float">
            <text:p>19.7632018327713</text:p>
          </table:table-cell>
          <table:table-cell office:value-type="float" office:value="5.61903111139933" calcext:value-type="float">
            <text:p>5.6190311113993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4850247785478" calcext:value-type="float">
            <text:p>0.96485024778547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" calcext:value-type="float">
            <text:p>23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2138084632517" calcext:value-type="float">
            <text:p>0.962138084632517</text:p>
          </table:table-cell>
          <table:table-cell office:value-type="float" office:value="2.03728881479498" calcext:value-type="float">
            <text:p>2.03728881479498</text:p>
          </table:table-cell>
          <table:table-cell office:value-type="float" office:value="0.786757828070191" calcext:value-type="float">
            <text:p>0.786757828070191</text:p>
          </table:table-cell>
          <table:table-cell office:value-type="float" office:value="0.00820472589686262" calcext:value-type="float">
            <text:p>0.008204725896863</text:p>
          </table:table-cell>
          <table:table-cell office:value-type="float" office:value="0.00294485730835769" calcext:value-type="float">
            <text:p>0.002944857308358</text:p>
          </table:table-cell>
        </table:table-row>
        <table:table-row table:style-name="ro1">
          <table:table-cell office:value-type="float" office:value="20.9545256296794" calcext:value-type="float">
            <text:p>20.9545256296794</text:p>
          </table:table-cell>
          <table:table-cell office:value-type="float" office:value="4.73646612962087" calcext:value-type="float">
            <text:p>4.7364661296208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3365834766138" calcext:value-type="float">
            <text:p>0.96336583476613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1" calcext:value-type="float">
            <text:p>61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61338289962825" calcext:value-type="float">
            <text:p>0.961338289962825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1.50156613522269" calcext:value-type="float">
            <text:p>1.50156613522269</text:p>
          </table:table-cell>
          <table:table-cell office:value-type="float" office:value="0.948912063981932" calcext:value-type="float">
            <text:p>0.948912063981932</text:p>
          </table:table-cell>
          <table:table-cell office:value-type="float" office:value="0.0108863754001684" calcext:value-type="float">
            <text:p>0.010886375400169</text:p>
          </table:table-cell>
          <table:table-cell office:value-type="float" office:value="0.00253122695787925" calcext:value-type="float">
            <text:p>0.002531226957879</text:p>
          </table:table-cell>
        </table:table-row>
        <table:table-row table:style-name="ro1">
          <table:table-cell office:value-type="float" office:value="21.0950572888056" calcext:value-type="float">
            <text:p>21.0950572888056</text:p>
          </table:table-cell>
          <table:table-cell office:value-type="float" office:value="5.60901379585266" calcext:value-type="float">
            <text:p>5.6090137958526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3365834766138" calcext:value-type="float">
            <text:p>0.96336583476613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1" calcext:value-type="float">
            <text:p>61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61338289962825" calcext:value-type="float">
            <text:p>0.961338289962825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1.58194047836285" calcext:value-type="float">
            <text:p>1.58194047836285</text:p>
          </table:table-cell>
          <table:table-cell office:value-type="float" office:value="1.09952733405962" calcext:value-type="float">
            <text:p>1.09952733405962</text:p>
          </table:table-cell>
          <table:table-cell office:value-type="float" office:value="0.0108863754001684" calcext:value-type="float">
            <text:p>0.010886375400169</text:p>
          </table:table-cell>
          <table:table-cell office:value-type="float" office:value="0.00253122695787925" calcext:value-type="float">
            <text:p>0.002531226957879</text:p>
          </table:table-cell>
        </table:table-row>
        <table:table-row table:style-name="ro1">
          <table:table-cell office:value-type="float" office:value="22.2254974444707" calcext:value-type="float">
            <text:p>22.2254974444707</text:p>
          </table:table-cell>
          <table:table-cell office:value-type="float" office:value="5.23401343822479" calcext:value-type="float">
            <text:p>5.23401343822479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3365834766138" calcext:value-type="float">
            <text:p>0.96336583476613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1" calcext:value-type="float">
            <text:p>61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61338289962825" calcext:value-type="float">
            <text:p>0.961338289962825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1.44791505068134" calcext:value-type="float">
            <text:p>1.44791505068134</text:p>
          </table:table-cell>
          <table:table-cell office:value-type="float" office:value="1.19945636152144" calcext:value-type="float">
            <text:p>1.19945636152144</text:p>
          </table:table-cell>
          <table:table-cell office:value-type="float" office:value="0.0108863754001684" calcext:value-type="float">
            <text:p>0.010886375400169</text:p>
          </table:table-cell>
          <table:table-cell office:value-type="float" office:value="0.00253122695787925" calcext:value-type="float">
            <text:p>0.002531226957879</text:p>
          </table:table-cell>
        </table:table-row>
        <table:table-row table:style-name="ro1">
          <table:table-cell office:value-type="float" office:value="21.8436427116394" calcext:value-type="float">
            <text:p>21.8436427116394</text:p>
          </table:table-cell>
          <table:table-cell office:value-type="float" office:value="5.73287224769592" calcext:value-type="float">
            <text:p>5.73287224769592</text:p>
          </table:table-cell>
          <table:table-cell office:value-type="float" office:value="0.902227722772277" calcext:value-type="float">
            <text:p>0.902227722772277</text:p>
          </table:table-cell>
          <table:table-cell office:value-type="float" office:value="0.924752329514668" calcext:value-type="float">
            <text:p>0.9247523295146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896678966789668" calcext:value-type="float">
            <text:p>0.896678966789668</text:p>
          </table:table-cell>
          <table:table-cell office:value-type="float" office:value="0.924163568773234" calcext:value-type="float">
            <text:p>0.92416356877323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29472902746845" calcext:value-type="float">
            <text:p>0.929472902746845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3170007423905" calcext:value-type="float">
            <text:p>0.93170007423905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5760950259837" calcext:value-type="float">
            <text:p>0.925760950259837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15367483296214" calcext:value-type="float">
            <text:p>0.915367483296214</text:p>
          </table:table-cell>
          <table:table-cell office:value-type="float" office:value="1.55315371121765" calcext:value-type="float">
            <text:p>1.55315371121765</text:p>
          </table:table-cell>
          <table:table-cell office:value-type="float" office:value="1.49678978375274" calcext:value-type="float">
            <text:p>1.49678978375274</text:p>
          </table:table-cell>
          <table:table-cell office:value-type="float" office:value="0.0129318457730436" calcext:value-type="float">
            <text:p>0.012931845773044</text:p>
          </table:table-cell>
          <table:table-cell office:value-type="float" office:value="0.00528050288741878" calcext:value-type="float">
            <text:p>0.005280502887419</text:p>
          </table:table-cell>
        </table:table-row>
        <table:table-row table:style-name="ro1">
          <table:table-cell office:value-type="float" office:value="25.8490854501724" calcext:value-type="float">
            <text:p>25.8490854501724</text:p>
          </table:table-cell>
          <table:table-cell office:value-type="float" office:value="5.34556516011556" calcext:value-type="float">
            <text:p>5.34556516011556</text:p>
          </table:table-cell>
          <table:table-cell office:value-type="float" office:value="0.902227722772277" calcext:value-type="float">
            <text:p>0.902227722772277</text:p>
          </table:table-cell>
          <table:table-cell office:value-type="float" office:value="0.924752329514668" calcext:value-type="float">
            <text:p>0.9247523295146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896678966789668" calcext:value-type="float">
            <text:p>0.896678966789668</text:p>
          </table:table-cell>
          <table:table-cell office:value-type="float" office:value="0.924163568773234" calcext:value-type="float">
            <text:p>0.92416356877323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29472902746845" calcext:value-type="float">
            <text:p>0.929472902746845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3170007423905" calcext:value-type="float">
            <text:p>0.93170007423905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5760950259837" calcext:value-type="float">
            <text:p>0.925760950259837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15367483296214" calcext:value-type="float">
            <text:p>0.915367483296214</text:p>
          </table:table-cell>
          <table:table-cell office:value-type="float" office:value="8.2247385876952" calcext:value-type="float">
            <text:p>8.2247385876952</text:p>
          </table:table-cell>
          <table:table-cell office:value-type="float" office:value="0.972041197270801" calcext:value-type="float">
            <text:p>0.972041197270801</text:p>
          </table:table-cell>
          <table:table-cell office:value-type="float" office:value="0.0129318457730436" calcext:value-type="float">
            <text:p>0.012931845773044</text:p>
          </table:table-cell>
          <table:table-cell office:value-type="float" office:value="0.00528050288741878" calcext:value-type="float">
            <text:p>0.005280502887419</text:p>
          </table:table-cell>
        </table:table-row>
        <table:table-row table:style-name="ro1">
          <table:table-cell office:value-type="float" office:value="30.6859444777171" calcext:value-type="float">
            <text:p>30.6859444777171</text:p>
          </table:table-cell>
          <table:table-cell office:value-type="float" office:value="6.53100025653839" calcext:value-type="float">
            <text:p>6.53100025653839</text:p>
          </table:table-cell>
          <table:table-cell office:value-type="float" office:value="0.902227722772277" calcext:value-type="float">
            <text:p>0.902227722772277</text:p>
          </table:table-cell>
          <table:table-cell office:value-type="float" office:value="0.924752329514668" calcext:value-type="float">
            <text:p>0.9247523295146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896678966789668" calcext:value-type="float">
            <text:p>0.896678966789668</text:p>
          </table:table-cell>
          <table:table-cell office:value-type="float" office:value="0.924163568773234" calcext:value-type="float">
            <text:p>0.92416356877323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29472902746845" calcext:value-type="float">
            <text:p>0.929472902746845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3170007423905" calcext:value-type="float">
            <text:p>0.93170007423905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5760950259837" calcext:value-type="float">
            <text:p>0.925760950259837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15367483296214" calcext:value-type="float">
            <text:p>0.915367483296214</text:p>
          </table:table-cell>
          <table:table-cell office:value-type="float" office:value="4.55714144114963" calcext:value-type="float">
            <text:p>4.55714144114963</text:p>
          </table:table-cell>
          <table:table-cell office:value-type="float" office:value="2.39611048292445" calcext:value-type="float">
            <text:p>2.39611048292445</text:p>
          </table:table-cell>
          <table:table-cell office:value-type="float" office:value="0.0129318457730436" calcext:value-type="float">
            <text:p>0.012931845773044</text:p>
          </table:table-cell>
          <table:table-cell office:value-type="float" office:value="0.00528050288741878" calcext:value-type="float">
            <text:p>0.005280502887419</text:p>
          </table:table-cell>
        </table:table-row>
        <table:table-row table:style-name="ro1">
          <table:table-cell office:value-type="float" office:value="24.7821856339773" calcext:value-type="float">
            <text:p>24.7821856339773</text:p>
          </table:table-cell>
          <table:table-cell office:value-type="float" office:value="5.22983105977376" calcext:value-type="float">
            <text:p>5.2298310597737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94801794616335" calcext:value-type="float">
            <text:p>0.99480179461633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0" calcext:value-type="float">
            <text:p>50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94052044609666" calcext:value-type="float">
            <text:p>0.99405204460966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4060876020787" calcext:value-type="float">
            <text:p>0.99406087602078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554565701559" calcext:value-type="float">
            <text:p>0.99554565701559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94803266518189" calcext:value-type="float">
            <text:p>0.994803266518189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3318485523385" calcext:value-type="float">
            <text:p>0.993318485523385</text:p>
          </table:table-cell>
          <table:table-cell office:value-type="float" office:value="2.80679698163812" calcext:value-type="float">
            <text:p>2.80679698163812</text:p>
          </table:table-cell>
          <table:table-cell office:value-type="float" office:value="2.1505699278674" calcext:value-type="float">
            <text:p>2.1505699278674</text:p>
          </table:table-cell>
          <table:table-cell office:value-type="float" office:value="0.00895872703515036" calcext:value-type="float">
            <text:p>0.00895872703515</text:p>
          </table:table-cell>
          <table:table-cell office:value-type="float" office:value="0.00121322408732259" calcext:value-type="float">
            <text:p>0.001213224087323</text:p>
          </table:table-cell>
        </table:table-row>
        <table:table-row table:style-name="ro1">
          <table:table-cell office:value-type="float" office:value="23.5375624100367" calcext:value-type="float">
            <text:p>23.5375624100367</text:p>
          </table:table-cell>
          <table:table-cell office:value-type="float" office:value="6.49979138374329" calcext:value-type="float">
            <text:p>6.4997913837432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1955228425369" calcext:value-type="float">
            <text:p>0.99195522842536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" calcext:value-type="float">
            <text:p>23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91078066914498" calcext:value-type="float">
            <text:p>0.991078066914498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4803266518189" calcext:value-type="float">
            <text:p>0.994803266518189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1833704528582" calcext:value-type="float">
            <text:p>0.99183370452858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4060876020787" calcext:value-type="float">
            <text:p>0.994060876020787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9606533036377" calcext:value-type="float">
            <text:p>0.989606533036377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0348923533779" calcext:value-type="float">
            <text:p>0.990348923533779</text:p>
          </table:table-cell>
          <table:table-cell office:value-type="float" office:value="2.8494654302074" calcext:value-type="float">
            <text:p>2.8494654302074</text:p>
          </table:table-cell>
          <table:table-cell office:value-type="float" office:value="1.58576868298938" calcext:value-type="float">
            <text:p>1.58576868298938</text:p>
          </table:table-cell>
          <table:table-cell office:value-type="float" office:value="0.00893854917251796" calcext:value-type="float">
            <text:p>0.008938549172518</text:p>
          </table:table-cell>
          <table:table-cell office:value-type="float" office:value="0.00188970185403689" calcext:value-type="float">
            <text:p>0.001889701854037</text:p>
          </table:table-cell>
        </table:table-row>
        <table:table-row table:style-name="ro1">
          <table:table-cell office:value-type="float" office:value="22.9868267774582" calcext:value-type="float">
            <text:p>22.9868267774582</text:p>
          </table:table-cell>
          <table:table-cell office:value-type="float" office:value="5.10315004984538" calcext:value-type="float">
            <text:p>5.1031500498453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9603957208133" calcext:value-type="float">
            <text:p>0.98960395720813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2" calcext:value-type="float">
            <text:p>42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89591078066914" calcext:value-type="float">
            <text:p>0.989591078066914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109131403118" calcext:value-type="float">
            <text:p>0.9910913140311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9606533036377" calcext:value-type="float">
            <text:p>0.98960653303637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7379361544172" calcext:value-type="float">
            <text:p>0.987379361544172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90348923533779" calcext:value-type="float">
            <text:p>0.990348923533779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9606533036377" calcext:value-type="float">
            <text:p>0.989606533036377</text:p>
          </table:table-cell>
          <table:table-cell office:value-type="float" office:value="1.95270771850639" calcext:value-type="float">
            <text:p>1.95270771850639</text:p>
          </table:table-cell>
          <table:table-cell office:value-type="float" office:value="1.75654147511415" calcext:value-type="float">
            <text:p>1.75654147511415</text:p>
          </table:table-cell>
          <table:table-cell office:value-type="float" office:value="0.00583582662758109" calcext:value-type="float">
            <text:p>0.005835826627581</text:p>
          </table:table-cell>
          <table:table-cell office:value-type="float" office:value="0.0011340348433496" calcext:value-type="float">
            <text:p>0.00113403484335</text:p>
          </table:table-cell>
        </table:table-row>
        <table:table-row table:style-name="ro1">
          <table:table-cell office:value-type="float" office:value="22.6613214015961" calcext:value-type="float">
            <text:p>22.6613214015961</text:p>
          </table:table-cell>
          <table:table-cell office:value-type="float" office:value="6.75397388140361" calcext:value-type="float">
            <text:p>6.7539738814036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469642484239" calcext:value-type="float">
            <text:p>0.96546964248423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" calcext:value-type="float">
            <text:p>23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2825278810409" calcext:value-type="float">
            <text:p>0.962825278810409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2.4097385352336" calcext:value-type="float">
            <text:p>2.4097385352336</text:p>
          </table:table-cell>
          <table:table-cell office:value-type="float" office:value="0.823565287478235" calcext:value-type="float">
            <text:p>0.823565287478235</text:p>
          </table:table-cell>
          <table:table-cell office:value-type="float" office:value="0.00897361795269354" calcext:value-type="float">
            <text:p>0.008973617952694</text:p>
          </table:table-cell>
          <table:table-cell office:value-type="float" office:value="0.00287566618816869" calcext:value-type="float">
            <text:p>0.002875666188169</text:p>
          </table:table-cell>
        </table:table-row>
        <table:table-row table:style-name="ro1">
          <table:table-cell office:value-type="float" office:value="25.2232708533605" calcext:value-type="float">
            <text:p>25.2232708533605</text:p>
          </table:table-cell>
          <table:table-cell office:value-type="float" office:value="5.65882988770803" calcext:value-type="float">
            <text:p>5.6588298877080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469642484239" calcext:value-type="float">
            <text:p>0.96546964248423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" calcext:value-type="float">
            <text:p>23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2825278810409" calcext:value-type="float">
            <text:p>0.962825278810409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3.11742964777945" calcext:value-type="float">
            <text:p>3.11742964777945</text:p>
          </table:table-cell>
          <table:table-cell office:value-type="float" office:value="1.98491939214541" calcext:value-type="float">
            <text:p>1.98491939214541</text:p>
          </table:table-cell>
          <table:table-cell office:value-type="float" office:value="0.00897361795269354" calcext:value-type="float">
            <text:p>0.008973617952694</text:p>
          </table:table-cell>
          <table:table-cell office:value-type="float" office:value="0.00287566618816869" calcext:value-type="float">
            <text:p>0.002875666188169</text:p>
          </table:table-cell>
        </table:table-row>
        <table:table-row table:style-name="ro1">
          <table:table-cell office:value-type="float" office:value="22.0521568059921" calcext:value-type="float">
            <text:p>22.0521568059921</text:p>
          </table:table-cell>
          <table:table-cell office:value-type="float" office:value="6.18267997105916" calcext:value-type="float">
            <text:p>6.1826799710591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4850247785478" calcext:value-type="float">
            <text:p>0.96485024778547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" calcext:value-type="float">
            <text:p>23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2138084632517" calcext:value-type="float">
            <text:p>0.962138084632517</text:p>
          </table:table-cell>
          <table:table-cell office:value-type="float" office:value="1.94948119224903" calcext:value-type="float">
            <text:p>1.94948119224903</text:p>
          </table:table-cell>
          <table:table-cell office:value-type="float" office:value="2.0541523653029" calcext:value-type="float">
            <text:p>2.0541523653029</text:p>
          </table:table-cell>
          <table:table-cell office:value-type="float" office:value="0.00820472589686262" calcext:value-type="float">
            <text:p>0.008204725896863</text:p>
          </table:table-cell>
          <table:table-cell office:value-type="float" office:value="0.00294485730835769" calcext:value-type="float">
            <text:p>0.002944857308358</text:p>
          </table:table-cell>
        </table:table-row>
        <table:table-row table:style-name="ro1">
          <table:table-cell office:value-type="float" office:value="22.5313746929169" calcext:value-type="float">
            <text:p>22.5313746929169</text:p>
          </table:table-cell>
          <table:table-cell office:value-type="float" office:value="5.19316482543945" calcext:value-type="float">
            <text:p>5.19316482543945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3365834766138" calcext:value-type="float">
            <text:p>0.96336583476613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1" calcext:value-type="float">
            <text:p>61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61338289962825" calcext:value-type="float">
            <text:p>0.961338289962825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1.41930660342624" calcext:value-type="float">
            <text:p>1.41930660342624</text:p>
          </table:table-cell>
          <table:table-cell office:value-type="float" office:value="2.25517837568707" calcext:value-type="float">
            <text:p>2.25517837568707</text:p>
          </table:table-cell>
          <table:table-cell office:value-type="float" office:value="0.0108863754001684" calcext:value-type="float">
            <text:p>0.010886375400169</text:p>
          </table:table-cell>
          <table:table-cell office:value-type="float" office:value="0.00253122695787925" calcext:value-type="float">
            <text:p>0.002531226957879</text:p>
          </table:table-cell>
        </table:table-row>
        <table:table-row table:style-name="ro1">
          <table:table-cell office:value-type="float" office:value="23.4207588831584" calcext:value-type="float">
            <text:p>23.4207588831584</text:p>
          </table:table-cell>
          <table:table-cell office:value-type="float" office:value="6.15257056554159" calcext:value-type="float">
            <text:p>6.15257056554159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3365834766138" calcext:value-type="float">
            <text:p>0.96336583476613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1" calcext:value-type="float">
            <text:p>61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61338289962825" calcext:value-type="float">
            <text:p>0.961338289962825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3.69705157195819" calcext:value-type="float">
            <text:p>3.69705157195819</text:p>
          </table:table-cell>
          <table:table-cell office:value-type="float" office:value="1.36440293061968" calcext:value-type="float">
            <text:p>1.36440293061968</text:p>
          </table:table-cell>
          <table:table-cell office:value-type="float" office:value="0.0108863754001684" calcext:value-type="float">
            <text:p>0.010886375400169</text:p>
          </table:table-cell>
          <table:table-cell office:value-type="float" office:value="0.00253122695787925" calcext:value-type="float">
            <text:p>0.002531226957879</text:p>
          </table:table-cell>
        </table:table-row>
        <table:table-row table:style-name="ro1">
          <table:table-cell office:value-type="float" office:value="23.8177603085836" calcext:value-type="float">
            <text:p>23.8177603085836</text:p>
          </table:table-cell>
          <table:table-cell office:value-type="float" office:value="5.0408612092336" calcext:value-type="float">
            <text:p>5.040861209233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3365834766138" calcext:value-type="float">
            <text:p>0.96336583476613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1" calcext:value-type="float">
            <text:p>61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61338289962825" calcext:value-type="float">
            <text:p>0.961338289962825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3.51193077678608" calcext:value-type="float">
            <text:p>3.51193077678608</text:p>
          </table:table-cell>
          <table:table-cell office:value-type="float" office:value="1.63847627249722" calcext:value-type="float">
            <text:p>1.63847627249722</text:p>
          </table:table-cell>
          <table:table-cell office:value-type="float" office:value="0.0108863754001684" calcext:value-type="float">
            <text:p>0.010886375400169</text:p>
          </table:table-cell>
          <table:table-cell office:value-type="float" office:value="0.00253122695787925" calcext:value-type="float">
            <text:p>0.002531226957879</text:p>
          </table:table-cell>
        </table:table-row>
        <table:table-row table:style-name="ro1">
          <table:table-cell office:value-type="float" office:value="25.9436481793721" calcext:value-type="float">
            <text:p>25.9436481793721</text:p>
          </table:table-cell>
          <table:table-cell office:value-type="float" office:value="6.03454645474752" calcext:value-type="float">
            <text:p>6.03454645474752</text:p>
          </table:table-cell>
          <table:table-cell office:value-type="float" office:value="0.902227722772277" calcext:value-type="float">
            <text:p>0.902227722772277</text:p>
          </table:table-cell>
          <table:table-cell office:value-type="float" office:value="0.924752329514668" calcext:value-type="float">
            <text:p>0.9247523295146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896678966789668" calcext:value-type="float">
            <text:p>0.896678966789668</text:p>
          </table:table-cell>
          <table:table-cell office:value-type="float" office:value="0.924163568773234" calcext:value-type="float">
            <text:p>0.92416356877323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29472902746845" calcext:value-type="float">
            <text:p>0.929472902746845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3170007423905" calcext:value-type="float">
            <text:p>0.93170007423905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5760950259837" calcext:value-type="float">
            <text:p>0.925760950259837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15367483296214" calcext:value-type="float">
            <text:p>0.915367483296214</text:p>
          </table:table-cell>
          <table:table-cell office:value-type="float" office:value="5.71947450829456" calcext:value-type="float">
            <text:p>5.71947450829456</text:p>
          </table:table-cell>
          <table:table-cell office:value-type="float" office:value="1.33194850071477" calcext:value-type="float">
            <text:p>1.33194850071477</text:p>
          </table:table-cell>
          <table:table-cell office:value-type="float" office:value="0.0129318457730436" calcext:value-type="float">
            <text:p>0.012931845773044</text:p>
          </table:table-cell>
          <table:table-cell office:value-type="float" office:value="0.00528050288741878" calcext:value-type="float">
            <text:p>0.005280502887419</text:p>
          </table:table-cell>
        </table:table-row>
        <table:table-row table:style-name="ro1">
          <table:table-cell office:value-type="float" office:value="27.3897647857666" calcext:value-type="float">
            <text:p>27.3897647857666</text:p>
          </table:table-cell>
          <table:table-cell office:value-type="float" office:value="6.07082001368205" calcext:value-type="float">
            <text:p>6.07082001368205</text:p>
          </table:table-cell>
          <table:table-cell office:value-type="float" office:value="0.902227722772277" calcext:value-type="float">
            <text:p>0.902227722772277</text:p>
          </table:table-cell>
          <table:table-cell office:value-type="float" office:value="0.924752329514668" calcext:value-type="float">
            <text:p>0.9247523295146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896678966789668" calcext:value-type="float">
            <text:p>0.896678966789668</text:p>
          </table:table-cell>
          <table:table-cell office:value-type="float" office:value="0.924163568773234" calcext:value-type="float">
            <text:p>0.92416356877323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29472902746845" calcext:value-type="float">
            <text:p>0.929472902746845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3170007423905" calcext:value-type="float">
            <text:p>0.93170007423905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5760950259837" calcext:value-type="float">
            <text:p>0.925760950259837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15367483296214" calcext:value-type="float">
            <text:p>0.915367483296214</text:p>
          </table:table-cell>
          <table:table-cell office:value-type="float" office:value="5.76134171133804" calcext:value-type="float">
            <text:p>5.76134171133804</text:p>
          </table:table-cell>
          <table:table-cell office:value-type="float" office:value="2.16858745525076" calcext:value-type="float">
            <text:p>2.16858745525076</text:p>
          </table:table-cell>
          <table:table-cell office:value-type="float" office:value="0.0129318457730436" calcext:value-type="float">
            <text:p>0.012931845773044</text:p>
          </table:table-cell>
          <table:table-cell office:value-type="float" office:value="0.00528050288741878" calcext:value-type="float">
            <text:p>0.005280502887419</text:p>
          </table:table-cell>
        </table:table-row>
        <table:table-row table:style-name="ro1">
          <table:table-cell office:value-type="float" office:value="28.7074269851049" calcext:value-type="float">
            <text:p>28.7074269851049</text:p>
          </table:table-cell>
          <table:table-cell office:value-type="float" office:value="5.89458100001017" calcext:value-type="float">
            <text:p>5.89458100001017</text:p>
          </table:table-cell>
          <table:table-cell office:value-type="float" office:value="0.902227722772277" calcext:value-type="float">
            <text:p>0.902227722772277</text:p>
          </table:table-cell>
          <table:table-cell office:value-type="float" office:value="0.924752329514668" calcext:value-type="float">
            <text:p>0.9247523295146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896678966789668" calcext:value-type="float">
            <text:p>0.896678966789668</text:p>
          </table:table-cell>
          <table:table-cell office:value-type="float" office:value="0.924163568773234" calcext:value-type="float">
            <text:p>0.92416356877323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29472902746845" calcext:value-type="float">
            <text:p>0.929472902746845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3170007423905" calcext:value-type="float">
            <text:p>0.93170007423905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5760950259837" calcext:value-type="float">
            <text:p>0.925760950259837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15367483296214" calcext:value-type="float">
            <text:p>0.915367483296214</text:p>
          </table:table-cell>
          <table:table-cell office:value-type="float" office:value="6.74868214801655" calcext:value-type="float">
            <text:p>6.74868214801655</text:p>
          </table:table-cell>
          <table:table-cell office:value-type="float" office:value="1.57560602247972" calcext:value-type="float">
            <text:p>1.57560602247972</text:p>
          </table:table-cell>
          <table:table-cell office:value-type="float" office:value="0.0129318457730436" calcext:value-type="float">
            <text:p>0.012931845773044</text:p>
          </table:table-cell>
          <table:table-cell office:value-type="float" office:value="0.00528050288741878" calcext:value-type="float">
            <text:p>0.005280502887419</text:p>
          </table:table-cell>
        </table:table-row>
        <table:table-row table:style-name="ro1">
          <table:table-cell office:value-type="float" office:value="33.6841247876485" calcext:value-type="float">
            <text:p>33.6841247876485</text:p>
          </table:table-cell>
          <table:table-cell office:value-type="float" office:value="4.28573981920878" calcext:value-type="float">
            <text:p>4.28573981920878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94801794616335" calcext:value-type="float">
            <text:p>0.99480179461633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0" calcext:value-type="float">
            <text:p>50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94052044609666" calcext:value-type="float">
            <text:p>0.99405204460966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4060876020787" calcext:value-type="float">
            <text:p>0.99406087602078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554565701559" calcext:value-type="float">
            <text:p>0.99554565701559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94803266518189" calcext:value-type="float">
            <text:p>0.994803266518189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3318485523385" calcext:value-type="float">
            <text:p>0.993318485523385</text:p>
          </table:table-cell>
          <table:table-cell office:value-type="float" office:value="6.95797697339912" calcext:value-type="float">
            <text:p>6.95797697339912</text:p>
          </table:table-cell>
          <table:table-cell office:value-type="float" office:value="1.63012266715067" calcext:value-type="float">
            <text:p>1.63012266715067</text:p>
          </table:table-cell>
          <table:table-cell office:value-type="float" office:value="0.00895872703515036" calcext:value-type="float">
            <text:p>0.00895872703515</text:p>
          </table:table-cell>
          <table:table-cell office:value-type="float" office:value="0.00121322408732259" calcext:value-type="float">
            <text:p>0.001213224087323</text:p>
          </table:table-cell>
        </table:table-row>
        <table:table-row table:style-name="ro1">
          <table:table-cell office:value-type="float" office:value="28.6441592772802" calcext:value-type="float">
            <text:p>28.6441592772802</text:p>
          </table:table-cell>
          <table:table-cell office:value-type="float" office:value="4.37109287579854" calcext:value-type="float">
            <text:p>4.3710928757985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1955228425369" calcext:value-type="float">
            <text:p>0.99195522842536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" calcext:value-type="float">
            <text:p>23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91078066914498" calcext:value-type="float">
            <text:p>0.991078066914498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4803266518189" calcext:value-type="float">
            <text:p>0.994803266518189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1833704528582" calcext:value-type="float">
            <text:p>0.99183370452858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4060876020787" calcext:value-type="float">
            <text:p>0.994060876020787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9606533036377" calcext:value-type="float">
            <text:p>0.989606533036377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0348923533779" calcext:value-type="float">
            <text:p>0.990348923533779</text:p>
          </table:table-cell>
          <table:table-cell office:value-type="float" office:value="6.1917720067832" calcext:value-type="float">
            <text:p>6.1917720067832</text:p>
          </table:table-cell>
          <table:table-cell office:value-type="float" office:value="1.27002512265835" calcext:value-type="float">
            <text:p>1.27002512265835</text:p>
          </table:table-cell>
          <table:table-cell office:value-type="float" office:value="0.00893854917251796" calcext:value-type="float">
            <text:p>0.008938549172518</text:p>
          </table:table-cell>
          <table:table-cell office:value-type="float" office:value="0.00188970185403689" calcext:value-type="float">
            <text:p>0.001889701854037</text:p>
          </table:table-cell>
        </table:table-row>
        <table:table-row table:style-name="ro1">
          <table:table-cell office:value-type="float" office:value="30.5363051096598" calcext:value-type="float">
            <text:p>30.5363051096598</text:p>
          </table:table-cell>
          <table:table-cell office:value-type="float" office:value="3.67863786220551" calcext:value-type="float">
            <text:p>3.6786378622055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9603957208133" calcext:value-type="float">
            <text:p>0.98960395720813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2" calcext:value-type="float">
            <text:p>42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89591078066914" calcext:value-type="float">
            <text:p>0.989591078066914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109131403118" calcext:value-type="float">
            <text:p>0.9910913140311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9606533036377" calcext:value-type="float">
            <text:p>0.98960653303637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7379361544172" calcext:value-type="float">
            <text:p>0.987379361544172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90348923533779" calcext:value-type="float">
            <text:p>0.990348923533779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9606533036377" calcext:value-type="float">
            <text:p>0.989606533036377</text:p>
          </table:table-cell>
          <table:table-cell office:value-type="float" office:value="7.0290712435699" calcext:value-type="float">
            <text:p>7.0290712435699</text:p>
          </table:table-cell>
          <table:table-cell office:value-type="float" office:value="0.79438813083622" calcext:value-type="float">
            <text:p>0.79438813083622</text:p>
          </table:table-cell>
          <table:table-cell office:value-type="float" office:value="0.00583582662758109" calcext:value-type="float">
            <text:p>0.005835826627581</text:p>
          </table:table-cell>
          <table:table-cell office:value-type="float" office:value="0.0011340348433496" calcext:value-type="float">
            <text:p>0.00113403484335</text:p>
          </table:table-cell>
        </table:table-row>
        <table:table-row table:style-name="ro1">
          <table:table-cell office:value-type="float" office:value="30.0999888976415" calcext:value-type="float">
            <text:p>30.0999888976415</text:p>
          </table:table-cell>
          <table:table-cell office:value-type="float" office:value="4.88951106866201" calcext:value-type="float">
            <text:p>4.8895110686620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469642484239" calcext:value-type="float">
            <text:p>0.96546964248423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" calcext:value-type="float">
            <text:p>23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2825278810409" calcext:value-type="float">
            <text:p>0.962825278810409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4.93580332065739" calcext:value-type="float">
            <text:p>4.93580332065739</text:p>
          </table:table-cell>
          <table:table-cell office:value-type="float" office:value="0.890782205667282" calcext:value-type="float">
            <text:p>0.890782205667282</text:p>
          </table:table-cell>
          <table:table-cell office:value-type="float" office:value="0.00897361795269354" calcext:value-type="float">
            <text:p>0.008973617952694</text:p>
          </table:table-cell>
          <table:table-cell office:value-type="float" office:value="0.00287566618816869" calcext:value-type="float">
            <text:p>0.002875666188169</text:p>
          </table:table-cell>
        </table:table-row>
        <table:table-row table:style-name="ro1">
          <table:table-cell office:value-type="float" office:value="29.2115663290024" calcext:value-type="float">
            <text:p>29.2115663290024</text:p>
          </table:table-cell>
          <table:table-cell office:value-type="float" office:value="4.88794521490733" calcext:value-type="float">
            <text:p>4.8879452149073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469642484239" calcext:value-type="float">
            <text:p>0.96546964248423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" calcext:value-type="float">
            <text:p>23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2825278810409" calcext:value-type="float">
            <text:p>0.962825278810409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5.0196167634108" calcext:value-type="float">
            <text:p>5.0196167634108</text:p>
          </table:table-cell>
          <table:table-cell office:value-type="float" office:value="1.66202761414629" calcext:value-type="float">
            <text:p>1.66202761414629</text:p>
          </table:table-cell>
          <table:table-cell office:value-type="float" office:value="0.00897361795269354" calcext:value-type="float">
            <text:p>0.008973617952694</text:p>
          </table:table-cell>
          <table:table-cell office:value-type="float" office:value="0.00287566618816869" calcext:value-type="float">
            <text:p>0.002875666188169</text:p>
          </table:table-cell>
        </table:table-row>
        <table:table-row table:style-name="ro1">
          <table:table-cell office:value-type="float" office:value="25.2142693599065" calcext:value-type="float">
            <text:p>25.2142693599065</text:p>
          </table:table-cell>
          <table:table-cell office:value-type="float" office:value="5.26470390955607" calcext:value-type="float">
            <text:p>5.2647039095560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4850247785478" calcext:value-type="float">
            <text:p>0.96485024778547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" calcext:value-type="float">
            <text:p>23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2138084632517" calcext:value-type="float">
            <text:p>0.962138084632517</text:p>
          </table:table-cell>
          <table:table-cell office:value-type="float" office:value="3.42572787890053" calcext:value-type="float">
            <text:p>3.42572787890053</text:p>
          </table:table-cell>
          <table:table-cell office:value-type="float" office:value="1.94811693320873" calcext:value-type="float">
            <text:p>1.94811693320873</text:p>
          </table:table-cell>
          <table:table-cell office:value-type="float" office:value="0.00820472589686262" calcext:value-type="float">
            <text:p>0.008204725896863</text:p>
          </table:table-cell>
          <table:table-cell office:value-type="float" office:value="0.00294485730835769" calcext:value-type="float">
            <text:p>0.002944857308358</text:p>
          </table:table-cell>
        </table:table-row>
        <table:table-row table:style-name="ro1">
          <table:table-cell office:value-type="float" office:value="27.7696591218313" calcext:value-type="float">
            <text:p>27.7696591218313</text:p>
          </table:table-cell>
          <table:table-cell office:value-type="float" office:value="5.5496917963028" calcext:value-type="float">
            <text:p>5.549691796302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3365834766138" calcext:value-type="float">
            <text:p>0.96336583476613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1" calcext:value-type="float">
            <text:p>61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61338289962825" calcext:value-type="float">
            <text:p>0.961338289962825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2.08656552688638" calcext:value-type="float">
            <text:p>2.08656552688638</text:p>
          </table:table-cell>
          <table:table-cell office:value-type="float" office:value="2.10694603274246" calcext:value-type="float">
            <text:p>2.10694603274246</text:p>
          </table:table-cell>
          <table:table-cell office:value-type="float" office:value="0.0108863754001684" calcext:value-type="float">
            <text:p>0.010886375400169</text:p>
          </table:table-cell>
          <table:table-cell office:value-type="float" office:value="0.00253122695787925" calcext:value-type="float">
            <text:p>0.002531226957879</text:p>
          </table:table-cell>
        </table:table-row>
        <table:table-row table:style-name="ro1">
          <table:table-cell office:value-type="float" office:value="21.5491951306661" calcext:value-type="float">
            <text:p>21.5491951306661</text:p>
          </table:table-cell>
          <table:table-cell office:value-type="float" office:value="5.47883188724518" calcext:value-type="float">
            <text:p>5.4788318872451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3365834766138" calcext:value-type="float">
            <text:p>0.96336583476613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1" calcext:value-type="float">
            <text:p>61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61338289962825" calcext:value-type="float">
            <text:p>0.961338289962825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2.28700514990189" calcext:value-type="float">
            <text:p>2.28700514990189</text:p>
          </table:table-cell>
          <table:table-cell office:value-type="float" office:value="1.39655319530158" calcext:value-type="float">
            <text:p>1.39655319530158</text:p>
          </table:table-cell>
          <table:table-cell office:value-type="float" office:value="0.0108863754001684" calcext:value-type="float">
            <text:p>0.010886375400169</text:p>
          </table:table-cell>
          <table:table-cell office:value-type="float" office:value="0.00253122695787925" calcext:value-type="float">
            <text:p>0.002531226957879</text:p>
          </table:table-cell>
        </table:table-row>
        <table:table-row table:style-name="ro1">
          <table:table-cell office:value-type="float" office:value="25.020756761233" calcext:value-type="float">
            <text:p>25.020756761233</text:p>
          </table:table-cell>
          <table:table-cell office:value-type="float" office:value="5.56730755170186" calcext:value-type="float">
            <text:p>5.5673075517018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3365834766138" calcext:value-type="float">
            <text:p>0.96336583476613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1" calcext:value-type="float">
            <text:p>61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61338289962825" calcext:value-type="float">
            <text:p>0.961338289962825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3.77897455994957" calcext:value-type="float">
            <text:p>3.77897455994957</text:p>
          </table:table-cell>
          <table:table-cell office:value-type="float" office:value="1.93053690961759" calcext:value-type="float">
            <text:p>1.93053690961759</text:p>
          </table:table-cell>
          <table:table-cell office:value-type="float" office:value="0.0108863754001684" calcext:value-type="float">
            <text:p>0.010886375400169</text:p>
          </table:table-cell>
          <table:table-cell office:value-type="float" office:value="0.00253122695787925" calcext:value-type="float">
            <text:p>0.002531226957879</text:p>
          </table:table-cell>
        </table:table-row>
        <table:table-row table:style-name="ro1">
          <table:table-cell office:value-type="float" office:value="22.5151225328445" calcext:value-type="float">
            <text:p>22.5151225328445</text:p>
          </table:table-cell>
          <table:table-cell office:value-type="float" office:value="5.60921744505564" calcext:value-type="float">
            <text:p>5.60921744505564</text:p>
          </table:table-cell>
          <table:table-cell office:value-type="float" office:value="0.902227722772277" calcext:value-type="float">
            <text:p>0.902227722772277</text:p>
          </table:table-cell>
          <table:table-cell office:value-type="float" office:value="0.924752329514668" calcext:value-type="float">
            <text:p>0.9247523295146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896678966789668" calcext:value-type="float">
            <text:p>0.896678966789668</text:p>
          </table:table-cell>
          <table:table-cell office:value-type="float" office:value="0.924163568773234" calcext:value-type="float">
            <text:p>0.92416356877323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29472902746845" calcext:value-type="float">
            <text:p>0.929472902746845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3170007423905" calcext:value-type="float">
            <text:p>0.93170007423905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5760950259837" calcext:value-type="float">
            <text:p>0.925760950259837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15367483296214" calcext:value-type="float">
            <text:p>0.915367483296214</text:p>
          </table:table-cell>
          <table:table-cell office:value-type="float" office:value="3.308256230986" calcext:value-type="float">
            <text:p>3.308256230986</text:p>
          </table:table-cell>
          <table:table-cell office:value-type="float" office:value="1.66176582592656" calcext:value-type="float">
            <text:p>1.66176582592656</text:p>
          </table:table-cell>
          <table:table-cell office:value-type="float" office:value="0.0129318457730436" calcext:value-type="float">
            <text:p>0.012931845773044</text:p>
          </table:table-cell>
          <table:table-cell office:value-type="float" office:value="0.00528050288741878" calcext:value-type="float">
            <text:p>0.005280502887419</text:p>
          </table:table-cell>
        </table:table-row>
        <table:table-row table:style-name="ro1">
          <table:table-cell office:value-type="float" office:value="33.3653591473897" calcext:value-type="float">
            <text:p>33.3653591473897</text:p>
          </table:table-cell>
          <table:table-cell office:value-type="float" office:value="6.21516116460164" calcext:value-type="float">
            <text:p>6.21516116460164</text:p>
          </table:table-cell>
          <table:table-cell office:value-type="float" office:value="0.902227722772277" calcext:value-type="float">
            <text:p>0.902227722772277</text:p>
          </table:table-cell>
          <table:table-cell office:value-type="float" office:value="0.924752329514668" calcext:value-type="float">
            <text:p>0.9247523295146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896678966789668" calcext:value-type="float">
            <text:p>0.896678966789668</text:p>
          </table:table-cell>
          <table:table-cell office:value-type="float" office:value="0.924163568773234" calcext:value-type="float">
            <text:p>0.92416356877323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29472902746845" calcext:value-type="float">
            <text:p>0.929472902746845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3170007423905" calcext:value-type="float">
            <text:p>0.93170007423905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5760950259837" calcext:value-type="float">
            <text:p>0.925760950259837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15367483296214" calcext:value-type="float">
            <text:p>0.915367483296214</text:p>
          </table:table-cell>
          <table:table-cell office:value-type="float" office:value="4.28004760276938" calcext:value-type="float">
            <text:p>4.28004760276938</text:p>
          </table:table-cell>
          <table:table-cell office:value-type="float" office:value="2.03802803736863" calcext:value-type="float">
            <text:p>2.03802803736863</text:p>
          </table:table-cell>
          <table:table-cell office:value-type="float" office:value="0.0129318457730436" calcext:value-type="float">
            <text:p>0.012931845773044</text:p>
          </table:table-cell>
          <table:table-cell office:value-type="float" office:value="0.00528050288741878" calcext:value-type="float">
            <text:p>0.005280502887419</text:p>
          </table:table-cell>
        </table:table-row>
        <table:table-row table:style-name="ro1">
          <table:table-cell office:value-type="float" office:value="26.8276363611221" calcext:value-type="float">
            <text:p>26.8276363611221</text:p>
          </table:table-cell>
          <table:table-cell office:value-type="float" office:value="5.17586163679759" calcext:value-type="float">
            <text:p>5.17586163679759</text:p>
          </table:table-cell>
          <table:table-cell office:value-type="float" office:value="0.902227722772277" calcext:value-type="float">
            <text:p>0.902227722772277</text:p>
          </table:table-cell>
          <table:table-cell office:value-type="float" office:value="0.924752329514668" calcext:value-type="float">
            <text:p>0.9247523295146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896678966789668" calcext:value-type="float">
            <text:p>0.896678966789668</text:p>
          </table:table-cell>
          <table:table-cell office:value-type="float" office:value="0.924163568773234" calcext:value-type="float">
            <text:p>0.92416356877323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29472902746845" calcext:value-type="float">
            <text:p>0.929472902746845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3170007423905" calcext:value-type="float">
            <text:p>0.93170007423905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5760950259837" calcext:value-type="float">
            <text:p>0.925760950259837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15367483296214" calcext:value-type="float">
            <text:p>0.915367483296214</text:p>
          </table:table-cell>
          <table:table-cell office:value-type="float" office:value="4.33176240335422" calcext:value-type="float">
            <text:p>4.33176240335422</text:p>
          </table:table-cell>
          <table:table-cell office:value-type="float" office:value="1.57731133796398" calcext:value-type="float">
            <text:p>1.57731133796398</text:p>
          </table:table-cell>
          <table:table-cell office:value-type="float" office:value="0.0129318457730436" calcext:value-type="float">
            <text:p>0.012931845773044</text:p>
          </table:table-cell>
          <table:table-cell office:value-type="float" office:value="0.00528050288741878" calcext:value-type="float">
            <text:p>0.005280502887419</text:p>
          </table:table-cell>
        </table:table-row>
        <table:table-row table:style-name="ro1">
          <table:table-cell office:value-type="float" office:value="27.928791085879" calcext:value-type="float">
            <text:p>27.928791085879</text:p>
          </table:table-cell>
          <table:table-cell office:value-type="float" office:value="3.74251798788706" calcext:value-type="float">
            <text:p>3.74251798788706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3317381596995" calcext:value-type="float">
            <text:p>0.99331738159699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959409594096" calcext:value-type="float">
            <text:p>0.940959409594096</text:p>
          </table:table-cell>
          <table:table-cell office:value-type="float" office:value="0.995539033457249" calcext:value-type="float">
            <text:p>0.995539033457249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3318485523385" calcext:value-type="float">
            <text:p>0.993318485523385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9109131403118" calcext:value-type="float">
            <text:p>0.99109131403118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3318485523385" calcext:value-type="float">
            <text:p>0.993318485523385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9109131403118" calcext:value-type="float">
            <text:p>0.99109131403118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9554565701559" calcext:value-type="float">
            <text:p>0.99554565701559</text:p>
          </table:table-cell>
          <table:table-cell office:value-type="float" office:value="5.56118945372007" calcext:value-type="float">
            <text:p>5.56118945372007</text:p>
          </table:table-cell>
          <table:table-cell office:value-type="float" office:value="0.979841369444962" calcext:value-type="float">
            <text:p>0.979841369444962</text:p>
          </table:table-cell>
          <table:table-cell office:value-type="float" office:value="0.00900710518672392" calcext:value-type="float">
            <text:p>0.009007105186724</text:p>
          </table:table-cell>
          <table:table-cell office:value-type="float" office:value="0.00181712705397539" calcext:value-type="float">
            <text:p>0.001817127053975</text:p>
          </table:table-cell>
        </table:table-row>
        <table:table-row table:style-name="ro1">
          <table:table-cell office:value-type="float" office:value="26.2083191474279" calcext:value-type="float">
            <text:p>26.2083191474279</text:p>
          </table:table-cell>
          <table:table-cell office:value-type="float" office:value="3.61361865202586" calcext:value-type="float">
            <text:p>3.61361865202586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89975520432298" calcext:value-type="float">
            <text:p>0.98997552043229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9" calcext:value-type="float">
            <text:p>19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91078066914498" calcext:value-type="float">
            <text:p>0.991078066914498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8864142538976" calcext:value-type="float">
            <text:p>0.988864142538976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89606533036377" calcext:value-type="float">
            <text:p>0.98960653303637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8864142538976" calcext:value-type="float">
            <text:p>0.988864142538976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0348923533779" calcext:value-type="float">
            <text:p>0.990348923533779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109131403118" calcext:value-type="float">
            <text:p>0.99109131403118</text:p>
          </table:table-cell>
          <table:table-cell office:value-type="float" office:value="5.69537195368188" calcext:value-type="float">
            <text:p>5.69537195368188</text:p>
          </table:table-cell>
          <table:table-cell office:value-type="float" office:value="0.658073780125524" calcext:value-type="float">
            <text:p>0.658073780125524</text:p>
          </table:table-cell>
          <table:table-cell office:value-type="float" office:value="0.00628686176083732" calcext:value-type="float">
            <text:p>0.006286861760837</text:p>
          </table:table-cell>
          <table:table-cell office:value-type="float" office:value="0.000931531652601867" calcext:value-type="float">
            <text:p>0.000931531652602</text:p>
          </table:table-cell>
        </table:table-row>
        <table:table-row table:style-name="ro1">
          <table:table-cell office:value-type="float" office:value="28.9794340928396" calcext:value-type="float">
            <text:p>28.9794340928396</text:p>
          </table:table-cell>
          <table:table-cell office:value-type="float" office:value="3.79431557655334" calcext:value-type="float">
            <text:p>3.79431557655334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87376233752733" calcext:value-type="float">
            <text:p>0.98737623375273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9" calcext:value-type="float">
            <text:p>19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87360594795539" calcext:value-type="float">
            <text:p>0.987360594795539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7379361544172" calcext:value-type="float">
            <text:p>0.987379361544172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88121752041574" calcext:value-type="float">
            <text:p>0.98812175204157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6636971046771" calcext:value-type="float">
            <text:p>0.986636971046771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5894580549369" calcext:value-type="float">
            <text:p>0.985894580549369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8864142538976" calcext:value-type="float">
            <text:p>0.988864142538976</text:p>
          </table:table-cell>
          <table:table-cell office:value-type="float" office:value="6.41273889951257" calcext:value-type="float">
            <text:p>6.41273889951257</text:p>
          </table:table-cell>
          <table:table-cell office:value-type="float" office:value="0.755842226656179" calcext:value-type="float">
            <text:p>0.755842226656179</text:p>
          </table:table-cell>
          <table:table-cell office:value-type="float" office:value="0.00664269995034196" calcext:value-type="float">
            <text:p>0.006642699950342</text:p>
          </table:table-cell>
          <table:table-cell office:value-type="float" office:value="0.00095844752931506" calcext:value-type="float">
            <text:p>0.000958447529315</text:p>
          </table:table-cell>
        </table:table-row>
        <table:table-row table:style-name="ro1">
          <table:table-cell office:value-type="float" office:value="25.3404625654221" calcext:value-type="float">
            <text:p>25.3404625654221</text:p>
          </table:table-cell>
          <table:table-cell office:value-type="float" office:value="4.34589989980062" calcext:value-type="float">
            <text:p>4.3458998998006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4975083461435" calcext:value-type="float">
            <text:p>0.96497508346143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4312267657993" calcext:value-type="float">
            <text:p>0.96431226765799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3.6567307572567" calcext:value-type="float">
            <text:p>3.6567307572567</text:p>
          </table:table-cell>
          <table:table-cell office:value-type="float" office:value="0.844378166930017" calcext:value-type="float">
            <text:p>0.844378166930017</text:p>
          </table:table-cell>
          <table:table-cell office:value-type="float" office:value="0.00868690634247943" calcext:value-type="float">
            <text:p>0.008686906342479</text:p>
          </table:table-cell>
          <table:table-cell office:value-type="float" office:value="0.00138744746205612" calcext:value-type="float">
            <text:p>0.001387447462056</text:p>
          </table:table-cell>
        </table:table-row>
        <table:table-row table:style-name="ro1">
          <table:table-cell office:value-type="float" office:value="29.2239950100581" calcext:value-type="float">
            <text:p>29.2239950100581</text:p>
          </table:table-cell>
          <table:table-cell office:value-type="float" office:value="6.29710344473521" calcext:value-type="float">
            <text:p>6.2971034447352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4975083461435" calcext:value-type="float">
            <text:p>0.96497508346143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4312267657993" calcext:value-type="float">
            <text:p>0.96431226765799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4.61253761602543" calcext:value-type="float">
            <text:p>4.61253761602543</text:p>
          </table:table-cell>
          <table:table-cell office:value-type="float" office:value="2.02502683403018" calcext:value-type="float">
            <text:p>2.02502683403018</text:p>
          </table:table-cell>
          <table:table-cell office:value-type="float" office:value="0.00868690634247943" calcext:value-type="float">
            <text:p>0.008686906342479</text:p>
          </table:table-cell>
          <table:table-cell office:value-type="float" office:value="0.00138744746205612" calcext:value-type="float">
            <text:p>0.001387447462056</text:p>
          </table:table-cell>
        </table:table-row>
        <table:table-row table:style-name="ro1">
          <table:table-cell office:value-type="float" office:value="29.4716073671977" calcext:value-type="float">
            <text:p>29.4716073671977</text:p>
          </table:table-cell>
          <table:table-cell office:value-type="float" office:value="5.54051295916239" calcext:value-type="float">
            <text:p>5.5405129591623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4727435974569" calcext:value-type="float">
            <text:p>0.96472743597456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3568773234201" calcext:value-type="float">
            <text:p>0.963568773234201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4.11130389360476" calcext:value-type="float">
            <text:p>4.11130389360476</text:p>
          </table:table-cell>
          <table:table-cell office:value-type="float" office:value="2.26197816840944" calcext:value-type="float">
            <text:p>2.26197816840944</text:p>
          </table:table-cell>
          <table:table-cell office:value-type="float" office:value="0.00868690634247943" calcext:value-type="float">
            <text:p>0.008686906342479</text:p>
          </table:table-cell>
          <table:table-cell office:value-type="float" office:value="0.00141259217085637" calcext:value-type="float">
            <text:p>0.001412592170856</text:p>
          </table:table-cell>
        </table:table-row>
        <table:table-row table:style-name="ro1">
          <table:table-cell office:value-type="float" office:value="24.8033856550852" calcext:value-type="float">
            <text:p>24.8033856550852</text:p>
          </table:table-cell>
          <table:table-cell office:value-type="float" office:value="5.65109082063039" calcext:value-type="float">
            <text:p>5.6510908206303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1509122571707" calcext:value-type="float">
            <text:p>0.96150912257170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8" calcext:value-type="float">
            <text:p>88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58364312267658" calcext:value-type="float">
            <text:p>0.95836431226765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0653303637713" calcext:value-type="float">
            <text:p>0.96065330363771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60653303637713" calcext:value-type="float">
            <text:p>0.960653303637713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3.55248193401672" calcext:value-type="float">
            <text:p>3.55248193401672</text:p>
          </table:table-cell>
          <table:table-cell office:value-type="float" office:value="1.43696371605925" calcext:value-type="float">
            <text:p>1.43696371605925</text:p>
          </table:table-cell>
          <table:table-cell office:value-type="float" office:value="0.00766347238231649" calcext:value-type="float">
            <text:p>0.007663472382317</text:p>
          </table:table-cell>
          <table:table-cell office:value-type="float" office:value="0.00199970658397895" calcext:value-type="float">
            <text:p>0.001999706583979</text:p>
          </table:table-cell>
        </table:table-row>
        <table:table-row table:style-name="ro1">
          <table:table-cell office:value-type="float" office:value="22.4878977537155" calcext:value-type="float">
            <text:p>22.4878977537155</text:p>
          </table:table-cell>
          <table:table-cell office:value-type="float" office:value="4.70363712310791" calcext:value-type="float">
            <text:p>4.7036371231079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1509122571707" calcext:value-type="float">
            <text:p>0.96150912257170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8" calcext:value-type="float">
            <text:p>88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58364312267658" calcext:value-type="float">
            <text:p>0.95836431226765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0653303637713" calcext:value-type="float">
            <text:p>0.96065330363771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60653303637713" calcext:value-type="float">
            <text:p>0.960653303637713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2.86089777286003" calcext:value-type="float">
            <text:p>2.86089777286003</text:p>
          </table:table-cell>
          <table:table-cell office:value-type="float" office:value="1.65310075664919" calcext:value-type="float">
            <text:p>1.65310075664919</text:p>
          </table:table-cell>
          <table:table-cell office:value-type="float" office:value="0.00766347238231649" calcext:value-type="float">
            <text:p>0.007663472382317</text:p>
          </table:table-cell>
          <table:table-cell office:value-type="float" office:value="0.00199970658397895" calcext:value-type="float">
            <text:p>0.001999706583979</text:p>
          </table:table-cell>
        </table:table-row>
        <table:table-row table:style-name="ro1">
          <table:table-cell office:value-type="float" office:value="21.7329100767771" calcext:value-type="float">
            <text:p>21.7329100767771</text:p>
          </table:table-cell>
          <table:table-cell office:value-type="float" office:value="6.04383591810862" calcext:value-type="float">
            <text:p>6.0438359181086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1509122571707" calcext:value-type="float">
            <text:p>0.96150912257170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8" calcext:value-type="float">
            <text:p>88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58364312267658" calcext:value-type="float">
            <text:p>0.95836431226765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0653303637713" calcext:value-type="float">
            <text:p>0.96065330363771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60653303637713" calcext:value-type="float">
            <text:p>0.960653303637713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2.73573966569143" calcext:value-type="float">
            <text:p>2.73573966569143</text:p>
          </table:table-cell>
          <table:table-cell office:value-type="float" office:value="1.66816825771299" calcext:value-type="float">
            <text:p>1.66816825771299</text:p>
          </table:table-cell>
          <table:table-cell office:value-type="float" office:value="0.00766347238231649" calcext:value-type="float">
            <text:p>0.007663472382317</text:p>
          </table:table-cell>
          <table:table-cell office:value-type="float" office:value="0.00199970658397895" calcext:value-type="float">
            <text:p>0.001999706583979</text:p>
          </table:table-cell>
        </table:table-row>
        <table:table-row table:style-name="ro1">
          <table:table-cell office:value-type="float" office:value="31.6690125068029" calcext:value-type="float">
            <text:p>31.6690125068029</text:p>
          </table:table-cell>
          <table:table-cell office:value-type="float" office:value="6.38445699214935" calcext:value-type="float">
            <text:p>6.38445699214935</text:p>
          </table:table-cell>
          <table:table-cell office:value-type="float" office:value="0.910272277227723" calcext:value-type="float">
            <text:p>0.910272277227723</text:p>
          </table:table-cell>
          <table:table-cell office:value-type="float" office:value="0.926608857721367" calcext:value-type="float">
            <text:p>0.92660885772136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619926199262" calcext:value-type="float">
            <text:p>0.92619926199262</text:p>
          </table:table-cell>
          <table:table-cell office:value-type="float" office:value="0.92639405204461" calcext:value-type="float">
            <text:p>0.92639405204461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21306607275427" calcext:value-type="float">
            <text:p>0.92130660727542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27988121752042" calcext:value-type="float">
            <text:p>0.927988121752042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35412026726058" calcext:value-type="float">
            <text:p>0.935412026726058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6503340757238" calcext:value-type="float">
            <text:p>0.926503340757238</text:p>
          </table:table-cell>
          <table:table-cell office:value-type="float" office:value="1.77540209086521" calcext:value-type="float">
            <text:p>1.77540209086521</text:p>
          </table:table-cell>
          <table:table-cell office:value-type="float" office:value="1.54380466885771" calcext:value-type="float">
            <text:p>1.54380466885771</text:p>
          </table:table-cell>
          <table:table-cell office:value-type="float" office:value="0.0171742556896288" calcext:value-type="float">
            <text:p>0.017174255689629</text:p>
          </table:table-cell>
          <table:table-cell office:value-type="float" office:value="0.00462532182018554" calcext:value-type="float">
            <text:p>0.004625321820186</text:p>
          </table:table-cell>
        </table:table-row>
        <table:table-row table:style-name="ro1">
          <table:table-cell office:value-type="float" office:value="22.8275545835495" calcext:value-type="float">
            <text:p>22.8275545835495</text:p>
          </table:table-cell>
          <table:table-cell office:value-type="float" office:value="6.2226159175237" calcext:value-type="float">
            <text:p>6.2226159175237</text:p>
          </table:table-cell>
          <table:table-cell office:value-type="float" office:value="0.910272277227723" calcext:value-type="float">
            <text:p>0.910272277227723</text:p>
          </table:table-cell>
          <table:table-cell office:value-type="float" office:value="0.926608857721367" calcext:value-type="float">
            <text:p>0.92660885772136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619926199262" calcext:value-type="float">
            <text:p>0.92619926199262</text:p>
          </table:table-cell>
          <table:table-cell office:value-type="float" office:value="0.92639405204461" calcext:value-type="float">
            <text:p>0.92639405204461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21306607275427" calcext:value-type="float">
            <text:p>0.92130660727542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27988121752042" calcext:value-type="float">
            <text:p>0.927988121752042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35412026726058" calcext:value-type="float">
            <text:p>0.935412026726058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6503340757238" calcext:value-type="float">
            <text:p>0.926503340757238</text:p>
          </table:table-cell>
          <table:table-cell office:value-type="float" office:value="4.47545515131363" calcext:value-type="float">
            <text:p>4.47545515131363</text:p>
          </table:table-cell>
          <table:table-cell office:value-type="float" office:value="1.9830504937929" calcext:value-type="float">
            <text:p>1.9830504937929</text:p>
          </table:table-cell>
          <table:table-cell office:value-type="float" office:value="0.0171742556896288" calcext:value-type="float">
            <text:p>0.017174255689629</text:p>
          </table:table-cell>
          <table:table-cell office:value-type="float" office:value="0.00462532182018554" calcext:value-type="float">
            <text:p>0.004625321820186</text:p>
          </table:table-cell>
        </table:table-row>
        <table:table-row table:style-name="ro1">
          <table:table-cell office:value-type="float" office:value="24.3182379404704" calcext:value-type="float">
            <text:p>24.3182379404704</text:p>
          </table:table-cell>
          <table:table-cell office:value-type="float" office:value="6.03964634736379" calcext:value-type="float">
            <text:p>6.03964634736379</text:p>
          </table:table-cell>
          <table:table-cell office:value-type="float" office:value="0.910272277227723" calcext:value-type="float">
            <text:p>0.910272277227723</text:p>
          </table:table-cell>
          <table:table-cell office:value-type="float" office:value="0.926608857721367" calcext:value-type="float">
            <text:p>0.92660885772136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619926199262" calcext:value-type="float">
            <text:p>0.92619926199262</text:p>
          </table:table-cell>
          <table:table-cell office:value-type="float" office:value="0.92639405204461" calcext:value-type="float">
            <text:p>0.92639405204461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21306607275427" calcext:value-type="float">
            <text:p>0.92130660727542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27988121752042" calcext:value-type="float">
            <text:p>0.927988121752042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35412026726058" calcext:value-type="float">
            <text:p>0.935412026726058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6503340757238" calcext:value-type="float">
            <text:p>0.926503340757238</text:p>
          </table:table-cell>
          <table:table-cell office:value-type="float" office:value="5.55035700931117" calcext:value-type="float">
            <text:p>5.55035700931117</text:p>
          </table:table-cell>
          <table:table-cell office:value-type="float" office:value="2.29688463095653" calcext:value-type="float">
            <text:p>2.29688463095653</text:p>
          </table:table-cell>
          <table:table-cell office:value-type="float" office:value="0.0171742556896288" calcext:value-type="float">
            <text:p>0.017174255689629</text:p>
          </table:table-cell>
          <table:table-cell office:value-type="float" office:value="0.00462532182018554" calcext:value-type="float">
            <text:p>0.004625321820186</text:p>
          </table:table-cell>
        </table:table-row>
        <table:table-row table:style-name="ro1">
          <table:table-cell office:value-type="float" office:value="26.9704255660375" calcext:value-type="float">
            <text:p>26.9704255660375</text:p>
          </table:table-cell>
          <table:table-cell office:value-type="float" office:value="7.89312096436818" calcext:value-type="float">
            <text:p>7.89312096436818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0222431968236" calcext:value-type="float">
            <text:p>0.990222431968236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" calcext:value-type="float">
            <text:p>8</text:p>
          </table:table-cell>
          <table:table-cell office:value-type="float" office:value="0.940959409594096" calcext:value-type="float">
            <text:p>0.940959409594096</text:p>
          </table:table-cell>
          <table:table-cell office:value-type="float" office:value="0.988847583643122" calcext:value-type="float">
            <text:p>0.988847583643122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9109131403118" calcext:value-type="float">
            <text:p>0.9910913140311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109131403118" calcext:value-type="float">
            <text:p>0.99109131403118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9606533036377" calcext:value-type="float">
            <text:p>0.98960653303637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0348923533779" calcext:value-type="float">
            <text:p>0.990348923533779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0348923533779" calcext:value-type="float">
            <text:p>0.990348923533779</text:p>
          </table:table-cell>
          <table:table-cell office:value-type="float" office:value="4.4271569166298" calcext:value-type="float">
            <text:p>4.4271569166298</text:p>
          </table:table-cell>
          <table:table-cell office:value-type="float" office:value="1.71510584249966" calcext:value-type="float">
            <text:p>1.71510584249966</text:p>
          </table:table-cell>
          <table:table-cell office:value-type="float" office:value="0.00869763170491918" calcext:value-type="float">
            <text:p>0.008697631704919</text:p>
          </table:table-cell>
          <table:table-cell office:value-type="float" office:value="0.000797020673325775" calcext:value-type="float">
            <text:p>0.000797020673326</text:p>
          </table:table-cell>
        </table:table-row>
        <table:table-row table:style-name="ro1">
          <table:table-cell office:value-type="float" office:value="23.7210195461909" calcext:value-type="float">
            <text:p>23.7210195461909</text:p>
          </table:table-cell>
          <table:table-cell office:value-type="float" office:value="5.01879000663757" calcext:value-type="float">
            <text:p>5.0187900066375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7004854516301" calcext:value-type="float">
            <text:p>0.987004854516301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" calcext:value-type="float">
            <text:p>23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86617100371747" calcext:value-type="float">
            <text:p>0.986617100371747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86636971046771" calcext:value-type="float">
            <text:p>0.98663697104677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88121752041574" calcext:value-type="float">
            <text:p>0.98812175204157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8121752041574" calcext:value-type="float">
            <text:p>0.98812175204157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7379361544172" calcext:value-type="float">
            <text:p>0.987379361544172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5152190051967" calcext:value-type="float">
            <text:p>0.985152190051967</text:p>
          </table:table-cell>
          <table:table-cell office:value-type="float" office:value="4.58501445426162" calcext:value-type="float">
            <text:p>4.58501445426162</text:p>
          </table:table-cell>
          <table:table-cell office:value-type="float" office:value="1.89413899365738" calcext:value-type="float">
            <text:p>1.89413899365738</text:p>
          </table:table-cell>
          <table:table-cell office:value-type="float" office:value="0.00816843459113914" calcext:value-type="float">
            <text:p>0.008168434591139</text:p>
          </table:table-cell>
          <table:table-cell office:value-type="float" office:value="0.00102901512938532" calcext:value-type="float">
            <text:p>0.001029015129385</text:p>
          </table:table-cell>
        </table:table-row>
        <table:table-row table:style-name="ro1">
          <table:table-cell office:value-type="float" office:value="19.7835006316503" calcext:value-type="float">
            <text:p>19.7835006316503</text:p>
          </table:table-cell>
          <table:table-cell office:value-type="float" office:value="5.28730853398641" calcext:value-type="float">
            <text:p>5.2873085339864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86386195768466" calcext:value-type="float">
            <text:p>0.986386195768466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" calcext:value-type="float">
            <text:p>22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86617100371747" calcext:value-type="float">
            <text:p>0.986617100371747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85894580549369" calcext:value-type="float">
            <text:p>0.985894580549369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88121752041574" calcext:value-type="float">
            <text:p>0.988121752041574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6636971046771" calcext:value-type="float">
            <text:p>0.986636971046771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7379361544172" calcext:value-type="float">
            <text:p>0.987379361544172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3667409057164" calcext:value-type="float">
            <text:p>0.983667409057164</text:p>
          </table:table-cell>
          <table:table-cell office:value-type="float" office:value="2.49902598786251" calcext:value-type="float">
            <text:p>2.49902598786251</text:p>
          </table:table-cell>
          <table:table-cell office:value-type="float" office:value="1.05377416319556" calcext:value-type="float">
            <text:p>1.05377416319556</text:p>
          </table:table-cell>
          <table:table-cell office:value-type="float" office:value="0.00511849744389827" calcext:value-type="float">
            <text:p>0.005118497443898</text:p>
          </table:table-cell>
          <table:table-cell office:value-type="float" office:value="0.00139929897427146" calcext:value-type="float">
            <text:p>0.001399298974271</text:p>
          </table:table-cell>
        </table:table-row>
        <table:table-row table:style-name="ro1">
          <table:table-cell office:value-type="float" office:value="22.8967068195343" calcext:value-type="float">
            <text:p>22.8967068195343</text:p>
          </table:table-cell>
          <table:table-cell office:value-type="float" office:value="5.03716576099396" calcext:value-type="float">
            <text:p>5.03716576099396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66954055503579" calcext:value-type="float">
            <text:p>0.96695405550357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" calcext:value-type="float">
            <text:p>8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1338289962825" calcext:value-type="float">
            <text:p>0.961338289962825</text:p>
          </table:table-cell>
          <table:table-cell office:value-type="float" office:value="0.955390334572491" calcext:value-type="float">
            <text:p>0.955390334572491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1789161098738" calcext:value-type="float">
            <text:p>0.971789161098738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4.76144132368261" calcext:value-type="float">
            <text:p>4.76144132368261</text:p>
          </table:table-cell>
          <table:table-cell office:value-type="float" office:value="1.31134569071508" calcext:value-type="float">
            <text:p>1.31134569071508</text:p>
          </table:table-cell>
          <table:table-cell office:value-type="float" office:value="0.0111849673732807" calcext:value-type="float">
            <text:p>0.011184967373281</text:p>
          </table:table-cell>
          <table:table-cell office:value-type="float" office:value="0.00379352141565278" calcext:value-type="float">
            <text:p>0.003793521415653</text:p>
          </table:table-cell>
        </table:table-row>
        <table:table-row table:style-name="ro1">
          <table:table-cell office:value-type="float" office:value="24.6519403060277" calcext:value-type="float">
            <text:p>24.6519403060277</text:p>
          </table:table-cell>
          <table:table-cell office:value-type="float" office:value="5.70884152253469" calcext:value-type="float">
            <text:p>5.70884152253469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66954055503579" calcext:value-type="float">
            <text:p>0.96695405550357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" calcext:value-type="float">
            <text:p>8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1338289962825" calcext:value-type="float">
            <text:p>0.961338289962825</text:p>
          </table:table-cell>
          <table:table-cell office:value-type="float" office:value="0.955390334572491" calcext:value-type="float">
            <text:p>0.955390334572491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1789161098738" calcext:value-type="float">
            <text:p>0.971789161098738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4.47841410598365" calcext:value-type="float">
            <text:p>4.47841410598365</text:p>
          </table:table-cell>
          <table:table-cell office:value-type="float" office:value="1.71291129392669" calcext:value-type="float">
            <text:p>1.71291129392669</text:p>
          </table:table-cell>
          <table:table-cell office:value-type="float" office:value="0.0111849673732807" calcext:value-type="float">
            <text:p>0.011184967373281</text:p>
          </table:table-cell>
          <table:table-cell office:value-type="float" office:value="0.00379352141565278" calcext:value-type="float">
            <text:p>0.003793521415653</text:p>
          </table:table-cell>
        </table:table-row>
        <table:table-row table:style-name="ro1">
          <table:table-cell office:value-type="float" office:value="21.4477450847626" calcext:value-type="float">
            <text:p>21.4477450847626</text:p>
          </table:table-cell>
          <table:table-cell office:value-type="float" office:value="5.2108006477356" calcext:value-type="float">
            <text:p>5.2108006477356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66087749268879" calcext:value-type="float">
            <text:p>0.96608774926887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959409594096" calcext:value-type="float">
            <text:p>0.940959409594096</text:p>
          </table:table-cell>
          <table:table-cell office:value-type="float" office:value="0.960594795539034" calcext:value-type="float">
            <text:p>0.960594795539034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1.92504227590451" calcext:value-type="float">
            <text:p>1.92504227590451</text:p>
          </table:table-cell>
          <table:table-cell office:value-type="float" office:value="2.08708784300326" calcext:value-type="float">
            <text:p>2.08708784300326</text:p>
          </table:table-cell>
          <table:table-cell office:value-type="float" office:value="0.00699443500448354" calcext:value-type="float">
            <text:p>0.006994435004484</text:p>
          </table:table-cell>
          <table:table-cell office:value-type="float" office:value="0.00315689713328676" calcext:value-type="float">
            <text:p>0.003156897133287</text:p>
          </table:table-cell>
        </table:table-row>
        <table:table-row table:style-name="ro1">
          <table:table-cell office:value-type="float" office:value="22.0497146844864" calcext:value-type="float">
            <text:p>22.0497146844864</text:p>
          </table:table-cell>
          <table:table-cell office:value-type="float" office:value="5.9656621615092" calcext:value-type="float">
            <text:p>5.965662161509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2994271541974" calcext:value-type="float">
            <text:p>0.96299427154197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59910913140312" calcext:value-type="float">
            <text:p>0.95991091314031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2.87338906311804" calcext:value-type="float">
            <text:p>2.87338906311804</text:p>
          </table:table-cell>
          <table:table-cell office:value-type="float" office:value="1.08957737478546" calcext:value-type="float">
            <text:p>1.08957737478546</text:p>
          </table:table-cell>
          <table:table-cell office:value-type="float" office:value="0.0084531481322371" calcext:value-type="float">
            <text:p>0.008453148132237</text:p>
          </table:table-cell>
          <table:table-cell office:value-type="float" office:value="0.00299279226286601" calcext:value-type="float">
            <text:p>0.002992792262866</text:p>
          </table:table-cell>
        </table:table-row>
        <table:table-row table:style-name="ro1">
          <table:table-cell office:value-type="float" office:value="21.9643923044205" calcext:value-type="float">
            <text:p>21.9643923044205</text:p>
          </table:table-cell>
          <table:table-cell office:value-type="float" office:value="4.71215987205505" calcext:value-type="float">
            <text:p>4.7121598720550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2994271541974" calcext:value-type="float">
            <text:p>0.96299427154197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59910913140312" calcext:value-type="float">
            <text:p>0.95991091314031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2.75547469511212" calcext:value-type="float">
            <text:p>2.75547469511212</text:p>
          </table:table-cell>
          <table:table-cell office:value-type="float" office:value="1.2546908606495" calcext:value-type="float">
            <text:p>1.2546908606495</text:p>
          </table:table-cell>
          <table:table-cell office:value-type="float" office:value="0.0084531481322371" calcext:value-type="float">
            <text:p>0.008453148132237</text:p>
          </table:table-cell>
          <table:table-cell office:value-type="float" office:value="0.00299279226286601" calcext:value-type="float">
            <text:p>0.002992792262866</text:p>
          </table:table-cell>
        </table:table-row>
        <table:table-row table:style-name="ro1">
          <table:table-cell office:value-type="float" office:value="24.0671861966451" calcext:value-type="float">
            <text:p>24.0671861966451</text:p>
          </table:table-cell>
          <table:table-cell office:value-type="float" office:value="5.46770135561625" calcext:value-type="float">
            <text:p>5.4677013556162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2994271541974" calcext:value-type="float">
            <text:p>0.96299427154197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59910913140312" calcext:value-type="float">
            <text:p>0.95991091314031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4.22455360731457" calcext:value-type="float">
            <text:p>4.22455360731457</text:p>
          </table:table-cell>
          <table:table-cell office:value-type="float" office:value="0.527922531639256" calcext:value-type="float">
            <text:p>0.527922531639256</text:p>
          </table:table-cell>
          <table:table-cell office:value-type="float" office:value="0.0084531481322371" calcext:value-type="float">
            <text:p>0.008453148132237</text:p>
          </table:table-cell>
          <table:table-cell office:value-type="float" office:value="0.00299279226286601" calcext:value-type="float">
            <text:p>0.002992792262866</text:p>
          </table:table-cell>
        </table:table-row>
        <table:table-row table:style-name="ro1">
          <table:table-cell office:value-type="float" office:value="18.9989633957545" calcext:value-type="float">
            <text:p>18.9989633957545</text:p>
          </table:table-cell>
          <table:table-cell office:value-type="float" office:value="5.43893837928772" calcext:value-type="float">
            <text:p>5.43893837928772</text:p>
          </table:table-cell>
          <table:table-cell office:value-type="float" office:value="0.902227722772277" calcext:value-type="float">
            <text:p>0.902227722772277</text:p>
          </table:table-cell>
          <table:table-cell office:value-type="float" office:value="0.924752329514668" calcext:value-type="float">
            <text:p>0.92475232951466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896678966789668" calcext:value-type="float">
            <text:p>0.896678966789668</text:p>
          </table:table-cell>
          <table:table-cell office:value-type="float" office:value="0.924163568773234" calcext:value-type="float">
            <text:p>0.92416356877323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29472902746845" calcext:value-type="float">
            <text:p>0.929472902746845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3170007423905" calcext:value-type="float">
            <text:p>0.93170007423905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5760950259837" calcext:value-type="float">
            <text:p>0.925760950259837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15367483296214" calcext:value-type="float">
            <text:p>0.915367483296214</text:p>
          </table:table-cell>
          <table:table-cell office:value-type="float" office:value="1.49711849368672" calcext:value-type="float">
            <text:p>1.49711849368672</text:p>
          </table:table-cell>
          <table:table-cell office:value-type="float" office:value="0.722532035845575" calcext:value-type="float">
            <text:p>0.722532035845575</text:p>
          </table:table-cell>
          <table:table-cell office:value-type="float" office:value="0.0129318457730436" calcext:value-type="float">
            <text:p>0.012931845773044</text:p>
          </table:table-cell>
          <table:table-cell office:value-type="float" office:value="0.00528050288741878" calcext:value-type="float">
            <text:p>0.005280502887419</text:p>
          </table:table-cell>
        </table:table-row>
        <table:table-row table:style-name="ro1">
          <table:table-cell office:value-type="float" office:value="24.7427092790604" calcext:value-type="float">
            <text:p>24.7427092790604</text:p>
          </table:table-cell>
          <table:table-cell office:value-type="float" office:value="5.82276244958242" calcext:value-type="float">
            <text:p>5.82276244958242</text:p>
          </table:table-cell>
          <table:table-cell office:value-type="float" office:value="0.902227722772277" calcext:value-type="float">
            <text:p>0.902227722772277</text:p>
          </table:table-cell>
          <table:table-cell office:value-type="float" office:value="0.924752329514668" calcext:value-type="float">
            <text:p>0.92475232951466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896678966789668" calcext:value-type="float">
            <text:p>0.896678966789668</text:p>
          </table:table-cell>
          <table:table-cell office:value-type="float" office:value="0.924163568773234" calcext:value-type="float">
            <text:p>0.92416356877323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29472902746845" calcext:value-type="float">
            <text:p>0.929472902746845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3170007423905" calcext:value-type="float">
            <text:p>0.93170007423905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5760950259837" calcext:value-type="float">
            <text:p>0.925760950259837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15367483296214" calcext:value-type="float">
            <text:p>0.915367483296214</text:p>
          </table:table-cell>
          <table:table-cell office:value-type="float" office:value="2.78288792652947" calcext:value-type="float">
            <text:p>2.78288792652947</text:p>
          </table:table-cell>
          <table:table-cell office:value-type="float" office:value="0.824130560869359" calcext:value-type="float">
            <text:p>0.824130560869359</text:p>
          </table:table-cell>
          <table:table-cell office:value-type="float" office:value="0.0129318457730436" calcext:value-type="float">
            <text:p>0.012931845773044</text:p>
          </table:table-cell>
          <table:table-cell office:value-type="float" office:value="0.00528050288741878" calcext:value-type="float">
            <text:p>0.005280502887419</text:p>
          </table:table-cell>
        </table:table-row>
        <table:table-row table:style-name="ro1">
          <table:table-cell office:value-type="float" office:value="20.7382077376048" calcext:value-type="float">
            <text:p>20.7382077376048</text:p>
          </table:table-cell>
          <table:table-cell office:value-type="float" office:value="5.00997944672902" calcext:value-type="float">
            <text:p>5.00997944672902</text:p>
          </table:table-cell>
          <table:table-cell office:value-type="float" office:value="0.902227722772277" calcext:value-type="float">
            <text:p>0.902227722772277</text:p>
          </table:table-cell>
          <table:table-cell office:value-type="float" office:value="0.924752329514668" calcext:value-type="float">
            <text:p>0.92475232951466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896678966789668" calcext:value-type="float">
            <text:p>0.896678966789668</text:p>
          </table:table-cell>
          <table:table-cell office:value-type="float" office:value="0.924163568773234" calcext:value-type="float">
            <text:p>0.92416356877323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29472902746845" calcext:value-type="float">
            <text:p>0.929472902746845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3170007423905" calcext:value-type="float">
            <text:p>0.93170007423905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5760950259837" calcext:value-type="float">
            <text:p>0.925760950259837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15367483296214" calcext:value-type="float">
            <text:p>0.915367483296214</text:p>
          </table:table-cell>
          <table:table-cell office:value-type="float" office:value="1.36513960060757" calcext:value-type="float">
            <text:p>1.36513960060757</text:p>
          </table:table-cell>
          <table:table-cell office:value-type="float" office:value="1.10553793066084" calcext:value-type="float">
            <text:p>1.10553793066084</text:p>
          </table:table-cell>
          <table:table-cell office:value-type="float" office:value="0.0129318457730436" calcext:value-type="float">
            <text:p>0.012931845773044</text:p>
          </table:table-cell>
          <table:table-cell office:value-type="float" office:value="0.00528050288741878" calcext:value-type="float">
            <text:p>0.005280502887419</text:p>
          </table:table-cell>
        </table:table-row>
        <table:table-row table:style-name="ro1">
          <table:table-cell office:value-type="float" office:value="21.1266135374705" calcext:value-type="float">
            <text:p>21.1266135374705</text:p>
          </table:table-cell>
          <table:table-cell office:value-type="float" office:value="5.35532720883687" calcext:value-type="float">
            <text:p>5.35532720883687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98391119280166" calcext:value-type="float">
            <text:p>0.998391119280166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0" calcext:value-type="float">
            <text:p>50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98513011152416" calcext:value-type="float">
            <text:p>0.99851301115241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2.80448766311815" calcext:value-type="float">
            <text:p>2.80448766311815</text:p>
          </table:table-cell>
          <table:table-cell office:value-type="float" office:value="0.627996971493098" calcext:value-type="float">
            <text:p>0.627996971493098</text:p>
          </table:table-cell>
          <table:table-cell office:value-type="float" office:value="0.00815207302464527" calcext:value-type="float">
            <text:p>0.008152073024645</text:p>
          </table:table-cell>
          <table:table-cell office:value-type="float" office:value="0.000666248036552361" calcext:value-type="float">
            <text:p>0.000666248036552</text:p>
          </table:table-cell>
        </table:table-row>
        <table:table-row table:style-name="ro1">
          <table:table-cell office:value-type="float" office:value="20.4747040271759" calcext:value-type="float">
            <text:p>20.4747040271759</text:p>
          </table:table-cell>
          <table:table-cell office:value-type="float" office:value="5.52913081645966" calcext:value-type="float">
            <text:p>5.5291308164596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6410675336168" calcext:value-type="float">
            <text:p>0.99641067533616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2" calcext:value-type="float">
            <text:p>42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95539033457249" calcext:value-type="float">
            <text:p>0.995539033457249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96288047512992" calcext:value-type="float">
            <text:p>0.996288047512992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96288047512992" calcext:value-type="float">
            <text:p>0.996288047512992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554565701559" calcext:value-type="float">
            <text:p>0.99554565701559</text:p>
          </table:table-cell>
          <table:table-cell office:value-type="float" office:value="1.58660802352679" calcext:value-type="float">
            <text:p>1.58660802352679</text:p>
          </table:table-cell>
          <table:table-cell office:value-type="float" office:value="1.08294819289702" calcext:value-type="float">
            <text:p>1.08294819289702</text:p>
          </table:table-cell>
          <table:table-cell office:value-type="float" office:value="0.00891465015343869" calcext:value-type="float">
            <text:p>0.008914650153439</text:p>
          </table:table-cell>
          <table:table-cell office:value-type="float" office:value="0.000793479516789977" calcext:value-type="float">
            <text:p>0.00079347951679</text:p>
          </table:table-cell>
        </table:table-row>
        <table:table-row table:style-name="ro1">
          <table:table-cell office:value-type="float" office:value="21.0333555142085" calcext:value-type="float">
            <text:p>21.0333555142085</text:p>
          </table:table-cell>
          <table:table-cell office:value-type="float" office:value="5.70818718274434" calcext:value-type="float">
            <text:p>5.70818718274434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4430783355366" calcext:value-type="float">
            <text:p>0.994430783355366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94795539033457" calcext:value-type="float">
            <text:p>0.994795539033457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3318485523385" calcext:value-type="float">
            <text:p>0.993318485523385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554565701559" calcext:value-type="float">
            <text:p>0.99554565701559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2576095025984" calcext:value-type="float">
            <text:p>0.99257609502598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3318485523385" calcext:value-type="float">
            <text:p>0.993318485523385</text:p>
          </table:table-cell>
          <table:table-cell office:value-type="float" office:value="2.59270594859123" calcext:value-type="float">
            <text:p>2.59270594859123</text:p>
          </table:table-cell>
          <table:table-cell office:value-type="float" office:value="1.32471846751259" calcext:value-type="float">
            <text:p>1.32471846751259</text:p>
          </table:table-cell>
          <table:table-cell office:value-type="float" office:value="0.00634664705514241" calcext:value-type="float">
            <text:p>0.006346647055142</text:p>
          </table:table-cell>
          <table:table-cell office:value-type="float" office:value="0.00153016753121853" calcext:value-type="float">
            <text:p>0.001530167531219</text:p>
          </table:table-cell>
        </table:table-row>
        <table:table-row table:style-name="ro1">
          <table:table-cell office:value-type="float" office:value="23.5322649876277" calcext:value-type="float">
            <text:p>23.5322649876277</text:p>
          </table:table-cell>
          <table:table-cell office:value-type="float" office:value="6.02656463781993" calcext:value-type="float">
            <text:p>6.02656463781993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66954055503579" calcext:value-type="float">
            <text:p>0.96695405550357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" calcext:value-type="float">
            <text:p>8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1338289962825" calcext:value-type="float">
            <text:p>0.961338289962825</text:p>
          </table:table-cell>
          <table:table-cell office:value-type="float" office:value="0.955390334572491" calcext:value-type="float">
            <text:p>0.955390334572491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1789161098738" calcext:value-type="float">
            <text:p>0.971789161098738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1.81010920265353" calcext:value-type="float">
            <text:p>1.81010920265353</text:p>
          </table:table-cell>
          <table:table-cell office:value-type="float" office:value="2.27423906051827" calcext:value-type="float">
            <text:p>2.27423906051827</text:p>
          </table:table-cell>
          <table:table-cell office:value-type="float" office:value="0.0111849673732807" calcext:value-type="float">
            <text:p>0.011184967373281</text:p>
          </table:table-cell>
          <table:table-cell office:value-type="float" office:value="0.00379352141565278" calcext:value-type="float">
            <text:p>0.003793521415653</text:p>
          </table:table-cell>
        </table:table-row>
        <table:table-row table:style-name="ro1">
          <table:table-cell office:value-type="float" office:value="19.8726743459702" calcext:value-type="float">
            <text:p>19.8726743459702</text:p>
          </table:table-cell>
          <table:table-cell office:value-type="float" office:value="5.23147745927175" calcext:value-type="float">
            <text:p>5.23147745927175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66954055503579" calcext:value-type="float">
            <text:p>0.96695405550357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" calcext:value-type="float">
            <text:p>8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1338289962825" calcext:value-type="float">
            <text:p>0.961338289962825</text:p>
          </table:table-cell>
          <table:table-cell office:value-type="float" office:value="0.955390334572491" calcext:value-type="float">
            <text:p>0.955390334572491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1789161098738" calcext:value-type="float">
            <text:p>0.971789161098738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2.30789516453823" calcext:value-type="float">
            <text:p>2.30789516453823</text:p>
          </table:table-cell>
          <table:table-cell office:value-type="float" office:value="1.01933858144531" calcext:value-type="float">
            <text:p>1.01933858144531</text:p>
          </table:table-cell>
          <table:table-cell office:value-type="float" office:value="0.0111849673732807" calcext:value-type="float">
            <text:p>0.011184967373281</text:p>
          </table:table-cell>
          <table:table-cell office:value-type="float" office:value="0.00379352141565278" calcext:value-type="float">
            <text:p>0.003793521415653</text:p>
          </table:table-cell>
        </table:table-row>
        <table:table-row table:style-name="ro1">
          <table:table-cell office:value-type="float" office:value="19.6018191973368" calcext:value-type="float">
            <text:p>19.6018191973368</text:p>
          </table:table-cell>
          <table:table-cell office:value-type="float" office:value="4.94392049312592" calcext:value-type="float">
            <text:p>4.94392049312592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66087749268879" calcext:value-type="float">
            <text:p>0.96608774926887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959409594096" calcext:value-type="float">
            <text:p>0.940959409594096</text:p>
          </table:table-cell>
          <table:table-cell office:value-type="float" office:value="0.960594795539034" calcext:value-type="float">
            <text:p>0.960594795539034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1.2161658692796" calcext:value-type="float">
            <text:p>1.2161658692796</text:p>
          </table:table-cell>
          <table:table-cell office:value-type="float" office:value="0.540596861304291" calcext:value-type="float">
            <text:p>0.540596861304291</text:p>
          </table:table-cell>
          <table:table-cell office:value-type="float" office:value="0.00699443500448354" calcext:value-type="float">
            <text:p>0.006994435004484</text:p>
          </table:table-cell>
          <table:table-cell office:value-type="float" office:value="0.00315689713328676" calcext:value-type="float">
            <text:p>0.003156897133287</text:p>
          </table:table-cell>
        </table:table-row>
        <table:table-row table:style-name="ro1">
          <table:table-cell office:value-type="float" office:value="24.3313175837199" calcext:value-type="float">
            <text:p>24.3313175837199</text:p>
          </table:table-cell>
          <table:table-cell office:value-type="float" office:value="8.85078636805216" calcext:value-type="float">
            <text:p>8.8507863680521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2994271541974" calcext:value-type="float">
            <text:p>0.96299427154197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59910913140312" calcext:value-type="float">
            <text:p>0.95991091314031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5.79635105787613" calcext:value-type="float">
            <text:p>5.79635105787613</text:p>
          </table:table-cell>
          <table:table-cell office:value-type="float" office:value="2.28033156723018" calcext:value-type="float">
            <text:p>2.28033156723018</text:p>
          </table:table-cell>
          <table:table-cell office:value-type="float" office:value="0.0084531481322371" calcext:value-type="float">
            <text:p>0.008453148132237</text:p>
          </table:table-cell>
          <table:table-cell office:value-type="float" office:value="0.00299279226286601" calcext:value-type="float">
            <text:p>0.002992792262866</text:p>
          </table:table-cell>
        </table:table-row>
        <table:table-row table:style-name="ro1">
          <table:table-cell office:value-type="float" office:value="33.5571230649948" calcext:value-type="float">
            <text:p>33.5571230649948</text:p>
          </table:table-cell>
          <table:table-cell office:value-type="float" office:value="6.57388365268707" calcext:value-type="float">
            <text:p>6.5738836526870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2994271541974" calcext:value-type="float">
            <text:p>0.96299427154197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59910913140312" calcext:value-type="float">
            <text:p>0.95991091314031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6.80499819686176" calcext:value-type="float">
            <text:p>6.80499819686176</text:p>
          </table:table-cell>
          <table:table-cell office:value-type="float" office:value="0.49332004618334" calcext:value-type="float">
            <text:p>0.49332004618334</text:p>
          </table:table-cell>
          <table:table-cell office:value-type="float" office:value="0.0084531481322371" calcext:value-type="float">
            <text:p>0.008453148132237</text:p>
          </table:table-cell>
          <table:table-cell office:value-type="float" office:value="0.00299279226286601" calcext:value-type="float">
            <text:p>0.002992792262866</text:p>
          </table:table-cell>
        </table:table-row>
        <table:table-row table:style-name="ro1">
          <table:table-cell office:value-type="float" office:value="21.5185237725576" calcext:value-type="float">
            <text:p>21.5185237725576</text:p>
          </table:table-cell>
          <table:table-cell office:value-type="float" office:value="6.94541772206624" calcext:value-type="float">
            <text:p>6.9454177220662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2994271541974" calcext:value-type="float">
            <text:p>0.96299427154197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59910913140312" calcext:value-type="float">
            <text:p>0.95991091314031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2.43826351157263" calcext:value-type="float">
            <text:p>2.43826351157263</text:p>
          </table:table-cell>
          <table:table-cell office:value-type="float" office:value="0.453849857359011" calcext:value-type="float">
            <text:p>0.453849857359011</text:p>
          </table:table-cell>
          <table:table-cell office:value-type="float" office:value="0.0084531481322371" calcext:value-type="float">
            <text:p>0.008453148132237</text:p>
          </table:table-cell>
          <table:table-cell office:value-type="float" office:value="0.00299279226286601" calcext:value-type="float">
            <text:p>0.002992792262866</text:p>
          </table:table-cell>
        </table:table-row>
        <table:table-row table:style-name="ro1">
          <table:table-cell office:value-type="float" office:value="18.3565289974213" calcext:value-type="float">
            <text:p>18.3565289974213</text:p>
          </table:table-cell>
          <table:table-cell office:value-type="float" office:value="5.10002632935842" calcext:value-type="float">
            <text:p>5.10002632935842</text:p>
          </table:table-cell>
          <table:table-cell office:value-type="float" office:value="0.902227722772277" calcext:value-type="float">
            <text:p>0.902227722772277</text:p>
          </table:table-cell>
          <table:table-cell office:value-type="float" office:value="0.924752329514668" calcext:value-type="float">
            <text:p>0.92475232951466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896678966789668" calcext:value-type="float">
            <text:p>0.896678966789668</text:p>
          </table:table-cell>
          <table:table-cell office:value-type="float" office:value="0.924163568773234" calcext:value-type="float">
            <text:p>0.92416356877323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29472902746845" calcext:value-type="float">
            <text:p>0.929472902746845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3170007423905" calcext:value-type="float">
            <text:p>0.93170007423905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5760950259837" calcext:value-type="float">
            <text:p>0.925760950259837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15367483296214" calcext:value-type="float">
            <text:p>0.915367483296214</text:p>
          </table:table-cell>
          <table:table-cell office:value-type="float" office:value="1.0748133980844" calcext:value-type="float">
            <text:p>1.0748133980844</text:p>
          </table:table-cell>
          <table:table-cell office:value-type="float" office:value="1.04963377982252" calcext:value-type="float">
            <text:p>1.04963377982252</text:p>
          </table:table-cell>
          <table:table-cell office:value-type="float" office:value="0.0129318457730436" calcext:value-type="float">
            <text:p>0.012931845773044</text:p>
          </table:table-cell>
          <table:table-cell office:value-type="float" office:value="0.00528050288741878" calcext:value-type="float">
            <text:p>0.005280502887419</text:p>
          </table:table-cell>
        </table:table-row>
        <table:table-row table:style-name="ro1">
          <table:table-cell office:value-type="float" office:value="19.8890956640244" calcext:value-type="float">
            <text:p>19.8890956640244</text:p>
          </table:table-cell>
          <table:table-cell office:value-type="float" office:value="5.41577438513438" calcext:value-type="float">
            <text:p>5.41577438513438</text:p>
          </table:table-cell>
          <table:table-cell office:value-type="float" office:value="0.902227722772277" calcext:value-type="float">
            <text:p>0.902227722772277</text:p>
          </table:table-cell>
          <table:table-cell office:value-type="float" office:value="0.924752329514668" calcext:value-type="float">
            <text:p>0.92475232951466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896678966789668" calcext:value-type="float">
            <text:p>0.896678966789668</text:p>
          </table:table-cell>
          <table:table-cell office:value-type="float" office:value="0.924163568773234" calcext:value-type="float">
            <text:p>0.92416356877323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29472902746845" calcext:value-type="float">
            <text:p>0.929472902746845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3170007423905" calcext:value-type="float">
            <text:p>0.93170007423905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5760950259837" calcext:value-type="float">
            <text:p>0.925760950259837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15367483296214" calcext:value-type="float">
            <text:p>0.915367483296214</text:p>
          </table:table-cell>
          <table:table-cell office:value-type="float" office:value="1.75445523643606" calcext:value-type="float">
            <text:p>1.75445523643606</text:p>
          </table:table-cell>
          <table:table-cell office:value-type="float" office:value="1.45562127363358" calcext:value-type="float">
            <text:p>1.45562127363358</text:p>
          </table:table-cell>
          <table:table-cell office:value-type="float" office:value="0.0129318457730436" calcext:value-type="float">
            <text:p>0.012931845773044</text:p>
          </table:table-cell>
          <table:table-cell office:value-type="float" office:value="0.00528050288741878" calcext:value-type="float">
            <text:p>0.005280502887419</text:p>
          </table:table-cell>
        </table:table-row>
        <table:table-row table:style-name="ro1">
          <table:table-cell office:value-type="float" office:value="20.4739412864049" calcext:value-type="float">
            <text:p>20.4739412864049</text:p>
          </table:table-cell>
          <table:table-cell office:value-type="float" office:value="4.98956823348999" calcext:value-type="float">
            <text:p>4.98956823348999</text:p>
          </table:table-cell>
          <table:table-cell office:value-type="float" office:value="0.902227722772277" calcext:value-type="float">
            <text:p>0.902227722772277</text:p>
          </table:table-cell>
          <table:table-cell office:value-type="float" office:value="0.924752329514668" calcext:value-type="float">
            <text:p>0.92475232951466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896678966789668" calcext:value-type="float">
            <text:p>0.896678966789668</text:p>
          </table:table-cell>
          <table:table-cell office:value-type="float" office:value="0.924163568773234" calcext:value-type="float">
            <text:p>0.92416356877323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29472902746845" calcext:value-type="float">
            <text:p>0.929472902746845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3170007423905" calcext:value-type="float">
            <text:p>0.93170007423905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5760950259837" calcext:value-type="float">
            <text:p>0.925760950259837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15367483296214" calcext:value-type="float">
            <text:p>0.915367483296214</text:p>
          </table:table-cell>
          <table:table-cell office:value-type="float" office:value="2.6129963209427" calcext:value-type="float">
            <text:p>2.6129963209427</text:p>
          </table:table-cell>
          <table:table-cell office:value-type="float" office:value="0.550535042558879" calcext:value-type="float">
            <text:p>0.550535042558879</text:p>
          </table:table-cell>
          <table:table-cell office:value-type="float" office:value="0.0129318457730436" calcext:value-type="float">
            <text:p>0.012931845773044</text:p>
          </table:table-cell>
          <table:table-cell office:value-type="float" office:value="0.00528050288741878" calcext:value-type="float">
            <text:p>0.005280502887419</text:p>
          </table:table-cell>
        </table:table-row>
        <table:table-row table:style-name="ro1">
          <table:table-cell office:value-type="float" office:value="21.9806800285975" calcext:value-type="float">
            <text:p>21.9806800285975</text:p>
          </table:table-cell>
          <table:table-cell office:value-type="float" office:value="6.48307967185974" calcext:value-type="float">
            <text:p>6.4830796718597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86385827793" calcext:value-type="float">
            <text:p>0.9986385827793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5" calcext:value-type="float">
            <text:p>55</text:p>
          </table:table-cell>
          <table:table-cell office:value-type="float" office:value="0.940959409594096" calcext:value-type="float">
            <text:p>0.940959409594096</text:p>
          </table:table-cell>
          <table:table-cell office:value-type="float" office:value="0.998513011152416" calcext:value-type="float">
            <text:p>0.99851301115241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8515219005197" calcext:value-type="float">
            <text:p>0.998515219005197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8515219005197" calcext:value-type="float">
            <text:p>0.998515219005197</text:p>
          </table:table-cell>
          <table:table-cell office:value-type="float" office:value="2.58652703753084" calcext:value-type="float">
            <text:p>2.58652703753084</text:p>
          </table:table-cell>
          <table:table-cell office:value-type="float" office:value="1.57069112633339" calcext:value-type="float">
            <text:p>1.57069112633339</text:p>
          </table:table-cell>
          <table:table-cell office:value-type="float" office:value="0.00768526583760991" calcext:value-type="float">
            <text:p>0.00768526583761</text:p>
          </table:table-cell>
          <table:table-cell office:value-type="float" office:value="0.00051024897549205" calcext:value-type="float">
            <text:p>0.000510248975492</text:p>
          </table:table-cell>
        </table:table-row>
        <table:table-row table:style-name="ro1">
          <table:table-cell office:value-type="float" office:value="23.2972632249196" calcext:value-type="float">
            <text:p>23.2972632249196</text:p>
          </table:table-cell>
          <table:table-cell office:value-type="float" office:value="5.39913058280945" calcext:value-type="float">
            <text:p>5.3991305828094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715306583357" calcext:value-type="float">
            <text:p>0.9971530658335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" calcext:value-type="float">
            <text:p>23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95539033457249" calcext:value-type="float">
            <text:p>0.995539033457249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98515219005197" calcext:value-type="float">
            <text:p>0.998515219005197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98515219005197" calcext:value-type="float">
            <text:p>0.998515219005197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6288047512992" calcext:value-type="float">
            <text:p>0.996288047512992</text:p>
          </table:table-cell>
          <table:table-cell office:value-type="float" office:value="1.91310882837182" calcext:value-type="float">
            <text:p>1.91310882837182</text:p>
          </table:table-cell>
          <table:table-cell office:value-type="float" office:value="1.32341649169313" calcext:value-type="float">
            <text:p>1.32341649169313</text:p>
          </table:table-cell>
          <table:table-cell office:value-type="float" office:value="0.00816843459113914" calcext:value-type="float">
            <text:p>0.008168434591139</text:p>
          </table:table-cell>
          <table:table-cell office:value-type="float" office:value="0.00108737872110928" calcext:value-type="float">
            <text:p>0.001087378721109</text:p>
          </table:table-cell>
        </table:table-row>
        <table:table-row table:style-name="ro1">
          <table:table-cell office:value-type="float" office:value="25.0356883207957" calcext:value-type="float">
            <text:p>25.0356883207957</text:p>
          </table:table-cell>
          <table:table-cell office:value-type="float" office:value="6.70567397276561" calcext:value-type="float">
            <text:p>6.70567397276561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46782468545" calcext:value-type="float">
            <text:p>0.9946782468545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" calcext:value-type="float">
            <text:p>8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94795539033457" calcext:value-type="float">
            <text:p>0.994795539033457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4060876020787" calcext:value-type="float">
            <text:p>0.99406087602078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554565701559" calcext:value-type="float">
            <text:p>0.99554565701559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3318485523385" calcext:value-type="float">
            <text:p>0.993318485523385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93318485523385" calcext:value-type="float">
            <text:p>0.993318485523385</text:p>
          </table:table-cell>
          <table:table-cell office:value-type="float" office:value="3.19964831079421" calcext:value-type="float">
            <text:p>3.19964831079421</text:p>
          </table:table-cell>
          <table:table-cell office:value-type="float" office:value="1.21957089169979" calcext:value-type="float">
            <text:p>1.21957089169979</text:p>
          </table:table-cell>
          <table:table-cell office:value-type="float" office:value="0.00808038868781821" calcext:value-type="float">
            <text:p>0.008080388687818</text:p>
          </table:table-cell>
          <table:table-cell office:value-type="float" office:value="0.00131516853027661" calcext:value-type="float">
            <text:p>0.001315168530277</text:p>
          </table:table-cell>
        </table:table-row>
        <table:table-row table:style-name="ro1">
          <table:table-cell office:value-type="float" office:value="24.4489082892736" calcext:value-type="float">
            <text:p>24.4489082892736</text:p>
          </table:table-cell>
          <table:table-cell office:value-type="float" office:value="4.88880630334218" calcext:value-type="float">
            <text:p>4.88880630334218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66954055503579" calcext:value-type="float">
            <text:p>0.96695405550357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" calcext:value-type="float">
            <text:p>8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1338289962825" calcext:value-type="float">
            <text:p>0.961338289962825</text:p>
          </table:table-cell>
          <table:table-cell office:value-type="float" office:value="0.955390334572491" calcext:value-type="float">
            <text:p>0.955390334572491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1789161098738" calcext:value-type="float">
            <text:p>0.971789161098738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1.92412710173361" calcext:value-type="float">
            <text:p>1.92412710173361</text:p>
          </table:table-cell>
          <table:table-cell office:value-type="float" office:value="1.67108391596144" calcext:value-type="float">
            <text:p>1.67108391596144</text:p>
          </table:table-cell>
          <table:table-cell office:value-type="float" office:value="0.0111849673732807" calcext:value-type="float">
            <text:p>0.011184967373281</text:p>
          </table:table-cell>
          <table:table-cell office:value-type="float" office:value="0.00379352141565278" calcext:value-type="float">
            <text:p>0.003793521415653</text:p>
          </table:table-cell>
        </table:table-row>
        <table:table-row table:style-name="ro1">
          <table:table-cell office:value-type="float" office:value="24.8322265545527" calcext:value-type="float">
            <text:p>24.8322265545527</text:p>
          </table:table-cell>
          <table:table-cell office:value-type="float" office:value="5.97731145222982" calcext:value-type="float">
            <text:p>5.97731145222982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66954055503579" calcext:value-type="float">
            <text:p>0.96695405550357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" calcext:value-type="float">
            <text:p>8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1338289962825" calcext:value-type="float">
            <text:p>0.961338289962825</text:p>
          </table:table-cell>
          <table:table-cell office:value-type="float" office:value="0.955390334572491" calcext:value-type="float">
            <text:p>0.955390334572491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1789161098738" calcext:value-type="float">
            <text:p>0.971789161098738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3.52739813171444" calcext:value-type="float">
            <text:p>3.52739813171444</text:p>
          </table:table-cell>
          <table:table-cell office:value-type="float" office:value="1.59778972964012" calcext:value-type="float">
            <text:p>1.59778972964012</text:p>
          </table:table-cell>
          <table:table-cell office:value-type="float" office:value="0.0111849673732807" calcext:value-type="float">
            <text:p>0.011184967373281</text:p>
          </table:table-cell>
          <table:table-cell office:value-type="float" office:value="0.00379352141565278" calcext:value-type="float">
            <text:p>0.003793521415653</text:p>
          </table:table-cell>
        </table:table-row>
        <table:table-row table:style-name="ro1">
          <table:table-cell office:value-type="float" office:value="24.0580845276515" calcext:value-type="float">
            <text:p>24.0580845276515</text:p>
          </table:table-cell>
          <table:table-cell office:value-type="float" office:value="4.60431985060374" calcext:value-type="float">
            <text:p>4.60431985060374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66087749268879" calcext:value-type="float">
            <text:p>0.96608774926887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959409594096" calcext:value-type="float">
            <text:p>0.940959409594096</text:p>
          </table:table-cell>
          <table:table-cell office:value-type="float" office:value="0.960594795539034" calcext:value-type="float">
            <text:p>0.960594795539034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4.16992907731884" calcext:value-type="float">
            <text:p>4.16992907731884</text:p>
          </table:table-cell>
          <table:table-cell office:value-type="float" office:value="1.40502650566357" calcext:value-type="float">
            <text:p>1.40502650566357</text:p>
          </table:table-cell>
          <table:table-cell office:value-type="float" office:value="0.00699443500448354" calcext:value-type="float">
            <text:p>0.006994435004484</text:p>
          </table:table-cell>
          <table:table-cell office:value-type="float" office:value="0.00315689713328676" calcext:value-type="float">
            <text:p>0.003156897133287</text:p>
          </table:table-cell>
        </table:table-row>
        <table:table-row table:style-name="ro1">
          <table:table-cell office:value-type="float" office:value="21.1003318230311" calcext:value-type="float">
            <text:p>21.1003318230311</text:p>
          </table:table-cell>
          <table:table-cell office:value-type="float" office:value="5.43016580740611" calcext:value-type="float">
            <text:p>5.4301658074061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2994271541974" calcext:value-type="float">
            <text:p>0.96299427154197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59910913140312" calcext:value-type="float">
            <text:p>0.95991091314031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3.6444958642464" calcext:value-type="float">
            <text:p>3.6444958642464</text:p>
          </table:table-cell>
          <table:table-cell office:value-type="float" office:value="1.29199166612985" calcext:value-type="float">
            <text:p>1.29199166612985</text:p>
          </table:table-cell>
          <table:table-cell office:value-type="float" office:value="0.0084531481322371" calcext:value-type="float">
            <text:p>0.008453148132237</text:p>
          </table:table-cell>
          <table:table-cell office:value-type="float" office:value="0.00299279226286601" calcext:value-type="float">
            <text:p>0.002992792262866</text:p>
          </table:table-cell>
        </table:table-row>
        <table:table-row table:style-name="ro1">
          <table:table-cell office:value-type="float" office:value="21.3263293107351" calcext:value-type="float">
            <text:p>21.3263293107351</text:p>
          </table:table-cell>
          <table:table-cell office:value-type="float" office:value="4.73530157407125" calcext:value-type="float">
            <text:p>4.7353015740712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2994271541974" calcext:value-type="float">
            <text:p>0.96299427154197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59910913140312" calcext:value-type="float">
            <text:p>0.95991091314031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2.49969815519427" calcext:value-type="float">
            <text:p>2.49969815519427</text:p>
          </table:table-cell>
          <table:table-cell office:value-type="float" office:value="1.49774630167974" calcext:value-type="float">
            <text:p>1.49774630167974</text:p>
          </table:table-cell>
          <table:table-cell office:value-type="float" office:value="0.0084531481322371" calcext:value-type="float">
            <text:p>0.008453148132237</text:p>
          </table:table-cell>
          <table:table-cell office:value-type="float" office:value="0.00299279226286601" calcext:value-type="float">
            <text:p>0.002992792262866</text:p>
          </table:table-cell>
        </table:table-row>
        <table:table-row table:style-name="ro1">
          <table:table-cell office:value-type="float" office:value="20.3946992953618" calcext:value-type="float">
            <text:p>20.3946992953618</text:p>
          </table:table-cell>
          <table:table-cell office:value-type="float" office:value="5.42716153462728" calcext:value-type="float">
            <text:p>5.4271615346272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2994271541974" calcext:value-type="float">
            <text:p>0.96299427154197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59910913140312" calcext:value-type="float">
            <text:p>0.95991091314031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2.91225855276359" calcext:value-type="float">
            <text:p>2.91225855276359</text:p>
          </table:table-cell>
          <table:table-cell office:value-type="float" office:value="1.30726165917709" calcext:value-type="float">
            <text:p>1.30726165917709</text:p>
          </table:table-cell>
          <table:table-cell office:value-type="float" office:value="0.0084531481322371" calcext:value-type="float">
            <text:p>0.008453148132237</text:p>
          </table:table-cell>
          <table:table-cell office:value-type="float" office:value="0.00299279226286601" calcext:value-type="float">
            <text:p>0.002992792262866</text:p>
          </table:table-cell>
        </table:table-row>
        <table:table-row table:style-name="ro1">
          <table:table-cell office:value-type="float" office:value="20.908876935641" calcext:value-type="float">
            <text:p>20.908876935641</text:p>
          </table:table-cell>
          <table:table-cell office:value-type="float" office:value="4.90632486343384" calcext:value-type="float">
            <text:p>4.90632486343384</text:p>
          </table:table-cell>
          <table:table-cell office:value-type="float" office:value="0.902227722772277" calcext:value-type="float">
            <text:p>0.902227722772277</text:p>
          </table:table-cell>
          <table:table-cell office:value-type="float" office:value="0.924752329514668" calcext:value-type="float">
            <text:p>0.92475232951466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896678966789668" calcext:value-type="float">
            <text:p>0.896678966789668</text:p>
          </table:table-cell>
          <table:table-cell office:value-type="float" office:value="0.924163568773234" calcext:value-type="float">
            <text:p>0.92416356877323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29472902746845" calcext:value-type="float">
            <text:p>0.929472902746845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3170007423905" calcext:value-type="float">
            <text:p>0.93170007423905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5760950259837" calcext:value-type="float">
            <text:p>0.925760950259837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15367483296214" calcext:value-type="float">
            <text:p>0.915367483296214</text:p>
          </table:table-cell>
          <table:table-cell office:value-type="float" office:value="2.93551725600473" calcext:value-type="float">
            <text:p>2.93551725600473</text:p>
          </table:table-cell>
          <table:table-cell office:value-type="float" office:value="1.58815598133283" calcext:value-type="float">
            <text:p>1.58815598133283</text:p>
          </table:table-cell>
          <table:table-cell office:value-type="float" office:value="0.0129318457730436" calcext:value-type="float">
            <text:p>0.012931845773044</text:p>
          </table:table-cell>
          <table:table-cell office:value-type="float" office:value="0.00528050288741878" calcext:value-type="float">
            <text:p>0.005280502887419</text:p>
          </table:table-cell>
        </table:table-row>
        <table:table-row table:style-name="ro1">
          <table:table-cell office:value-type="float" office:value="20.6420914729436" calcext:value-type="float">
            <text:p>20.6420914729436</text:p>
          </table:table-cell>
          <table:table-cell office:value-type="float" office:value="5.37368428707123" calcext:value-type="float">
            <text:p>5.37368428707123</text:p>
          </table:table-cell>
          <table:table-cell office:value-type="float" office:value="0.902227722772277" calcext:value-type="float">
            <text:p>0.902227722772277</text:p>
          </table:table-cell>
          <table:table-cell office:value-type="float" office:value="0.924752329514668" calcext:value-type="float">
            <text:p>0.92475232951466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896678966789668" calcext:value-type="float">
            <text:p>0.896678966789668</text:p>
          </table:table-cell>
          <table:table-cell office:value-type="float" office:value="0.924163568773234" calcext:value-type="float">
            <text:p>0.92416356877323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29472902746845" calcext:value-type="float">
            <text:p>0.929472902746845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3170007423905" calcext:value-type="float">
            <text:p>0.93170007423905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5760950259837" calcext:value-type="float">
            <text:p>0.925760950259837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15367483296214" calcext:value-type="float">
            <text:p>0.915367483296214</text:p>
          </table:table-cell>
          <table:table-cell office:value-type="float" office:value="3.21127772762612" calcext:value-type="float">
            <text:p>3.21127772762612</text:p>
          </table:table-cell>
          <table:table-cell office:value-type="float" office:value="1.25493566666115" calcext:value-type="float">
            <text:p>1.25493566666115</text:p>
          </table:table-cell>
          <table:table-cell office:value-type="float" office:value="0.0129318457730436" calcext:value-type="float">
            <text:p>0.012931845773044</text:p>
          </table:table-cell>
          <table:table-cell office:value-type="float" office:value="0.00528050288741878" calcext:value-type="float">
            <text:p>0.005280502887419</text:p>
          </table:table-cell>
        </table:table-row>
        <table:table-row table:style-name="ro1">
          <table:table-cell office:value-type="float" office:value="25.8775874376297" calcext:value-type="float">
            <text:p>25.8775874376297</text:p>
          </table:table-cell>
          <table:table-cell office:value-type="float" office:value="6.19798457622528" calcext:value-type="float">
            <text:p>6.19798457622528</text:p>
          </table:table-cell>
          <table:table-cell office:value-type="float" office:value="0.902227722772277" calcext:value-type="float">
            <text:p>0.902227722772277</text:p>
          </table:table-cell>
          <table:table-cell office:value-type="float" office:value="0.924752329514668" calcext:value-type="float">
            <text:p>0.92475232951466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896678966789668" calcext:value-type="float">
            <text:p>0.896678966789668</text:p>
          </table:table-cell>
          <table:table-cell office:value-type="float" office:value="0.924163568773234" calcext:value-type="float">
            <text:p>0.92416356877323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29472902746845" calcext:value-type="float">
            <text:p>0.929472902746845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3170007423905" calcext:value-type="float">
            <text:p>0.93170007423905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5760950259837" calcext:value-type="float">
            <text:p>0.925760950259837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15367483296214" calcext:value-type="float">
            <text:p>0.915367483296214</text:p>
          </table:table-cell>
          <table:table-cell office:value-type="float" office:value="3.36193923182587" calcext:value-type="float">
            <text:p>3.36193923182587</text:p>
          </table:table-cell>
          <table:table-cell office:value-type="float" office:value="1.74422087074394" calcext:value-type="float">
            <text:p>1.74422087074394</text:p>
          </table:table-cell>
          <table:table-cell office:value-type="float" office:value="0.0129318457730436" calcext:value-type="float">
            <text:p>0.012931845773044</text:p>
          </table:table-cell>
          <table:table-cell office:value-type="float" office:value="0.00528050288741878" calcext:value-type="float">
            <text:p>0.005280502887419</text:p>
          </table:table-cell>
        </table:table-row>
        <table:table-row table:style-name="ro1">
          <table:table-cell office:value-type="float" office:value="29.3902451594671" calcext:value-type="float">
            <text:p>29.3902451594671</text:p>
          </table:table-cell>
          <table:table-cell office:value-type="float" office:value="6.8111705382665" calcext:value-type="float">
            <text:p>6.811170538266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86385827793" calcext:value-type="float">
            <text:p>0.9986385827793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5" calcext:value-type="float">
            <text:p>55</text:p>
          </table:table-cell>
          <table:table-cell office:value-type="float" office:value="0.940959409594096" calcext:value-type="float">
            <text:p>0.940959409594096</text:p>
          </table:table-cell>
          <table:table-cell office:value-type="float" office:value="0.998513011152416" calcext:value-type="float">
            <text:p>0.99851301115241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8515219005197" calcext:value-type="float">
            <text:p>0.998515219005197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8515219005197" calcext:value-type="float">
            <text:p>0.998515219005197</text:p>
          </table:table-cell>
          <table:table-cell office:value-type="float" office:value="4.55254024208856" calcext:value-type="float">
            <text:p>4.55254024208856</text:p>
          </table:table-cell>
          <table:table-cell office:value-type="float" office:value="1.44246616317793" calcext:value-type="float">
            <text:p>1.44246616317793</text:p>
          </table:table-cell>
          <table:table-cell office:value-type="float" office:value="0.00768526583760991" calcext:value-type="float">
            <text:p>0.00768526583761</text:p>
          </table:table-cell>
          <table:table-cell office:value-type="float" office:value="0.00051024897549205" calcext:value-type="float">
            <text:p>0.000510248975492</text:p>
          </table:table-cell>
        </table:table-row>
        <table:table-row table:style-name="ro1">
          <table:table-cell office:value-type="float" office:value="25.4565632740657" calcext:value-type="float">
            <text:p>25.4565632740657</text:p>
          </table:table-cell>
          <table:table-cell office:value-type="float" office:value="4.87474934260051" calcext:value-type="float">
            <text:p>4.8747493426005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715306583357" calcext:value-type="float">
            <text:p>0.9971530658335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" calcext:value-type="float">
            <text:p>23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95539033457249" calcext:value-type="float">
            <text:p>0.995539033457249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98515219005197" calcext:value-type="float">
            <text:p>0.998515219005197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98515219005197" calcext:value-type="float">
            <text:p>0.998515219005197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6288047512992" calcext:value-type="float">
            <text:p>0.996288047512992</text:p>
          </table:table-cell>
          <table:table-cell office:value-type="float" office:value="4.88132621127666" calcext:value-type="float">
            <text:p>4.88132621127666</text:p>
          </table:table-cell>
          <table:table-cell office:value-type="float" office:value="1.67940064327609" calcext:value-type="float">
            <text:p>1.67940064327609</text:p>
          </table:table-cell>
          <table:table-cell office:value-type="float" office:value="0.00816843459113914" calcext:value-type="float">
            <text:p>0.008168434591139</text:p>
          </table:table-cell>
          <table:table-cell office:value-type="float" office:value="0.00108737872110928" calcext:value-type="float">
            <text:p>0.001087378721109</text:p>
          </table:table-cell>
        </table:table-row>
        <table:table-row table:style-name="ro1">
          <table:table-cell office:value-type="float" office:value="25.0912537972132" calcext:value-type="float">
            <text:p>25.0912537972132</text:p>
          </table:table-cell>
          <table:table-cell office:value-type="float" office:value="5.26232556502024" calcext:value-type="float">
            <text:p>5.26232556502024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46782468545" calcext:value-type="float">
            <text:p>0.9946782468545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" calcext:value-type="float">
            <text:p>8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94795539033457" calcext:value-type="float">
            <text:p>0.994795539033457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4060876020787" calcext:value-type="float">
            <text:p>0.99406087602078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554565701559" calcext:value-type="float">
            <text:p>0.99554565701559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3318485523385" calcext:value-type="float">
            <text:p>0.993318485523385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93318485523385" calcext:value-type="float">
            <text:p>0.993318485523385</text:p>
          </table:table-cell>
          <table:table-cell office:value-type="float" office:value="4.19080589382245" calcext:value-type="float">
            <text:p>4.19080589382245</text:p>
          </table:table-cell>
          <table:table-cell office:value-type="float" office:value="1.39391513035917" calcext:value-type="float">
            <text:p>1.39391513035917</text:p>
          </table:table-cell>
          <table:table-cell office:value-type="float" office:value="0.00808038868781821" calcext:value-type="float">
            <text:p>0.008080388687818</text:p>
          </table:table-cell>
          <table:table-cell office:value-type="float" office:value="0.00131516853027661" calcext:value-type="float">
            <text:p>0.001315168530277</text:p>
          </table:table-cell>
        </table:table-row>
        <table:table-row table:style-name="ro1">
          <table:table-cell office:value-type="float" office:value="30.7101803620656" calcext:value-type="float">
            <text:p>30.7101803620656</text:p>
          </table:table-cell>
          <table:table-cell office:value-type="float" office:value="3.8299959897995" calcext:value-type="float">
            <text:p>3.8299959897995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66954055503579" calcext:value-type="float">
            <text:p>0.96695405550357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" calcext:value-type="float">
            <text:p>8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1338289962825" calcext:value-type="float">
            <text:p>0.961338289962825</text:p>
          </table:table-cell>
          <table:table-cell office:value-type="float" office:value="0.955390334572491" calcext:value-type="float">
            <text:p>0.955390334572491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1789161098738" calcext:value-type="float">
            <text:p>0.971789161098738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4.5308062125115" calcext:value-type="float">
            <text:p>4.5308062125115</text:p>
          </table:table-cell>
          <table:table-cell office:value-type="float" office:value="0.978243798004444" calcext:value-type="float">
            <text:p>0.978243798004444</text:p>
          </table:table-cell>
          <table:table-cell office:value-type="float" office:value="0.0111849673732807" calcext:value-type="float">
            <text:p>0.011184967373281</text:p>
          </table:table-cell>
          <table:table-cell office:value-type="float" office:value="0.00379352141565278" calcext:value-type="float">
            <text:p>0.003793521415653</text:p>
          </table:table-cell>
        </table:table-row>
        <table:table-row table:style-name="ro1">
          <table:table-cell office:value-type="float" office:value="37.4462823073069" calcext:value-type="float">
            <text:p>37.4462823073069</text:p>
          </table:table-cell>
          <table:table-cell office:value-type="float" office:value="5.88925170898438" calcext:value-type="float">
            <text:p>5.88925170898438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66954055503579" calcext:value-type="float">
            <text:p>0.96695405550357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" calcext:value-type="float">
            <text:p>8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61338289962825" calcext:value-type="float">
            <text:p>0.961338289962825</text:p>
          </table:table-cell>
          <table:table-cell office:value-type="float" office:value="0.955390334572491" calcext:value-type="float">
            <text:p>0.955390334572491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70304380103935" calcext:value-type="float">
            <text:p>0.970304380103935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71789161098738" calcext:value-type="float">
            <text:p>0.971789161098738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10.6286822544557" calcext:value-type="float">
            <text:p>10.6286822544557</text:p>
          </table:table-cell>
          <table:table-cell office:value-type="float" office:value="0.644358341927538" calcext:value-type="float">
            <text:p>0.644358341927538</text:p>
          </table:table-cell>
          <table:table-cell office:value-type="float" office:value="0.0111849673732807" calcext:value-type="float">
            <text:p>0.011184967373281</text:p>
          </table:table-cell>
          <table:table-cell office:value-type="float" office:value="0.00379352141565278" calcext:value-type="float">
            <text:p>0.003793521415653</text:p>
          </table:table-cell>
        </table:table-row>
        <table:table-row table:style-name="ro1">
          <table:table-cell office:value-type="float" office:value="37.2094072500865" calcext:value-type="float">
            <text:p>37.2094072500865</text:p>
          </table:table-cell>
          <table:table-cell office:value-type="float" office:value="5.03882932662964" calcext:value-type="float">
            <text:p>5.03882932662964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66087749268879" calcext:value-type="float">
            <text:p>0.96608774926887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0959409594096" calcext:value-type="float">
            <text:p>0.940959409594096</text:p>
          </table:table-cell>
          <table:table-cell office:value-type="float" office:value="0.960594795539034" calcext:value-type="float">
            <text:p>0.960594795539034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8819599109131" calcext:value-type="float">
            <text:p>0.96881959910913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5850037119525" calcext:value-type="float">
            <text:p>0.965850037119525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69561989606533" calcext:value-type="float">
            <text:p>0.969561989606533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12.0683942097377" calcext:value-type="float">
            <text:p>12.0683942097377</text:p>
          </table:table-cell>
          <table:table-cell office:value-type="float" office:value="1.23214311728024" calcext:value-type="float">
            <text:p>1.23214311728024</text:p>
          </table:table-cell>
          <table:table-cell office:value-type="float" office:value="0.00699443500448354" calcext:value-type="float">
            <text:p>0.006994435004484</text:p>
          </table:table-cell>
          <table:table-cell office:value-type="float" office:value="0.00315689713328676" calcext:value-type="float">
            <text:p>0.003156897133287</text:p>
          </table:table-cell>
        </table:table-row>
        <table:table-row table:style-name="ro1">
          <table:table-cell office:value-type="float" office:value="29.2189953724543" calcext:value-type="float">
            <text:p>29.2189953724543</text:p>
          </table:table-cell>
          <table:table-cell office:value-type="float" office:value="4.88141322135925" calcext:value-type="float">
            <text:p>4.8814132213592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2994271541974" calcext:value-type="float">
            <text:p>0.96299427154197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59910913140312" calcext:value-type="float">
            <text:p>0.95991091314031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8.21811596477554" calcext:value-type="float">
            <text:p>8.21811596477554</text:p>
          </table:table-cell>
          <table:table-cell office:value-type="float" office:value="1.11029850626589" calcext:value-type="float">
            <text:p>1.11029850626589</text:p>
          </table:table-cell>
          <table:table-cell office:value-type="float" office:value="0.0084531481322371" calcext:value-type="float">
            <text:p>0.008453148132237</text:p>
          </table:table-cell>
          <table:table-cell office:value-type="float" office:value="0.00299279226286601" calcext:value-type="float">
            <text:p>0.002992792262866</text:p>
          </table:table-cell>
        </table:table-row>
        <table:table-row table:style-name="ro1">
          <table:table-cell office:value-type="float" office:value="30.692365805308" calcext:value-type="float">
            <text:p>30.692365805308</text:p>
          </table:table-cell>
          <table:table-cell office:value-type="float" office:value="3.95588306585948" calcext:value-type="float">
            <text:p>3.9558830658594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2994271541974" calcext:value-type="float">
            <text:p>0.96299427154197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59910913140312" calcext:value-type="float">
            <text:p>0.95991091314031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7.28880550657232" calcext:value-type="float">
            <text:p>7.28880550657232</text:p>
          </table:table-cell>
          <table:table-cell office:value-type="float" office:value="0.646132402474528" calcext:value-type="float">
            <text:p>0.646132402474528</text:p>
          </table:table-cell>
          <table:table-cell office:value-type="float" office:value="0.0084531481322371" calcext:value-type="float">
            <text:p>0.008453148132237</text:p>
          </table:table-cell>
          <table:table-cell office:value-type="float" office:value="0.00299279226286601" calcext:value-type="float">
            <text:p>0.002992792262866</text:p>
          </table:table-cell>
        </table:table-row>
        <table:table-row table:style-name="ro1">
          <table:table-cell office:value-type="float" office:value="28.5708316167196" calcext:value-type="float">
            <text:p>28.5708316167196</text:p>
          </table:table-cell>
          <table:table-cell office:value-type="float" office:value="4.92129687468211" calcext:value-type="float">
            <text:p>4.9212968746821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2994271541974" calcext:value-type="float">
            <text:p>0.96299427154197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7269372693727" calcext:value-type="float">
            <text:p>0.937269372693727</text:p>
          </table:table-cell>
          <table:table-cell office:value-type="float" office:value="0.959851301115241" calcext:value-type="float">
            <text:p>0.959851301115241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59910913140312" calcext:value-type="float">
            <text:p>0.959910913140312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61395694135115" calcext:value-type="float">
            <text:p>0.961395694135115</text:p>
          </table:table-cell>
          <table:table-cell office:value-type="float" office:value="6.77309515534908" calcext:value-type="float">
            <text:p>6.77309515534908</text:p>
          </table:table-cell>
          <table:table-cell office:value-type="float" office:value="0.616892208836203" calcext:value-type="float">
            <text:p>0.616892208836203</text:p>
          </table:table-cell>
          <table:table-cell office:value-type="float" office:value="0.0084531481322371" calcext:value-type="float">
            <text:p>0.008453148132237</text:p>
          </table:table-cell>
          <table:table-cell office:value-type="float" office:value="0.00299279226286601" calcext:value-type="float">
            <text:p>0.002992792262866</text:p>
          </table:table-cell>
        </table:table-row>
        <table:table-row table:style-name="ro1">
          <table:table-cell office:value-type="float" office:value="41.1459496418635" calcext:value-type="float">
            <text:p>41.1459496418635</text:p>
          </table:table-cell>
          <table:table-cell office:value-type="float" office:value="6.89835961659749" calcext:value-type="float">
            <text:p>6.89835961659749</text:p>
          </table:table-cell>
          <table:table-cell office:value-type="float" office:value="0.902227722772277" calcext:value-type="float">
            <text:p>0.902227722772277</text:p>
          </table:table-cell>
          <table:table-cell office:value-type="float" office:value="0.924752329514668" calcext:value-type="float">
            <text:p>0.92475232951466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896678966789668" calcext:value-type="float">
            <text:p>0.896678966789668</text:p>
          </table:table-cell>
          <table:table-cell office:value-type="float" office:value="0.924163568773234" calcext:value-type="float">
            <text:p>0.92416356877323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29472902746845" calcext:value-type="float">
            <text:p>0.929472902746845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3170007423905" calcext:value-type="float">
            <text:p>0.93170007423905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5760950259837" calcext:value-type="float">
            <text:p>0.925760950259837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15367483296214" calcext:value-type="float">
            <text:p>0.915367483296214</text:p>
          </table:table-cell>
          <table:table-cell office:value-type="float" office:value="3.9654946812019" calcext:value-type="float">
            <text:p>3.9654946812019</text:p>
          </table:table-cell>
          <table:table-cell office:value-type="float" office:value="1.92247837966418" calcext:value-type="float">
            <text:p>1.92247837966418</text:p>
          </table:table-cell>
          <table:table-cell office:value-type="float" office:value="0.0129318457730436" calcext:value-type="float">
            <text:p>0.012931845773044</text:p>
          </table:table-cell>
          <table:table-cell office:value-type="float" office:value="0.00528050288741878" calcext:value-type="float">
            <text:p>0.005280502887419</text:p>
          </table:table-cell>
        </table:table-row>
        <table:table-row table:style-name="ro1">
          <table:table-cell office:value-type="float" office:value="42.1004541714986" calcext:value-type="float">
            <text:p>42.1004541714986</text:p>
          </table:table-cell>
          <table:table-cell office:value-type="float" office:value="7.41992549101512" calcext:value-type="float">
            <text:p>7.41992549101512</text:p>
          </table:table-cell>
          <table:table-cell office:value-type="float" office:value="0.902227722772277" calcext:value-type="float">
            <text:p>0.902227722772277</text:p>
          </table:table-cell>
          <table:table-cell office:value-type="float" office:value="0.924752329514668" calcext:value-type="float">
            <text:p>0.92475232951466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896678966789668" calcext:value-type="float">
            <text:p>0.896678966789668</text:p>
          </table:table-cell>
          <table:table-cell office:value-type="float" office:value="0.924163568773234" calcext:value-type="float">
            <text:p>0.92416356877323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29472902746845" calcext:value-type="float">
            <text:p>0.929472902746845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3170007423905" calcext:value-type="float">
            <text:p>0.93170007423905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5760950259837" calcext:value-type="float">
            <text:p>0.925760950259837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15367483296214" calcext:value-type="float">
            <text:p>0.915367483296214</text:p>
          </table:table-cell>
          <table:table-cell office:value-type="float" office:value="4.31832373393686" calcext:value-type="float">
            <text:p>4.31832373393686</text:p>
          </table:table-cell>
          <table:table-cell office:value-type="float" office:value="1.6089129338033" calcext:value-type="float">
            <text:p>1.6089129338033</text:p>
          </table:table-cell>
          <table:table-cell office:value-type="float" office:value="0.0129318457730436" calcext:value-type="float">
            <text:p>0.012931845773044</text:p>
          </table:table-cell>
          <table:table-cell office:value-type="float" office:value="0.00528050288741878" calcext:value-type="float">
            <text:p>0.005280502887419</text:p>
          </table:table-cell>
        </table:table-row>
        <table:table-row table:style-name="ro1">
          <table:table-cell office:value-type="float" office:value="33.2451695203781" calcext:value-type="float">
            <text:p>33.2451695203781</text:p>
          </table:table-cell>
          <table:table-cell office:value-type="float" office:value="5.95308752854665" calcext:value-type="float">
            <text:p>5.95308752854665</text:p>
          </table:table-cell>
          <table:table-cell office:value-type="float" office:value="0.902227722772277" calcext:value-type="float">
            <text:p>0.902227722772277</text:p>
          </table:table-cell>
          <table:table-cell office:value-type="float" office:value="0.924752329514668" calcext:value-type="float">
            <text:p>0.92475232951466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7" calcext:value-type="float">
            <text:p>97</text:p>
          </table:table-cell>
          <table:table-cell office:value-type="float" office:value="0.896678966789668" calcext:value-type="float">
            <text:p>0.896678966789668</text:p>
          </table:table-cell>
          <table:table-cell office:value-type="float" office:value="0.924163568773234" calcext:value-type="float">
            <text:p>0.924163568773234</text:p>
          </table:table-cell>
          <table:table-cell office:value-type="float" office:value="0.903345724907063" calcext:value-type="float">
            <text:p>0.903345724907063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29472902746845" calcext:value-type="float">
            <text:p>0.929472902746845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3170007423905" calcext:value-type="float">
            <text:p>0.93170007423905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5760950259837" calcext:value-type="float">
            <text:p>0.925760950259837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15367483296214" calcext:value-type="float">
            <text:p>0.915367483296214</text:p>
          </table:table-cell>
          <table:table-cell office:value-type="float" office:value="5.3626566389493" calcext:value-type="float">
            <text:p>5.3626566389493</text:p>
          </table:table-cell>
          <table:table-cell office:value-type="float" office:value="2.3203446913861" calcext:value-type="float">
            <text:p>2.3203446913861</text:p>
          </table:table-cell>
          <table:table-cell office:value-type="float" office:value="0.0129318457730436" calcext:value-type="float">
            <text:p>0.012931845773044</text:p>
          </table:table-cell>
          <table:table-cell office:value-type="float" office:value="0.00528050288741878" calcext:value-type="float">
            <text:p>0.005280502887419</text:p>
          </table:table-cell>
        </table:table-row>
        <table:table-row table:style-name="ro1">
          <table:table-cell office:value-type="float" office:value="28.2636160850525" calcext:value-type="float">
            <text:p>28.2636160850525</text:p>
          </table:table-cell>
          <table:table-cell office:value-type="float" office:value="4.55968956152598" calcext:value-type="float">
            <text:p>4.55968956152598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8762314528867" calcext:value-type="float">
            <text:p>0.998762314528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44649446494465" calcext:value-type="float">
            <text:p>0.944649446494465</text:p>
          </table:table-cell>
          <table:table-cell office:value-type="float" office:value="0.998513011152416" calcext:value-type="float">
            <text:p>0.99851301115241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8515219005197" calcext:value-type="float">
            <text:p>0.998515219005197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99257609502598" calcext:value-type="float">
            <text:p>0.999257609502598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98515219005197" calcext:value-type="float">
            <text:p>0.998515219005197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98515219005197" calcext:value-type="float">
            <text:p>0.998515219005197</text:p>
          </table:table-cell>
          <table:table-cell office:value-type="float" office:value="3.30543410281455" calcext:value-type="float">
            <text:p>3.30543410281455</text:p>
          </table:table-cell>
          <table:table-cell office:value-type="float" office:value="1.12548798049857" calcext:value-type="float">
            <text:p>1.12548798049857</text:p>
          </table:table-cell>
          <table:table-cell office:value-type="float" office:value="0.0119892740220525" calcext:value-type="float">
            <text:p>0.011989274022053</text:p>
          </table:table-cell>
          <table:table-cell office:value-type="float" office:value="0.000350227304515819" calcext:value-type="float">
            <text:p>0.000350227304516</text:p>
          </table:table-cell>
        </table:table-row>
        <table:table-row table:style-name="ro1">
          <table:table-cell office:value-type="float" office:value="33.2604015668233" calcext:value-type="float">
            <text:p>33.2604015668233</text:p>
          </table:table-cell>
          <table:table-cell office:value-type="float" office:value="4.6953485806783" calcext:value-type="float">
            <text:p>4.6953485806783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6040032050663" calcext:value-type="float">
            <text:p>0.996040032050663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9" calcext:value-type="float">
            <text:p>19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97769516728625" calcext:value-type="float">
            <text:p>0.997769516728625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6288047512992" calcext:value-type="float">
            <text:p>0.996288047512992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4060876020787" calcext:value-type="float">
            <text:p>0.99406087602078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4803266518189" calcext:value-type="float">
            <text:p>0.994803266518189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96288047512992" calcext:value-type="float">
            <text:p>0.996288047512992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97030438010393" calcext:value-type="float">
            <text:p>0.997030438010393</text:p>
          </table:table-cell>
          <table:table-cell office:value-type="float" office:value="6.66369702590955" calcext:value-type="float">
            <text:p>6.66369702590955</text:p>
          </table:table-cell>
          <table:table-cell office:value-type="float" office:value="1.48630100411586" calcext:value-type="float">
            <text:p>1.48630100411586</text:p>
          </table:table-cell>
          <table:table-cell office:value-type="float" office:value="0.00993686274545862" calcext:value-type="float">
            <text:p>0.009936862745459</text:p>
          </table:table-cell>
          <table:table-cell office:value-type="float" office:value="0.00126106384509225" calcext:value-type="float">
            <text:p>0.001261063845092</text:p>
          </table:table-cell>
        </table:table-row>
        <table:table-row table:style-name="ro1">
          <table:table-cell office:value-type="float" office:value="27.3497569561005" calcext:value-type="float">
            <text:p>27.3497569561005</text:p>
          </table:table-cell>
          <table:table-cell office:value-type="float" office:value="4.27080595493317" calcext:value-type="float">
            <text:p>4.27080595493317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4678798817695" calcext:value-type="float">
            <text:p>0.994678798817695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" calcext:value-type="float">
            <text:p>6</text:p>
          </table:table-cell>
          <table:table-cell office:value-type="float" office:value="0.952029520295203" calcext:value-type="float">
            <text:p>0.952029520295203</text:p>
          </table:table-cell>
          <table:table-cell office:value-type="float" office:value="0.997026022304833" calcext:value-type="float">
            <text:p>0.99702602230483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4803266518189" calcext:value-type="float">
            <text:p>0.994803266518189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1833704528582" calcext:value-type="float">
            <text:p>0.99183370452858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4803266518189" calcext:value-type="float">
            <text:p>0.994803266518189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94060876020787" calcext:value-type="float">
            <text:p>0.994060876020787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9554565701559" calcext:value-type="float">
            <text:p>0.99554565701559</text:p>
          </table:table-cell>
          <table:table-cell office:value-type="float" office:value="4.88225878956019" calcext:value-type="float">
            <text:p>4.88225878956019</text:p>
          </table:table-cell>
          <table:table-cell office:value-type="float" office:value="0.811679745213449" calcext:value-type="float">
            <text:p>0.811679745213449</text:p>
          </table:table-cell>
          <table:table-cell office:value-type="float" office:value="0.0108789288259038" calcext:value-type="float">
            <text:p>0.010878928825904</text:p>
          </table:table-cell>
          <table:table-cell office:value-type="float" office:value="0.00156887835451762" calcext:value-type="float">
            <text:p>0.001568878354518</text:p>
          </table:table-cell>
        </table:table-row>
        <table:table-row table:style-name="ro1">
          <table:table-cell office:value-type="float" office:value="33.180278023084" calcext:value-type="float">
            <text:p>33.180278023084</text:p>
          </table:table-cell>
          <table:table-cell office:value-type="float" office:value="4.84008228778839" calcext:value-type="float">
            <text:p>4.84008228778839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6213688871226" calcext:value-type="float">
            <text:p>0.966213688871226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69516728624535" calcext:value-type="float">
            <text:p>0.969516728624535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10.0505706226672" calcext:value-type="float">
            <text:p>10.0505706226672</text:p>
          </table:table-cell>
          <table:table-cell office:value-type="float" office:value="0.942510637644567" calcext:value-type="float">
            <text:p>0.942510637644567</text:p>
          </table:table-cell>
          <table:table-cell office:value-type="float" office:value="0.0104512183131101" calcext:value-type="float">
            <text:p>0.01045121831311</text:p>
          </table:table-cell>
          <table:table-cell office:value-type="float" office:value="0.00189162493745189" calcext:value-type="float">
            <text:p>0.001891624937452</text:p>
          </table:table-cell>
        </table:table-row>
        <table:table-row table:style-name="ro1">
          <table:table-cell office:value-type="float" office:value="30.1993741194407" calcext:value-type="float">
            <text:p>30.1993741194407</text:p>
          </table:table-cell>
          <table:table-cell office:value-type="float" office:value="4.8724532922109" calcext:value-type="float">
            <text:p>4.8724532922109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6213688871226" calcext:value-type="float">
            <text:p>0.966213688871226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69516728624535" calcext:value-type="float">
            <text:p>0.969516728624535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7334818114328" calcext:value-type="float">
            <text:p>0.967334818114328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5107646622123" calcext:value-type="float">
            <text:p>0.965107646622123</text:p>
          </table:table-cell>
          <table:table-cell office:value-type="float" office:value="0.951672862453531" calcext:value-type="float">
            <text:p>0.951672862453531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5.28854883896491" calcext:value-type="float">
            <text:p>5.28854883896491</text:p>
          </table:table-cell>
          <table:table-cell office:value-type="float" office:value="1.86871946251498" calcext:value-type="float">
            <text:p>1.86871946251498</text:p>
          </table:table-cell>
          <table:table-cell office:value-type="float" office:value="0.0104512183131101" calcext:value-type="float">
            <text:p>0.01045121831311</text:p>
          </table:table-cell>
          <table:table-cell office:value-type="float" office:value="0.00189162493745189" calcext:value-type="float">
            <text:p>0.001891624937452</text:p>
          </table:table-cell>
        </table:table-row>
        <table:table-row table:style-name="ro1">
          <table:table-cell office:value-type="float" office:value="27.6086671749751" calcext:value-type="float">
            <text:p>27.6086671749751</text:p>
          </table:table-cell>
          <table:table-cell office:value-type="float" office:value="6.14012865225474" calcext:value-type="float">
            <text:p>6.14012865225474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6089773133927" calcext:value-type="float">
            <text:p>0.96608977313392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0" calcext:value-type="float">
            <text:p>50</text:p>
          </table:table-cell>
          <table:table-cell office:value-type="float" office:value="0.929889298892989" calcext:value-type="float">
            <text:p>0.929889298892989</text:p>
          </table:table-cell>
          <table:table-cell office:value-type="float" office:value="0.968773234200743" calcext:value-type="float">
            <text:p>0.96877323420074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807720861173" calcext:value-type="float">
            <text:p>0.96807720861173</text:p>
          </table:table-cell>
          <table:table-cell office:value-type="float" office:value="0.921933085501859" calcext:value-type="float">
            <text:p>0.921933085501859</text:p>
          </table:table-cell>
          <table:table-cell office:value-type="float" office:value="0.964365256124722" calcext:value-type="float">
            <text:p>0.964365256124722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66592427616926" calcext:value-type="float">
            <text:p>0.966592427616926</text:p>
          </table:table-cell>
          <table:table-cell office:value-type="float" office:value="4.63589722017609" calcext:value-type="float">
            <text:p>4.63589722017609</text:p>
          </table:table-cell>
          <table:table-cell office:value-type="float" office:value="2.30664609683857" calcext:value-type="float">
            <text:p>2.30664609683857</text:p>
          </table:table-cell>
          <table:table-cell office:value-type="float" office:value="0.00778672598364952" calcext:value-type="float">
            <text:p>0.00778672598365</text:p>
          </table:table-cell>
          <table:table-cell office:value-type="float" office:value="0.00184053440382338" calcext:value-type="float">
            <text:p>0.001840534403823</text:p>
          </table:table-cell>
        </table:table-row>
        <table:table-row table:style-name="ro1">
          <table:table-cell office:value-type="float" office:value="22.8053982655207" calcext:value-type="float">
            <text:p>22.8053982655207</text:p>
          </table:table-cell>
          <table:table-cell office:value-type="float" office:value="4.73601917425791" calcext:value-type="float">
            <text:p>4.7360191742579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138539082214" calcext:value-type="float">
            <text:p>0.9613853908221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5" calcext:value-type="float">
            <text:p>55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58364312267658" calcext:value-type="float">
            <text:p>0.95836431226765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0653303637713" calcext:value-type="float">
            <text:p>0.96065330363771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59910913140312" calcext:value-type="float">
            <text:p>0.959910913140312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1.07984357522729" calcext:value-type="float">
            <text:p>1.07984357522729</text:p>
          </table:table-cell>
          <table:table-cell office:value-type="float" office:value="1.68346841724205" calcext:value-type="float">
            <text:p>1.68346841724205</text:p>
          </table:table-cell>
          <table:table-cell office:value-type="float" office:value="0.0081921012193526" calcext:value-type="float">
            <text:p>0.008192101219353</text:p>
          </table:table-cell>
          <table:table-cell office:value-type="float" office:value="0.00188475459899992" calcext:value-type="float">
            <text:p>0.001884754599</text:p>
          </table:table-cell>
        </table:table-row>
        <table:table-row table:style-name="ro1">
          <table:table-cell office:value-type="float" office:value="21.8385576804479" calcext:value-type="float">
            <text:p>21.8385576804479</text:p>
          </table:table-cell>
          <table:table-cell office:value-type="float" office:value="6.08098002274831" calcext:value-type="float">
            <text:p>6.0809800227483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138539082214" calcext:value-type="float">
            <text:p>0.9613853908221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5" calcext:value-type="float">
            <text:p>55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58364312267658" calcext:value-type="float">
            <text:p>0.95836431226765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0653303637713" calcext:value-type="float">
            <text:p>0.96065330363771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59910913140312" calcext:value-type="float">
            <text:p>0.959910913140312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2.27415738597285" calcext:value-type="float">
            <text:p>2.27415738597285</text:p>
          </table:table-cell>
          <table:table-cell office:value-type="float" office:value="1.80620453689219" calcext:value-type="float">
            <text:p>1.80620453689219</text:p>
          </table:table-cell>
          <table:table-cell office:value-type="float" office:value="0.0081921012193526" calcext:value-type="float">
            <text:p>0.008192101219353</text:p>
          </table:table-cell>
          <table:table-cell office:value-type="float" office:value="0.00188475459899992" calcext:value-type="float">
            <text:p>0.001884754599</text:p>
          </table:table-cell>
        </table:table-row>
        <table:table-row table:style-name="ro1">
          <table:table-cell office:value-type="float" office:value="21.3739668528239" calcext:value-type="float">
            <text:p>21.3739668528239</text:p>
          </table:table-cell>
          <table:table-cell office:value-type="float" office:value="4.9830740292867" calcext:value-type="float">
            <text:p>4.983074029286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138539082214" calcext:value-type="float">
            <text:p>0.9613853908221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5" calcext:value-type="float">
            <text:p>55</text:p>
          </table:table-cell>
          <table:table-cell office:value-type="float" office:value="0.933579335793358" calcext:value-type="float">
            <text:p>0.933579335793358</text:p>
          </table:table-cell>
          <table:table-cell office:value-type="float" office:value="0.958364312267658" calcext:value-type="float">
            <text:p>0.95836431226765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0653303637713" calcext:value-type="float">
            <text:p>0.96065330363771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59910913140312" calcext:value-type="float">
            <text:p>0.959910913140312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182156133829" calcext:value-type="float">
            <text:p>0.9182156133829</text:p>
          </table:table-cell>
          <table:table-cell office:value-type="float" office:value="0.962880475129918" calcext:value-type="float">
            <text:p>0.96288047512991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6362286562732" calcext:value-type="float">
            <text:p>0.96362286562732</text:p>
          </table:table-cell>
          <table:table-cell office:value-type="float" office:value="1.75197152614172" calcext:value-type="float">
            <text:p>1.75197152614172</text:p>
          </table:table-cell>
          <table:table-cell office:value-type="float" office:value="1.75294983533171" calcext:value-type="float">
            <text:p>1.75294983533171</text:p>
          </table:table-cell>
          <table:table-cell office:value-type="float" office:value="0.0081921012193526" calcext:value-type="float">
            <text:p>0.008192101219353</text:p>
          </table:table-cell>
          <table:table-cell office:value-type="float" office:value="0.00188475459899992" calcext:value-type="float">
            <text:p>0.001884754599</text:p>
          </table:table-cell>
        </table:table-row>
        <table:table-row table:style-name="ro1">
          <table:table-cell office:value-type="float" office:value="19.4865499337514" calcext:value-type="float">
            <text:p>19.4865499337514</text:p>
          </table:table-cell>
          <table:table-cell office:value-type="float" office:value="6.05539786815643" calcext:value-type="float">
            <text:p>6.05539786815643</text:p>
          </table:table-cell>
          <table:table-cell office:value-type="float" office:value="0.910272277227723" calcext:value-type="float">
            <text:p>0.910272277227723</text:p>
          </table:table-cell>
          <table:table-cell office:value-type="float" office:value="0.926608857721367" calcext:value-type="float">
            <text:p>0.9266088577213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619926199262" calcext:value-type="float">
            <text:p>0.92619926199262</text:p>
          </table:table-cell>
          <table:table-cell office:value-type="float" office:value="0.92639405204461" calcext:value-type="float">
            <text:p>0.92639405204461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21306607275427" calcext:value-type="float">
            <text:p>0.92130660727542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27988121752042" calcext:value-type="float">
            <text:p>0.927988121752042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35412026726058" calcext:value-type="float">
            <text:p>0.935412026726058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6503340757238" calcext:value-type="float">
            <text:p>0.926503340757238</text:p>
          </table:table-cell>
          <table:table-cell office:value-type="float" office:value="3.58449170195949" calcext:value-type="float">
            <text:p>3.58449170195949</text:p>
          </table:table-cell>
          <table:table-cell office:value-type="float" office:value="1.38328184412152" calcext:value-type="float">
            <text:p>1.38328184412152</text:p>
          </table:table-cell>
          <table:table-cell office:value-type="float" office:value="0.0171742556896288" calcext:value-type="float">
            <text:p>0.017174255689629</text:p>
          </table:table-cell>
          <table:table-cell office:value-type="float" office:value="0.00462532182018554" calcext:value-type="float">
            <text:p>0.004625321820186</text:p>
          </table:table-cell>
        </table:table-row>
        <table:table-row table:style-name="ro1">
          <table:table-cell office:value-type="float" office:value="20.5437101125717" calcext:value-type="float">
            <text:p>20.5437101125717</text:p>
          </table:table-cell>
          <table:table-cell office:value-type="float" office:value="4.4626358350118" calcext:value-type="float">
            <text:p>4.4626358350118</text:p>
          </table:table-cell>
          <table:table-cell office:value-type="float" office:value="0.910272277227723" calcext:value-type="float">
            <text:p>0.910272277227723</text:p>
          </table:table-cell>
          <table:table-cell office:value-type="float" office:value="0.926608857721367" calcext:value-type="float">
            <text:p>0.9266088577213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619926199262" calcext:value-type="float">
            <text:p>0.92619926199262</text:p>
          </table:table-cell>
          <table:table-cell office:value-type="float" office:value="0.92639405204461" calcext:value-type="float">
            <text:p>0.92639405204461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21306607275427" calcext:value-type="float">
            <text:p>0.92130660727542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27988121752042" calcext:value-type="float">
            <text:p>0.927988121752042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35412026726058" calcext:value-type="float">
            <text:p>0.935412026726058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6503340757238" calcext:value-type="float">
            <text:p>0.926503340757238</text:p>
          </table:table-cell>
          <table:table-cell office:value-type="float" office:value="2.6914754841662" calcext:value-type="float">
            <text:p>2.6914754841662</text:p>
          </table:table-cell>
          <table:table-cell office:value-type="float" office:value="1.5084039952208" calcext:value-type="float">
            <text:p>1.5084039952208</text:p>
          </table:table-cell>
          <table:table-cell office:value-type="float" office:value="0.0171742556896288" calcext:value-type="float">
            <text:p>0.017174255689629</text:p>
          </table:table-cell>
          <table:table-cell office:value-type="float" office:value="0.00462532182018554" calcext:value-type="float">
            <text:p>0.004625321820186</text:p>
          </table:table-cell>
        </table:table-row>
        <table:table-row table:style-name="ro1">
          <table:table-cell office:value-type="float" office:value="21.135317603747" calcext:value-type="float">
            <text:p>21.135317603747</text:p>
          </table:table-cell>
          <table:table-cell office:value-type="float" office:value="5.35053733984629" calcext:value-type="float">
            <text:p>5.35053733984629</text:p>
          </table:table-cell>
          <table:table-cell office:value-type="float" office:value="0.910272277227723" calcext:value-type="float">
            <text:p>0.910272277227723</text:p>
          </table:table-cell>
          <table:table-cell office:value-type="float" office:value="0.926608857721367" calcext:value-type="float">
            <text:p>0.9266088577213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1" calcext:value-type="float">
            <text:p>91</text:p>
          </table:table-cell>
          <table:table-cell office:value-type="float" office:value="0.92619926199262" calcext:value-type="float">
            <text:p>0.92619926199262</text:p>
          </table:table-cell>
          <table:table-cell office:value-type="float" office:value="0.92639405204461" calcext:value-type="float">
            <text:p>0.92639405204461</text:p>
          </table:table-cell>
          <table:table-cell office:value-type="float" office:value="0.899628252788104" calcext:value-type="float">
            <text:p>0.899628252788104</text:p>
          </table:table-cell>
          <table:table-cell office:value-type="float" office:value="0.921306607275427" calcext:value-type="float">
            <text:p>0.92130660727542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27988121752042" calcext:value-type="float">
            <text:p>0.927988121752042</text:p>
          </table:table-cell>
          <table:table-cell office:value-type="float" office:value="0.91449814126394" calcext:value-type="float">
            <text:p>0.91449814126394</text:p>
          </table:table-cell>
          <table:table-cell office:value-type="float" office:value="0.935412026726058" calcext:value-type="float">
            <text:p>0.935412026726058</text:p>
          </table:table-cell>
          <table:table-cell office:value-type="float" office:value="0.888475836431227" calcext:value-type="float">
            <text:p>0.888475836431227</text:p>
          </table:table-cell>
          <table:table-cell office:value-type="float" office:value="0.922048997772829" calcext:value-type="float">
            <text:p>0.922048997772829</text:p>
          </table:table-cell>
          <table:table-cell office:value-type="float" office:value="0.895910780669145" calcext:value-type="float">
            <text:p>0.895910780669145</text:p>
          </table:table-cell>
          <table:table-cell office:value-type="float" office:value="0.926503340757238" calcext:value-type="float">
            <text:p>0.926503340757238</text:p>
          </table:table-cell>
          <table:table-cell office:value-type="float" office:value="3.58042760441161" calcext:value-type="float">
            <text:p>3.58042760441161</text:p>
          </table:table-cell>
          <table:table-cell office:value-type="float" office:value="1.37103621706314" calcext:value-type="float">
            <text:p>1.37103621706314</text:p>
          </table:table-cell>
          <table:table-cell office:value-type="float" office:value="0.0171742556896288" calcext:value-type="float">
            <text:p>0.017174255689629</text:p>
          </table:table-cell>
          <table:table-cell office:value-type="float" office:value="0.00462532182018554" calcext:value-type="float">
            <text:p>0.004625321820186</text:p>
          </table:table-cell>
        </table:table-row>
      </table:table>
      <table:named-expressions/>
      <table:database-ranges>
        <table:database-range table:name="__Anonymous_Sheet_DB__0" table:target-range-address="search_results.A1:search_results.AB121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3T22:18:21.700810808</dc:date>
    <meta:editing-duration>PT20M54S</meta:editing-duration>
    <meta:editing-cycles>3</meta:editing-cycles>
    <meta:generator>LibreOffice/5.2.7.2$Linux_X86_64 LibreOffice_project/20m0$Build-2</meta:generator>
    <meta:document-statistic meta:table-count="1" meta:cell-count="338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AB2:search_results.AB121" chart:error-lower-range="search_results.AB2:search_results.AB121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earch_results.AB2:search_results.AB121" chart:error-lower-range="search_results.AB2:search_results.AB121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AA2:search_results.AA121" chart:error-lower-range="search_results.AA2:search_results.AA121"/>
      <style:graphic-properties draw:stroke="none" svg:stroke-width="0.08cm" svg:stroke-color="#ccff99" draw:fill-color="#ccff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earch_results.AA2:search_results.AA121" chart:error-lower-range="search_results.AA2:search_results.AA121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49cm" svg:height="13.814cm" xlink:href=".." xlink:type="simple" chart:class="chart:scatter" chart:style-name="ch1">
        <chart:legend chart:legend-position="end" svg:x="21.069cm" svg:y="6.359cm" style:legend-expansion="high" chart:style-name="ch2"/>
        <chart:plot-area chart:style-name="ch3" table:cell-range-address="search_results.C1:search_results.D121 search_results.F2:search_results.F121" chart:data-source-has-labels="row" svg:x="1.501cm" svg:y="0.276cm" svg:width="19.078cm" svg:height="12.281cm">
          <chartooo:coordinate-region svg:x="2.413cm" svg:y="0.476cm" svg:width="17.979cm" svg:height="11.435cm"/>
          <chart:axis chart:dimension="x" chart:name="primary-x" chart:style-name="ch4">
            <chart:title svg:x="10.202cm" svg:y="12.833cm" chart:style-name="ch5">
              <text:p>Max Depth</text:p>
            </chart:title>
          </chart:axis>
          <chart:axis chart:dimension="y" chart:name="primary-y" chart:style-name="ch4">
            <chart:title svg:x="0.451cm" svg:y="7.161cm" chart:style-name="ch6">
              <text:p>CV Score</text:p>
            </chart:title>
            <chart:grid chart:style-name="ch7" chart:class="major"/>
          </chart:axis>
          <chart:series chart:style-name="ch8" chart:values-cell-range-address="search_results.D2:search_results.D121" chart:label-cell-address="search_results.D1:search_results.D1" chart:class="chart:scatter">
            <chart:domain table:cell-range-address="search_results.F2:search_results.F121"/>
            <chart:error-indicator chart:style-name="ch9" chart:dimension="y"/>
            <chart:data-point chart:repeated="120"/>
          </chart:series>
          <chart:series chart:style-name="ch10" chart:values-cell-range-address="search_results.C2:search_results.C121" chart:label-cell-address="search_results.C1:search_results.C1" chart:class="chart:scatter">
            <chart:error-indicator chart:style-name="ch11" chart:dimension="y"/>
            <chart:data-point chart:repeated="1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AB</text:p>
              </table:table-cell>
              <table:table-cell office:value-type="string">
                <text:p>Spalte AB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AA</text:p>
              </table:table-cell>
              <table:table-cell office:value-type="string">
                <text:p>Spalte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search_results.F2:search_results.F121</svg:desc>
                </draw:g>
              </table:table-cell>
              <table:table-cell office:value-type="float" office:value="0.994182951880769">
                <text:p>0.994182951880769</text:p>
                <draw:g>
                  <svg:desc>search_results.D2:search_results.D121</svg:desc>
                </draw:g>
              </table:table-cell>
              <table:table-cell office:value-type="float" office:value="0.00157089751335424">
                <text:p>0.00157089751335424</text:p>
                <draw:g>
                  <svg:desc>search_results.AB2:search_results.AB121</svg:desc>
                </draw:g>
              </table:table-cell>
              <table:table-cell office:value-type="float" office:value="0.00157089751335424">
                <text:p>0.00157089751335424</text:p>
                <draw:g>
                  <svg:desc>search_results.AB2:search_results.AB121</svg:desc>
                </draw:g>
              </table:table-cell>
              <table:table-cell office:value-type="float" office:value="0.935643564356436">
                <text:p>0.935643564356436</text:p>
                <draw:g>
                  <svg:desc>search_results.C2:search_results.C121</svg:desc>
                </draw:g>
              </table:table-cell>
              <table:table-cell office:value-type="float" office:value="0.011494188591918">
                <text:p>0.011494188591918</text:p>
                <draw:g>
                  <svg:desc>search_results.AA2:search_results.AA121</svg:desc>
                </draw:g>
              </table:table-cell>
              <table:table-cell office:value-type="float" office:value="0.011494188591918">
                <text:p>0.011494188591918</text:p>
                <draw:g>
                  <svg:desc>search_results.AA2:search_results.AA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991459933451638">
                <text:p>0.991459933451638</text:p>
              </table:table-cell>
              <table:table-cell office:value-type="float" office:value="0.00217721018609553">
                <text:p>0.00217721018609553</text:p>
              </table:table-cell>
              <table:table-cell office:value-type="float" office:value="0.00217721018609553">
                <text:p>0.0021772101860955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3854917251796">
                <text:p>0.00893854917251796</text:p>
              </table:table-cell>
              <table:table-cell office:value-type="float" office:value="0.00893854917251796">
                <text:p>0.00893854917251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989109030209866">
                <text:p>0.989109030209866</text:p>
              </table:table-cell>
              <table:table-cell office:value-type="float" office:value="0.00110555287012693">
                <text:p>0.00110555287012693</text:p>
              </table:table-cell>
              <table:table-cell office:value-type="float" office:value="0.00110555287012693">
                <text:p>0.00110555287012693</text:p>
              </table:table-cell>
              <table:table-cell office:value-type="float" office:value="0.9375">
                <text:p>0.9375</text:p>
              </table:table-cell>
              <table:table-cell office:value-type="float" office:value="0.00583582662758109">
                <text:p>0.00583582662758109</text:p>
              </table:table-cell>
              <table:table-cell office:value-type="float" office:value="0.00583582662758109">
                <text:p>0.00583582662758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964850247785478">
                <text:p>0.964850247785478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20472589686262">
                <text:p>0.00820472589686262</text:p>
              </table:table-cell>
              <table:table-cell office:value-type="float" office:value="0.00820472589686262">
                <text:p>0.00820472589686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94801794616335">
                <text:p>0.994801794616335</text:p>
              </table:table-cell>
              <table:table-cell office:value-type="float" office:value="0.00121322408732259">
                <text:p>0.00121322408732259</text:p>
              </table:table-cell>
              <table:table-cell office:value-type="float" office:value="0.00121322408732259">
                <text:p>0.00121322408732259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895872703515036">
                <text:p>0.00895872703515036</text:p>
              </table:table-cell>
              <table:table-cell office:value-type="float" office:value="0.00895872703515036">
                <text:p>0.00895872703515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.991955228425369">
                <text:p>0.991955228425369</text:p>
              </table:table-cell>
              <table:table-cell office:value-type="float" office:value="0.00188970185403689">
                <text:p>0.00188970185403689</text:p>
              </table:table-cell>
              <table:table-cell office:value-type="float" office:value="0.00188970185403689">
                <text:p>0.0018897018540368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3854917251796">
                <text:p>0.00893854917251796</text:p>
              </table:table-cell>
              <table:table-cell office:value-type="float" office:value="0.00893854917251796">
                <text:p>0.00893854917251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0.989603957208133">
                <text:p>0.989603957208133</text:p>
              </table:table-cell>
              <table:table-cell office:value-type="float" office:value="0.0011340348433496">
                <text:p>0.0011340348433496</text:p>
              </table:table-cell>
              <table:table-cell office:value-type="float" office:value="0.0011340348433496">
                <text:p>0.0011340348433496</text:p>
              </table:table-cell>
              <table:table-cell office:value-type="float" office:value="0.9375">
                <text:p>0.9375</text:p>
              </table:table-cell>
              <table:table-cell office:value-type="float" office:value="0.00583582662758109">
                <text:p>0.00583582662758109</text:p>
              </table:table-cell>
              <table:table-cell office:value-type="float" office:value="0.00583582662758109">
                <text:p>0.00583582662758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0.964850247785478">
                <text:p>0.964850247785478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20472589686262">
                <text:p>0.00820472589686262</text:p>
              </table:table-cell>
              <table:table-cell office:value-type="float" office:value="0.00820472589686262">
                <text:p>0.00820472589686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0.994801794616335">
                <text:p>0.994801794616335</text:p>
              </table:table-cell>
              <table:table-cell office:value-type="float" office:value="0.00121322408732259">
                <text:p>0.00121322408732259</text:p>
              </table:table-cell>
              <table:table-cell office:value-type="float" office:value="0.00121322408732259">
                <text:p>0.00121322408732259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895872703515036">
                <text:p>0.00895872703515036</text:p>
              </table:table-cell>
              <table:table-cell office:value-type="float" office:value="0.00895872703515036">
                <text:p>0.008958727035150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0.991955228425369">
                <text:p>0.991955228425369</text:p>
              </table:table-cell>
              <table:table-cell office:value-type="float" office:value="0.00188970185403689">
                <text:p>0.00188970185403689</text:p>
              </table:table-cell>
              <table:table-cell office:value-type="float" office:value="0.00188970185403689">
                <text:p>0.0018897018540368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3854917251796">
                <text:p>0.00893854917251796</text:p>
              </table:table-cell>
              <table:table-cell office:value-type="float" office:value="0.00893854917251796">
                <text:p>0.008938549172517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0.989603957208133">
                <text:p>0.989603957208133</text:p>
              </table:table-cell>
              <table:table-cell office:value-type="float" office:value="0.0011340348433496">
                <text:p>0.0011340348433496</text:p>
              </table:table-cell>
              <table:table-cell office:value-type="float" office:value="0.0011340348433496">
                <text:p>0.0011340348433496</text:p>
              </table:table-cell>
              <table:table-cell office:value-type="float" office:value="0.9375">
                <text:p>0.9375</text:p>
              </table:table-cell>
              <table:table-cell office:value-type="float" office:value="0.00583582662758109">
                <text:p>0.00583582662758109</text:p>
              </table:table-cell>
              <table:table-cell office:value-type="float" office:value="0.00583582662758109">
                <text:p>0.005835826627581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0.964850247785478">
                <text:p>0.964850247785478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20472589686262">
                <text:p>0.00820472589686262</text:p>
              </table:table-cell>
              <table:table-cell office:value-type="float" office:value="0.00820472589686262">
                <text:p>0.00820472589686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0.994801794616335">
                <text:p>0.994801794616335</text:p>
              </table:table-cell>
              <table:table-cell office:value-type="float" office:value="0.00121322408732259">
                <text:p>0.00121322408732259</text:p>
              </table:table-cell>
              <table:table-cell office:value-type="float" office:value="0.00121322408732259">
                <text:p>0.00121322408732259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895872703515036">
                <text:p>0.00895872703515036</text:p>
              </table:table-cell>
              <table:table-cell office:value-type="float" office:value="0.00895872703515036">
                <text:p>0.008958727035150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0.991955228425369">
                <text:p>0.991955228425369</text:p>
              </table:table-cell>
              <table:table-cell office:value-type="float" office:value="0.00188970185403689">
                <text:p>0.00188970185403689</text:p>
              </table:table-cell>
              <table:table-cell office:value-type="float" office:value="0.00188970185403689">
                <text:p>0.0018897018540368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3854917251796">
                <text:p>0.00893854917251796</text:p>
              </table:table-cell>
              <table:table-cell office:value-type="float" office:value="0.00893854917251796">
                <text:p>0.008938549172517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0.989603957208133">
                <text:p>0.989603957208133</text:p>
              </table:table-cell>
              <table:table-cell office:value-type="float" office:value="0.0011340348433496">
                <text:p>0.0011340348433496</text:p>
              </table:table-cell>
              <table:table-cell office:value-type="float" office:value="0.0011340348433496">
                <text:p>0.0011340348433496</text:p>
              </table:table-cell>
              <table:table-cell office:value-type="float" office:value="0.9375">
                <text:p>0.9375</text:p>
              </table:table-cell>
              <table:table-cell office:value-type="float" office:value="0.00583582662758109">
                <text:p>0.00583582662758109</text:p>
              </table:table-cell>
              <table:table-cell office:value-type="float" office:value="0.00583582662758109">
                <text:p>0.005835826627581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">
                <text:p>12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">
                <text:p>12</text:p>
              </table:table-cell>
              <table:table-cell office:value-type="float" office:value="0.964850247785478">
                <text:p>0.964850247785478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20472589686262">
                <text:p>0.00820472589686262</text:p>
              </table:table-cell>
              <table:table-cell office:value-type="float" office:value="0.00820472589686262">
                <text:p>0.008204725896862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">
                <text:p>12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">
                <text:p>12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0.993317381596995">
                <text:p>0.993317381596995</text:p>
              </table:table-cell>
              <table:table-cell office:value-type="float" office:value="0.00181712705397539">
                <text:p>0.00181712705397539</text:p>
              </table:table-cell>
              <table:table-cell office:value-type="float" office:value="0.00181712705397539">
                <text:p>0.00181712705397539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900710518672392">
                <text:p>0.00900710518672392</text:p>
              </table:table-cell>
              <table:table-cell office:value-type="float" office:value="0.00900710518672392">
                <text:p>0.009007105186723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0.989975520432298">
                <text:p>0.989975520432298</text:p>
              </table:table-cell>
              <table:table-cell office:value-type="float" office:value="0.000931531652601867">
                <text:p>0.000931531652601867</text:p>
              </table:table-cell>
              <table:table-cell office:value-type="float" office:value="0.000931531652601867">
                <text:p>0.000931531652601867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628686176083732">
                <text:p>0.00628686176083732</text:p>
              </table:table-cell>
              <table:table-cell office:value-type="float" office:value="0.00628686176083732">
                <text:p>0.006286861760837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0.987376233752733">
                <text:p>0.987376233752733</text:p>
              </table:table-cell>
              <table:table-cell office:value-type="float" office:value="0.00095844752931506">
                <text:p>0.00095844752931506</text:p>
              </table:table-cell>
              <table:table-cell office:value-type="float" office:value="0.00095844752931506">
                <text:p>0.0009584475293150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664269995034196">
                <text:p>0.00664269995034196</text:p>
              </table:table-cell>
              <table:table-cell office:value-type="float" office:value="0.00664269995034196">
                <text:p>0.006642699950341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">
                <text:p>12</text:p>
              </table:table-cell>
              <table:table-cell office:value-type="float" office:value="0.964975083461435">
                <text:p>0.964975083461435</text:p>
              </table:table-cell>
              <table:table-cell office:value-type="float" office:value="0.00138744746205612">
                <text:p>0.00138744746205612</text:p>
              </table:table-cell>
              <table:table-cell office:value-type="float" office:value="0.00138744746205612">
                <text:p>0.0013874474620561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68690634247943">
                <text:p>0.00868690634247943</text:p>
              </table:table-cell>
              <table:table-cell office:value-type="float" office:value="0.00868690634247943">
                <text:p>0.008686906342479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">
                <text:p>12</text:p>
              </table:table-cell>
              <table:table-cell office:value-type="float" office:value="0.964975083461435">
                <text:p>0.964975083461435</text:p>
              </table:table-cell>
              <table:table-cell office:value-type="float" office:value="0.00138744746205612">
                <text:p>0.00138744746205612</text:p>
              </table:table-cell>
              <table:table-cell office:value-type="float" office:value="0.00138744746205612">
                <text:p>0.0013874474620561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68690634247943">
                <text:p>0.00868690634247943</text:p>
              </table:table-cell>
              <table:table-cell office:value-type="float" office:value="0.00868690634247943">
                <text:p>0.008686906342479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">
                <text:p>12</text:p>
              </table:table-cell>
              <table:table-cell office:value-type="float" office:value="0.964727435974569">
                <text:p>0.964727435974569</text:p>
              </table:table-cell>
              <table:table-cell office:value-type="float" office:value="0.00141259217085637">
                <text:p>0.00141259217085637</text:p>
              </table:table-cell>
              <table:table-cell office:value-type="float" office:value="0.00141259217085637">
                <text:p>0.0014125921708563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68690634247943">
                <text:p>0.00868690634247943</text:p>
              </table:table-cell>
              <table:table-cell office:value-type="float" office:value="0.00868690634247943">
                <text:p>0.008686906342479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">
                <text:p>12</text:p>
              </table:table-cell>
              <table:table-cell office:value-type="float" office:value="0.961509122571707">
                <text:p>0.961509122571707</text:p>
              </table:table-cell>
              <table:table-cell office:value-type="float" office:value="0.00199970658397895">
                <text:p>0.00199970658397895</text:p>
              </table:table-cell>
              <table:table-cell office:value-type="float" office:value="0.00199970658397895">
                <text:p>0.0019997065839789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0766347238231649">
                <text:p>0.00766347238231649</text:p>
              </table:table-cell>
              <table:table-cell office:value-type="float" office:value="0.00766347238231649">
                <text:p>0.007663472382316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">
                <text:p>12</text:p>
              </table:table-cell>
              <table:table-cell office:value-type="float" office:value="0.961509122571707">
                <text:p>0.961509122571707</text:p>
              </table:table-cell>
              <table:table-cell office:value-type="float" office:value="0.00199970658397895">
                <text:p>0.00199970658397895</text:p>
              </table:table-cell>
              <table:table-cell office:value-type="float" office:value="0.00199970658397895">
                <text:p>0.0019997065839789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0766347238231649">
                <text:p>0.00766347238231649</text:p>
              </table:table-cell>
              <table:table-cell office:value-type="float" office:value="0.00766347238231649">
                <text:p>0.007663472382316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0.961509122571707">
                <text:p>0.961509122571707</text:p>
              </table:table-cell>
              <table:table-cell office:value-type="float" office:value="0.00199970658397895">
                <text:p>0.00199970658397895</text:p>
              </table:table-cell>
              <table:table-cell office:value-type="float" office:value="0.00199970658397895">
                <text:p>0.0019997065839789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0766347238231649">
                <text:p>0.00766347238231649</text:p>
              </table:table-cell>
              <table:table-cell office:value-type="float" office:value="0.00766347238231649">
                <text:p>0.007663472382316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0.926608857721367">
                <text:p>0.926608857721367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910272277227723">
                <text:p>0.910272277227723</text:p>
              </table:table-cell>
              <table:table-cell office:value-type="float" office:value="0.0171742556896288">
                <text:p>0.0171742556896288</text:p>
              </table:table-cell>
              <table:table-cell office:value-type="float" office:value="0.0171742556896288">
                <text:p>0.01717425568962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">
                <text:p>12</text:p>
              </table:table-cell>
              <table:table-cell office:value-type="float" office:value="0.926608857721367">
                <text:p>0.926608857721367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910272277227723">
                <text:p>0.910272277227723</text:p>
              </table:table-cell>
              <table:table-cell office:value-type="float" office:value="0.0171742556896288">
                <text:p>0.0171742556896288</text:p>
              </table:table-cell>
              <table:table-cell office:value-type="float" office:value="0.0171742556896288">
                <text:p>0.01717425568962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0.926608857721367">
                <text:p>0.926608857721367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910272277227723">
                <text:p>0.910272277227723</text:p>
              </table:table-cell>
              <table:table-cell office:value-type="float" office:value="0.0171742556896288">
                <text:p>0.0171742556896288</text:p>
              </table:table-cell>
              <table:table-cell office:value-type="float" office:value="0.0171742556896288">
                <text:p>0.01717425568962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990222431968236">
                <text:p>0.990222431968236</text:p>
              </table:table-cell>
              <table:table-cell office:value-type="float" office:value="0.000797020673325775">
                <text:p>0.000797020673325775</text:p>
              </table:table-cell>
              <table:table-cell office:value-type="float" office:value="0.000797020673325775">
                <text:p>0.00079702067332577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869763170491918">
                <text:p>0.00869763170491918</text:p>
              </table:table-cell>
              <table:table-cell office:value-type="float" office:value="0.00869763170491918">
                <text:p>0.008697631704919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0.987004854516301">
                <text:p>0.987004854516301</text:p>
              </table:table-cell>
              <table:table-cell office:value-type="float" office:value="0.00102901512938532">
                <text:p>0.00102901512938532</text:p>
              </table:table-cell>
              <table:table-cell office:value-type="float" office:value="0.00102901512938532">
                <text:p>0.0010290151293853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16843459113914">
                <text:p>0.00816843459113914</text:p>
              </table:table-cell>
              <table:table-cell office:value-type="float" office:value="0.00816843459113914">
                <text:p>0.008168434591139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">
                <text:p>21</text:p>
              </table:table-cell>
              <table:table-cell office:value-type="float" office:value="0.986386195768466">
                <text:p>0.986386195768466</text:p>
              </table:table-cell>
              <table:table-cell office:value-type="float" office:value="0.00139929897427146">
                <text:p>0.00139929897427146</text:p>
              </table:table-cell>
              <table:table-cell office:value-type="float" office:value="0.00139929897427146">
                <text:p>0.00139929897427146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511849744389827">
                <text:p>0.00511849744389827</text:p>
              </table:table-cell>
              <table:table-cell office:value-type="float" office:value="0.00511849744389827">
                <text:p>0.005118497443898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">
                <text:p>21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">
                <text:p>21</text:p>
              </table:table-cell>
              <table:table-cell office:value-type="float" office:value="0.966087749268879">
                <text:p>0.966087749268879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99443500448354">
                <text:p>0.00699443500448354</text:p>
              </table:table-cell>
              <table:table-cell office:value-type="float" office:value="0.00699443500448354">
                <text:p>0.006994435004483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">
                <text:p>21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">
                <text:p>21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">
                <text:p>21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">
                <text:p>21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">
                <text:p>21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">
                <text:p>21</text:p>
              </table:table-cell>
              <table:table-cell office:value-type="float" office:value="0.998391119280166">
                <text:p>0.998391119280166</text:p>
              </table:table-cell>
              <table:table-cell office:value-type="float" office:value="0.000666248036552361">
                <text:p>0.000666248036552361</text:p>
              </table:table-cell>
              <table:table-cell office:value-type="float" office:value="0.000666248036552361">
                <text:p>0.000666248036552361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815207302464527">
                <text:p>0.00815207302464527</text:p>
              </table:table-cell>
              <table:table-cell office:value-type="float" office:value="0.00815207302464527">
                <text:p>0.008152073024645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">
                <text:p>21</text:p>
              </table:table-cell>
              <table:table-cell office:value-type="float" office:value="0.996410675336168">
                <text:p>0.996410675336168</text:p>
              </table:table-cell>
              <table:table-cell office:value-type="float" office:value="0.000793479516789977">
                <text:p>0.000793479516789977</text:p>
              </table:table-cell>
              <table:table-cell office:value-type="float" office:value="0.000793479516789977">
                <text:p>0.000793479516789977</text:p>
              </table:table-cell>
              <table:table-cell office:value-type="float" office:value="0.9375">
                <text:p>0.9375</text:p>
              </table:table-cell>
              <table:table-cell office:value-type="float" office:value="0.00891465015343869">
                <text:p>0.00891465015343869</text:p>
              </table:table-cell>
              <table:table-cell office:value-type="float" office:value="0.00891465015343869">
                <text:p>0.008914650153438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">
                <text:p>21</text:p>
              </table:table-cell>
              <table:table-cell office:value-type="float" office:value="0.994430783355366">
                <text:p>0.994430783355366</text:p>
              </table:table-cell>
              <table:table-cell office:value-type="float" office:value="0.00153016753121853">
                <text:p>0.00153016753121853</text:p>
              </table:table-cell>
              <table:table-cell office:value-type="float" office:value="0.00153016753121853">
                <text:p>0.00153016753121853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34664705514241">
                <text:p>0.00634664705514241</text:p>
              </table:table-cell>
              <table:table-cell office:value-type="float" office:value="0.00634664705514241">
                <text:p>0.006346647055142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">
                <text:p>21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">
                <text:p>21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">
                <text:p>21</text:p>
              </table:table-cell>
              <table:table-cell office:value-type="float" office:value="0.966087749268879">
                <text:p>0.966087749268879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99443500448354">
                <text:p>0.00699443500448354</text:p>
              </table:table-cell>
              <table:table-cell office:value-type="float" office:value="0.00699443500448354">
                <text:p>0.006994435004483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">
                <text:p>21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">
                <text:p>21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">
                <text:p>21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">
                <text:p>21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">
                <text:p>21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">
                <text:p>21</text:p>
              </table:table-cell>
              <table:table-cell office:value-type="float" office:value="0.9986385827793">
                <text:p>0.9986385827793</text:p>
              </table:table-cell>
              <table:table-cell office:value-type="float" office:value="0.00051024897549205">
                <text:p>0.00051024897549205</text:p>
              </table:table-cell>
              <table:table-cell office:value-type="float" office:value="0.00051024897549205">
                <text:p>0.0005102489754920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768526583760991">
                <text:p>0.00768526583760991</text:p>
              </table:table-cell>
              <table:table-cell office:value-type="float" office:value="0.00768526583760991">
                <text:p>0.007685265837609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">
                <text:p>21</text:p>
              </table:table-cell>
              <table:table-cell office:value-type="float" office:value="0.99715306583357">
                <text:p>0.99715306583357</text:p>
              </table:table-cell>
              <table:table-cell office:value-type="float" office:value="0.00108737872110928">
                <text:p>0.00108737872110928</text:p>
              </table:table-cell>
              <table:table-cell office:value-type="float" office:value="0.00108737872110928">
                <text:p>0.0010873787211092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16843459113914">
                <text:p>0.00816843459113914</text:p>
              </table:table-cell>
              <table:table-cell office:value-type="float" office:value="0.00816843459113914">
                <text:p>0.008168434591139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">
                <text:p>21</text:p>
              </table:table-cell>
              <table:table-cell office:value-type="float" office:value="0.9946782468545">
                <text:p>0.9946782468545</text:p>
              </table:table-cell>
              <table:table-cell office:value-type="float" office:value="0.00131516853027661">
                <text:p>0.00131516853027661</text:p>
              </table:table-cell>
              <table:table-cell office:value-type="float" office:value="0.00131516853027661">
                <text:p>0.00131516853027661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808038868781821">
                <text:p>0.00808038868781821</text:p>
              </table:table-cell>
              <table:table-cell office:value-type="float" office:value="0.00808038868781821">
                <text:p>0.008080388687818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">
                <text:p>21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">
                <text:p>21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">
                <text:p>21</text:p>
              </table:table-cell>
              <table:table-cell office:value-type="float" office:value="0.966087749268879">
                <text:p>0.966087749268879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99443500448354">
                <text:p>0.00699443500448354</text:p>
              </table:table-cell>
              <table:table-cell office:value-type="float" office:value="0.00699443500448354">
                <text:p>0.006994435004483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">
                <text:p>21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">
                <text:p>21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">
                <text:p>21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">
                <text:p>21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">
                <text:p>21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">
                <text:p>21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">
                <text:p>21</text:p>
              </table:table-cell>
              <table:table-cell office:value-type="float" office:value="0.9986385827793">
                <text:p>0.9986385827793</text:p>
              </table:table-cell>
              <table:table-cell office:value-type="float" office:value="0.00051024897549205">
                <text:p>0.00051024897549205</text:p>
              </table:table-cell>
              <table:table-cell office:value-type="float" office:value="0.00051024897549205">
                <text:p>0.0005102489754920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768526583760991">
                <text:p>0.00768526583760991</text:p>
              </table:table-cell>
              <table:table-cell office:value-type="float" office:value="0.00768526583760991">
                <text:p>0.007685265837609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">
                <text:p>21</text:p>
              </table:table-cell>
              <table:table-cell office:value-type="float" office:value="0.99715306583357">
                <text:p>0.99715306583357</text:p>
              </table:table-cell>
              <table:table-cell office:value-type="float" office:value="0.00108737872110928">
                <text:p>0.00108737872110928</text:p>
              </table:table-cell>
              <table:table-cell office:value-type="float" office:value="0.00108737872110928">
                <text:p>0.0010873787211092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16843459113914">
                <text:p>0.00816843459113914</text:p>
              </table:table-cell>
              <table:table-cell office:value-type="float" office:value="0.00816843459113914">
                <text:p>0.008168434591139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">
                <text:p>21</text:p>
              </table:table-cell>
              <table:table-cell office:value-type="float" office:value="0.9946782468545">
                <text:p>0.9946782468545</text:p>
              </table:table-cell>
              <table:table-cell office:value-type="float" office:value="0.00131516853027661">
                <text:p>0.00131516853027661</text:p>
              </table:table-cell>
              <table:table-cell office:value-type="float" office:value="0.00131516853027661">
                <text:p>0.00131516853027661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808038868781821">
                <text:p>0.00808038868781821</text:p>
              </table:table-cell>
              <table:table-cell office:value-type="float" office:value="0.00808038868781821">
                <text:p>0.008080388687818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">
                <text:p>21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">
                <text:p>21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">
                <text:p>21</text:p>
              </table:table-cell>
              <table:table-cell office:value-type="float" office:value="0.966087749268879">
                <text:p>0.966087749268879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99443500448354">
                <text:p>0.00699443500448354</text:p>
              </table:table-cell>
              <table:table-cell office:value-type="float" office:value="0.00699443500448354">
                <text:p>0.006994435004483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">
                <text:p>21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">
                <text:p>21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">
                <text:p>21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">
                <text:p>21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">
                <text:p>21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">
                <text:p>21</text:p>
              </table:table-cell>
              <table:table-cell office:value-type="float" office:value="0.998762314528867">
                <text:p>0.998762314528867</text:p>
              </table:table-cell>
              <table:table-cell office:value-type="float" office:value="0.000350227304515819">
                <text:p>0.000350227304515819</text:p>
              </table:table-cell>
              <table:table-cell office:value-type="float" office:value="0.000350227304515819">
                <text:p>0.00035022730451581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9892740220525">
                <text:p>0.0119892740220525</text:p>
              </table:table-cell>
              <table:table-cell office:value-type="float" office:value="0.0119892740220525">
                <text:p>0.01198927402205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">
                <text:p>21</text:p>
              </table:table-cell>
              <table:table-cell office:value-type="float" office:value="0.996040032050663">
                <text:p>0.996040032050663</text:p>
              </table:table-cell>
              <table:table-cell office:value-type="float" office:value="0.00126106384509225">
                <text:p>0.00126106384509225</text:p>
              </table:table-cell>
              <table:table-cell office:value-type="float" office:value="0.00126106384509225">
                <text:p>0.0012610638450922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93686274545862">
                <text:p>0.00993686274545862</text:p>
              </table:table-cell>
              <table:table-cell office:value-type="float" office:value="0.00993686274545862">
                <text:p>0.009936862745458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">
                <text:p>21</text:p>
              </table:table-cell>
              <table:table-cell office:value-type="float" office:value="0.994678798817695">
                <text:p>0.994678798817695</text:p>
              </table:table-cell>
              <table:table-cell office:value-type="float" office:value="0.00156887835451762">
                <text:p>0.00156887835451762</text:p>
              </table:table-cell>
              <table:table-cell office:value-type="float" office:value="0.00156887835451762">
                <text:p>0.00156887835451762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108789288259038">
                <text:p>0.0108789288259038</text:p>
              </table:table-cell>
              <table:table-cell office:value-type="float" office:value="0.0108789288259038">
                <text:p>0.01087892882590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">
                <text:p>21</text:p>
              </table:table-cell>
              <table:table-cell office:value-type="float" office:value="0.966213688871226">
                <text:p>0.966213688871226</text:p>
              </table:table-cell>
              <table:table-cell office:value-type="float" office:value="0.00189162493745189">
                <text:p>0.00189162493745189</text:p>
              </table:table-cell>
              <table:table-cell office:value-type="float" office:value="0.00189162493745189">
                <text:p>0.0018916249374518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4512183131101">
                <text:p>0.0104512183131101</text:p>
              </table:table-cell>
              <table:table-cell office:value-type="float" office:value="0.0104512183131101">
                <text:p>0.01045121831311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">
                <text:p>21</text:p>
              </table:table-cell>
              <table:table-cell office:value-type="float" office:value="0.966213688871226">
                <text:p>0.966213688871226</text:p>
              </table:table-cell>
              <table:table-cell office:value-type="float" office:value="0.00189162493745189">
                <text:p>0.00189162493745189</text:p>
              </table:table-cell>
              <table:table-cell office:value-type="float" office:value="0.00189162493745189">
                <text:p>0.0018916249374518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4512183131101">
                <text:p>0.0104512183131101</text:p>
              </table:table-cell>
              <table:table-cell office:value-type="float" office:value="0.0104512183131101">
                <text:p>0.01045121831311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">
                <text:p>21</text:p>
              </table:table-cell>
              <table:table-cell office:value-type="float" office:value="0.966089773133927">
                <text:p>0.966089773133927</text:p>
              </table:table-cell>
              <table:table-cell office:value-type="float" office:value="0.00184053440382338">
                <text:p>0.00184053440382338</text:p>
              </table:table-cell>
              <table:table-cell office:value-type="float" office:value="0.00184053440382338">
                <text:p>0.00184053440382338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778672598364952">
                <text:p>0.00778672598364952</text:p>
              </table:table-cell>
              <table:table-cell office:value-type="float" office:value="0.00778672598364952">
                <text:p>0.007786725983649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">
                <text:p>21</text:p>
              </table:table-cell>
              <table:table-cell office:value-type="float" office:value="0.96138539082214">
                <text:p>0.96138539082214</text:p>
              </table:table-cell>
              <table:table-cell office:value-type="float" office:value="0.00188475459899992">
                <text:p>0.00188475459899992</text:p>
              </table:table-cell>
              <table:table-cell office:value-type="float" office:value="0.00188475459899992">
                <text:p>0.0018847545989999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1921012193526">
                <text:p>0.0081921012193526</text:p>
              </table:table-cell>
              <table:table-cell office:value-type="float" office:value="0.0081921012193526">
                <text:p>0.00819210121935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">
                <text:p>21</text:p>
              </table:table-cell>
              <table:table-cell office:value-type="float" office:value="0.96138539082214">
                <text:p>0.96138539082214</text:p>
              </table:table-cell>
              <table:table-cell office:value-type="float" office:value="0.00188475459899992">
                <text:p>0.00188475459899992</text:p>
              </table:table-cell>
              <table:table-cell office:value-type="float" office:value="0.00188475459899992">
                <text:p>0.0018847545989999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1921012193526">
                <text:p>0.0081921012193526</text:p>
              </table:table-cell>
              <table:table-cell office:value-type="float" office:value="0.0081921012193526">
                <text:p>0.00819210121935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">
                <text:p>21</text:p>
              </table:table-cell>
              <table:table-cell office:value-type="float" office:value="0.96138539082214">
                <text:p>0.96138539082214</text:p>
              </table:table-cell>
              <table:table-cell office:value-type="float" office:value="0.00188475459899992">
                <text:p>0.00188475459899992</text:p>
              </table:table-cell>
              <table:table-cell office:value-type="float" office:value="0.00188475459899992">
                <text:p>0.0018847545989999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1921012193526">
                <text:p>0.0081921012193526</text:p>
              </table:table-cell>
              <table:table-cell office:value-type="float" office:value="0.0081921012193526">
                <text:p>0.00819210121935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">
                <text:p>21</text:p>
              </table:table-cell>
              <table:table-cell office:value-type="float" office:value="0.926608857721367">
                <text:p>0.926608857721367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910272277227723">
                <text:p>0.910272277227723</text:p>
              </table:table-cell>
              <table:table-cell office:value-type="float" office:value="0.0171742556896288">
                <text:p>0.0171742556896288</text:p>
              </table:table-cell>
              <table:table-cell office:value-type="float" office:value="0.0171742556896288">
                <text:p>0.01717425568962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0.926608857721367">
                <text:p>0.926608857721367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910272277227723">
                <text:p>0.910272277227723</text:p>
              </table:table-cell>
              <table:table-cell office:value-type="float" office:value="0.0171742556896288">
                <text:p>0.0171742556896288</text:p>
              </table:table-cell>
              <table:table-cell office:value-type="float" office:value="0.0171742556896288">
                <text:p>0.01717425568962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">
                <text:p>21</text:p>
              </table:table-cell>
              <table:table-cell office:value-type="float" office:value="0.926608857721367">
                <text:p>0.926608857721367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910272277227723">
                <text:p>0.910272277227723</text:p>
              </table:table-cell>
              <table:table-cell office:value-type="float" office:value="0.0171742556896288">
                <text:p>0.0171742556896288</text:p>
              </table:table-cell>
              <table:table-cell office:value-type="float" office:value="0.0171742556896288">
                <text:p>0.0171742556896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AB2:search_results.AB121" chart:error-lower-range="search_results.AB2:search_results.AB121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earch_results.AB2:search_results.AB121" chart:error-lower-range="search_results.AB2:search_results.AB121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AA2:search_results.AA121" chart:error-lower-range="search_results.AA2:search_results.AA121"/>
      <style:graphic-properties svg:stroke-width="0.08cm" svg:stroke-color="#ccff99" draw:fill-color="#ccff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earch_results.AA2:search_results.AA121" chart:error-lower-range="search_results.AA2:search_results.AA121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5cm" svg:height="13.702cm" xlink:href=".." xlink:type="simple" chart:class="chart:scatter" chart:style-name="ch1">
        <chart:legend chart:legend-position="end" svg:x="20.281cm" svg:y="6.303cm" style:legend-expansion="high" chart:style-name="ch2"/>
        <chart:plot-area chart:style-name="ch3" table:cell-range-address="search_results.G2:search_results.G121 search_results.C1:search_results.D121" chart:data-source-has-labels="row" svg:x="1.498cm" svg:y="0.274cm" svg:width="18.296cm" svg:height="12.173cm">
          <chartooo:coordinate-region svg:x="2.41cm" svg:y="0.473cm" svg:width="17.104cm" svg:height="11.327cm"/>
          <chart:axis chart:dimension="x" chart:name="primary-x" chart:style-name="ch4">
            <chart:title svg:x="9.411cm" svg:y="12.721cm" chart:style-name="ch5">
              <text:p>Max Leaf Nodes</text:p>
            </chart:title>
          </chart:axis>
          <chart:axis chart:dimension="y" chart:name="primary-y" chart:style-name="ch4">
            <chart:title svg:x="0.451cm" svg:y="7.105cm" chart:style-name="ch6">
              <text:p>CV Score</text:p>
            </chart:title>
            <chart:grid chart:style-name="ch7" chart:class="major"/>
          </chart:axis>
          <chart:series chart:style-name="ch8" chart:values-cell-range-address="search_results.D2:search_results.D121" chart:label-cell-address="search_results.D1:search_results.D1" chart:class="chart:scatter">
            <chart:domain table:cell-range-address="search_results.G2:search_results.G121"/>
            <chart:error-indicator chart:style-name="ch9" chart:dimension="y"/>
            <chart:data-point chart:repeated="120"/>
          </chart:series>
          <chart:series chart:style-name="ch10" chart:values-cell-range-address="search_results.C2:search_results.C121" chart:label-cell-address="search_results.C1:search_results.C1" chart:class="chart:scatter">
            <chart:error-indicator chart:style-name="ch11" chart:dimension="y"/>
            <chart:data-point chart:repeated="1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AB</text:p>
              </table:table-cell>
              <table:table-cell office:value-type="string">
                <text:p>Spalte AB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AA</text:p>
              </table:table-cell>
              <table:table-cell office:value-type="string">
                <text:p>Spalte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earch_results.G2:search_results.G121</svg:desc>
                </draw:g>
              </table:table-cell>
              <table:table-cell office:value-type="float" office:value="0.994182951880769">
                <text:p>0.994182951880769</text:p>
                <draw:g>
                  <svg:desc>search_results.D2:search_results.D121</svg:desc>
                </draw:g>
              </table:table-cell>
              <table:table-cell office:value-type="float" office:value="0.00157089751335424">
                <text:p>0.00157089751335424</text:p>
                <draw:g>
                  <svg:desc>search_results.AB2:search_results.AB121</svg:desc>
                </draw:g>
              </table:table-cell>
              <table:table-cell office:value-type="float" office:value="0.00157089751335424">
                <text:p>0.00157089751335424</text:p>
                <draw:g>
                  <svg:desc>search_results.AB2:search_results.AB121</svg:desc>
                </draw:g>
              </table:table-cell>
              <table:table-cell office:value-type="float" office:value="0.935643564356436">
                <text:p>0.935643564356436</text:p>
                <draw:g>
                  <svg:desc>search_results.C2:search_results.C121</svg:desc>
                </draw:g>
              </table:table-cell>
              <table:table-cell office:value-type="float" office:value="0.011494188591918">
                <text:p>0.011494188591918</text:p>
                <draw:g>
                  <svg:desc>search_results.AA2:search_results.AA121</svg:desc>
                </draw:g>
              </table:table-cell>
              <table:table-cell office:value-type="float" office:value="0.011494188591918">
                <text:p>0.011494188591918</text:p>
                <draw:g>
                  <svg:desc>search_results.AA2:search_results.AA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991459933451638">
                <text:p>0.991459933451638</text:p>
              </table:table-cell>
              <table:table-cell office:value-type="float" office:value="0.00217721018609553">
                <text:p>0.00217721018609553</text:p>
              </table:table-cell>
              <table:table-cell office:value-type="float" office:value="0.00217721018609553">
                <text:p>0.0021772101860955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3854917251796">
                <text:p>0.00893854917251796</text:p>
              </table:table-cell>
              <table:table-cell office:value-type="float" office:value="0.00893854917251796">
                <text:p>0.00893854917251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989109030209866">
                <text:p>0.989109030209866</text:p>
              </table:table-cell>
              <table:table-cell office:value-type="float" office:value="0.00110555287012693">
                <text:p>0.00110555287012693</text:p>
              </table:table-cell>
              <table:table-cell office:value-type="float" office:value="0.00110555287012693">
                <text:p>0.00110555287012693</text:p>
              </table:table-cell>
              <table:table-cell office:value-type="float" office:value="0.9375">
                <text:p>0.9375</text:p>
              </table:table-cell>
              <table:table-cell office:value-type="float" office:value="0.00583582662758109">
                <text:p>0.00583582662758109</text:p>
              </table:table-cell>
              <table:table-cell office:value-type="float" office:value="0.00583582662758109">
                <text:p>0.00583582662758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964850247785478">
                <text:p>0.964850247785478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20472589686262">
                <text:p>0.00820472589686262</text:p>
              </table:table-cell>
              <table:table-cell office:value-type="float" office:value="0.00820472589686262">
                <text:p>0.00820472589686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0.994801794616335">
                <text:p>0.994801794616335</text:p>
              </table:table-cell>
              <table:table-cell office:value-type="float" office:value="0.00121322408732259">
                <text:p>0.00121322408732259</text:p>
              </table:table-cell>
              <table:table-cell office:value-type="float" office:value="0.00121322408732259">
                <text:p>0.00121322408732259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895872703515036">
                <text:p>0.00895872703515036</text:p>
              </table:table-cell>
              <table:table-cell office:value-type="float" office:value="0.00895872703515036">
                <text:p>0.00895872703515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0.991955228425369">
                <text:p>0.991955228425369</text:p>
              </table:table-cell>
              <table:table-cell office:value-type="float" office:value="0.00188970185403689">
                <text:p>0.00188970185403689</text:p>
              </table:table-cell>
              <table:table-cell office:value-type="float" office:value="0.00188970185403689">
                <text:p>0.0018897018540368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3854917251796">
                <text:p>0.00893854917251796</text:p>
              </table:table-cell>
              <table:table-cell office:value-type="float" office:value="0.00893854917251796">
                <text:p>0.00893854917251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0.989603957208133">
                <text:p>0.989603957208133</text:p>
              </table:table-cell>
              <table:table-cell office:value-type="float" office:value="0.0011340348433496">
                <text:p>0.0011340348433496</text:p>
              </table:table-cell>
              <table:table-cell office:value-type="float" office:value="0.0011340348433496">
                <text:p>0.0011340348433496</text:p>
              </table:table-cell>
              <table:table-cell office:value-type="float" office:value="0.9375">
                <text:p>0.9375</text:p>
              </table:table-cell>
              <table:table-cell office:value-type="float" office:value="0.00583582662758109">
                <text:p>0.00583582662758109</text:p>
              </table:table-cell>
              <table:table-cell office:value-type="float" office:value="0.00583582662758109">
                <text:p>0.00583582662758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0.964850247785478">
                <text:p>0.964850247785478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20472589686262">
                <text:p>0.00820472589686262</text:p>
              </table:table-cell>
              <table:table-cell office:value-type="float" office:value="0.00820472589686262">
                <text:p>0.00820472589686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">
                <text:p>150</text:p>
              </table:table-cell>
              <table:table-cell office:value-type="float" office:value="0.994801794616335">
                <text:p>0.994801794616335</text:p>
              </table:table-cell>
              <table:table-cell office:value-type="float" office:value="0.00121322408732259">
                <text:p>0.00121322408732259</text:p>
              </table:table-cell>
              <table:table-cell office:value-type="float" office:value="0.00121322408732259">
                <text:p>0.00121322408732259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895872703515036">
                <text:p>0.00895872703515036</text:p>
              </table:table-cell>
              <table:table-cell office:value-type="float" office:value="0.00895872703515036">
                <text:p>0.008958727035150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">
                <text:p>150</text:p>
              </table:table-cell>
              <table:table-cell office:value-type="float" office:value="0.991955228425369">
                <text:p>0.991955228425369</text:p>
              </table:table-cell>
              <table:table-cell office:value-type="float" office:value="0.00188970185403689">
                <text:p>0.00188970185403689</text:p>
              </table:table-cell>
              <table:table-cell office:value-type="float" office:value="0.00188970185403689">
                <text:p>0.0018897018540368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3854917251796">
                <text:p>0.00893854917251796</text:p>
              </table:table-cell>
              <table:table-cell office:value-type="float" office:value="0.00893854917251796">
                <text:p>0.008938549172517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0">
                <text:p>150</text:p>
              </table:table-cell>
              <table:table-cell office:value-type="float" office:value="0.989603957208133">
                <text:p>0.989603957208133</text:p>
              </table:table-cell>
              <table:table-cell office:value-type="float" office:value="0.0011340348433496">
                <text:p>0.0011340348433496</text:p>
              </table:table-cell>
              <table:table-cell office:value-type="float" office:value="0.0011340348433496">
                <text:p>0.0011340348433496</text:p>
              </table:table-cell>
              <table:table-cell office:value-type="float" office:value="0.9375">
                <text:p>0.9375</text:p>
              </table:table-cell>
              <table:table-cell office:value-type="float" office:value="0.00583582662758109">
                <text:p>0.00583582662758109</text:p>
              </table:table-cell>
              <table:table-cell office:value-type="float" office:value="0.00583582662758109">
                <text:p>0.005835826627581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">
                <text:p>150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">
                <text:p>150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0.964850247785478">
                <text:p>0.964850247785478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20472589686262">
                <text:p>0.00820472589686262</text:p>
              </table:table-cell>
              <table:table-cell office:value-type="float" office:value="0.00820472589686262">
                <text:p>0.00820472589686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">
                <text:p>150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0">
                <text:p>150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">
                <text:p>150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">
                <text:p>150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0">
                <text:p>150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">
                <text:p>200</text:p>
              </table:table-cell>
              <table:table-cell office:value-type="float" office:value="0.994801794616335">
                <text:p>0.994801794616335</text:p>
              </table:table-cell>
              <table:table-cell office:value-type="float" office:value="0.00121322408732259">
                <text:p>0.00121322408732259</text:p>
              </table:table-cell>
              <table:table-cell office:value-type="float" office:value="0.00121322408732259">
                <text:p>0.00121322408732259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895872703515036">
                <text:p>0.00895872703515036</text:p>
              </table:table-cell>
              <table:table-cell office:value-type="float" office:value="0.00895872703515036">
                <text:p>0.008958727035150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">
                <text:p>200</text:p>
              </table:table-cell>
              <table:table-cell office:value-type="float" office:value="0.991955228425369">
                <text:p>0.991955228425369</text:p>
              </table:table-cell>
              <table:table-cell office:value-type="float" office:value="0.00188970185403689">
                <text:p>0.00188970185403689</text:p>
              </table:table-cell>
              <table:table-cell office:value-type="float" office:value="0.00188970185403689">
                <text:p>0.0018897018540368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3854917251796">
                <text:p>0.00893854917251796</text:p>
              </table:table-cell>
              <table:table-cell office:value-type="float" office:value="0.00893854917251796">
                <text:p>0.008938549172517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">
                <text:p>200</text:p>
              </table:table-cell>
              <table:table-cell office:value-type="float" office:value="0.989603957208133">
                <text:p>0.989603957208133</text:p>
              </table:table-cell>
              <table:table-cell office:value-type="float" office:value="0.0011340348433496">
                <text:p>0.0011340348433496</text:p>
              </table:table-cell>
              <table:table-cell office:value-type="float" office:value="0.0011340348433496">
                <text:p>0.0011340348433496</text:p>
              </table:table-cell>
              <table:table-cell office:value-type="float" office:value="0.9375">
                <text:p>0.9375</text:p>
              </table:table-cell>
              <table:table-cell office:value-type="float" office:value="0.00583582662758109">
                <text:p>0.00583582662758109</text:p>
              </table:table-cell>
              <table:table-cell office:value-type="float" office:value="0.00583582662758109">
                <text:p>0.005835826627581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">
                <text:p>200</text:p>
              </table:table-cell>
              <table:table-cell office:value-type="float" office:value="0.964850247785478">
                <text:p>0.964850247785478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20472589686262">
                <text:p>0.00820472589686262</text:p>
              </table:table-cell>
              <table:table-cell office:value-type="float" office:value="0.00820472589686262">
                <text:p>0.008204725896862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">
                <text:p>200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">
                <text:p>200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">
                <text:p>200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">
                <text:p>200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">
                <text:p>200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">
                <text:p>200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0">
                <text:p>300</text:p>
              </table:table-cell>
              <table:table-cell office:value-type="float" office:value="0.993317381596995">
                <text:p>0.993317381596995</text:p>
              </table:table-cell>
              <table:table-cell office:value-type="float" office:value="0.00181712705397539">
                <text:p>0.00181712705397539</text:p>
              </table:table-cell>
              <table:table-cell office:value-type="float" office:value="0.00181712705397539">
                <text:p>0.00181712705397539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900710518672392">
                <text:p>0.00900710518672392</text:p>
              </table:table-cell>
              <table:table-cell office:value-type="float" office:value="0.00900710518672392">
                <text:p>0.009007105186723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0">
                <text:p>300</text:p>
              </table:table-cell>
              <table:table-cell office:value-type="float" office:value="0.989975520432298">
                <text:p>0.989975520432298</text:p>
              </table:table-cell>
              <table:table-cell office:value-type="float" office:value="0.000931531652601867">
                <text:p>0.000931531652601867</text:p>
              </table:table-cell>
              <table:table-cell office:value-type="float" office:value="0.000931531652601867">
                <text:p>0.000931531652601867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628686176083732">
                <text:p>0.00628686176083732</text:p>
              </table:table-cell>
              <table:table-cell office:value-type="float" office:value="0.00628686176083732">
                <text:p>0.006286861760837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0">
                <text:p>300</text:p>
              </table:table-cell>
              <table:table-cell office:value-type="float" office:value="0.987376233752733">
                <text:p>0.987376233752733</text:p>
              </table:table-cell>
              <table:table-cell office:value-type="float" office:value="0.00095844752931506">
                <text:p>0.00095844752931506</text:p>
              </table:table-cell>
              <table:table-cell office:value-type="float" office:value="0.00095844752931506">
                <text:p>0.0009584475293150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664269995034196">
                <text:p>0.00664269995034196</text:p>
              </table:table-cell>
              <table:table-cell office:value-type="float" office:value="0.00664269995034196">
                <text:p>0.006642699950341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0">
                <text:p>300</text:p>
              </table:table-cell>
              <table:table-cell office:value-type="float" office:value="0.964975083461435">
                <text:p>0.964975083461435</text:p>
              </table:table-cell>
              <table:table-cell office:value-type="float" office:value="0.00138744746205612">
                <text:p>0.00138744746205612</text:p>
              </table:table-cell>
              <table:table-cell office:value-type="float" office:value="0.00138744746205612">
                <text:p>0.0013874474620561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68690634247943">
                <text:p>0.00868690634247943</text:p>
              </table:table-cell>
              <table:table-cell office:value-type="float" office:value="0.00868690634247943">
                <text:p>0.008686906342479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">
                <text:p>300</text:p>
              </table:table-cell>
              <table:table-cell office:value-type="float" office:value="0.964975083461435">
                <text:p>0.964975083461435</text:p>
              </table:table-cell>
              <table:table-cell office:value-type="float" office:value="0.00138744746205612">
                <text:p>0.00138744746205612</text:p>
              </table:table-cell>
              <table:table-cell office:value-type="float" office:value="0.00138744746205612">
                <text:p>0.0013874474620561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68690634247943">
                <text:p>0.00868690634247943</text:p>
              </table:table-cell>
              <table:table-cell office:value-type="float" office:value="0.00868690634247943">
                <text:p>0.008686906342479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0">
                <text:p>300</text:p>
              </table:table-cell>
              <table:table-cell office:value-type="float" office:value="0.964727435974569">
                <text:p>0.964727435974569</text:p>
              </table:table-cell>
              <table:table-cell office:value-type="float" office:value="0.00141259217085637">
                <text:p>0.00141259217085637</text:p>
              </table:table-cell>
              <table:table-cell office:value-type="float" office:value="0.00141259217085637">
                <text:p>0.0014125921708563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68690634247943">
                <text:p>0.00868690634247943</text:p>
              </table:table-cell>
              <table:table-cell office:value-type="float" office:value="0.00868690634247943">
                <text:p>0.008686906342479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0">
                <text:p>300</text:p>
              </table:table-cell>
              <table:table-cell office:value-type="float" office:value="0.961509122571707">
                <text:p>0.961509122571707</text:p>
              </table:table-cell>
              <table:table-cell office:value-type="float" office:value="0.00199970658397895">
                <text:p>0.00199970658397895</text:p>
              </table:table-cell>
              <table:table-cell office:value-type="float" office:value="0.00199970658397895">
                <text:p>0.0019997065839789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0766347238231649">
                <text:p>0.00766347238231649</text:p>
              </table:table-cell>
              <table:table-cell office:value-type="float" office:value="0.00766347238231649">
                <text:p>0.007663472382316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0">
                <text:p>300</text:p>
              </table:table-cell>
              <table:table-cell office:value-type="float" office:value="0.961509122571707">
                <text:p>0.961509122571707</text:p>
              </table:table-cell>
              <table:table-cell office:value-type="float" office:value="0.00199970658397895">
                <text:p>0.00199970658397895</text:p>
              </table:table-cell>
              <table:table-cell office:value-type="float" office:value="0.00199970658397895">
                <text:p>0.0019997065839789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0766347238231649">
                <text:p>0.00766347238231649</text:p>
              </table:table-cell>
              <table:table-cell office:value-type="float" office:value="0.00766347238231649">
                <text:p>0.007663472382316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0">
                <text:p>300</text:p>
              </table:table-cell>
              <table:table-cell office:value-type="float" office:value="0.961509122571707">
                <text:p>0.961509122571707</text:p>
              </table:table-cell>
              <table:table-cell office:value-type="float" office:value="0.00199970658397895">
                <text:p>0.00199970658397895</text:p>
              </table:table-cell>
              <table:table-cell office:value-type="float" office:value="0.00199970658397895">
                <text:p>0.0019997065839789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0766347238231649">
                <text:p>0.00766347238231649</text:p>
              </table:table-cell>
              <table:table-cell office:value-type="float" office:value="0.00766347238231649">
                <text:p>0.007663472382316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">
                <text:p>300</text:p>
              </table:table-cell>
              <table:table-cell office:value-type="float" office:value="0.926608857721367">
                <text:p>0.926608857721367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910272277227723">
                <text:p>0.910272277227723</text:p>
              </table:table-cell>
              <table:table-cell office:value-type="float" office:value="0.0171742556896288">
                <text:p>0.0171742556896288</text:p>
              </table:table-cell>
              <table:table-cell office:value-type="float" office:value="0.0171742556896288">
                <text:p>0.01717425568962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">
                <text:p>300</text:p>
              </table:table-cell>
              <table:table-cell office:value-type="float" office:value="0.926608857721367">
                <text:p>0.926608857721367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910272277227723">
                <text:p>0.910272277227723</text:p>
              </table:table-cell>
              <table:table-cell office:value-type="float" office:value="0.0171742556896288">
                <text:p>0.0171742556896288</text:p>
              </table:table-cell>
              <table:table-cell office:value-type="float" office:value="0.0171742556896288">
                <text:p>0.01717425568962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0.926608857721367">
                <text:p>0.926608857721367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910272277227723">
                <text:p>0.910272277227723</text:p>
              </table:table-cell>
              <table:table-cell office:value-type="float" office:value="0.0171742556896288">
                <text:p>0.0171742556896288</text:p>
              </table:table-cell>
              <table:table-cell office:value-type="float" office:value="0.0171742556896288">
                <text:p>0.01717425568962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0.990222431968236">
                <text:p>0.990222431968236</text:p>
              </table:table-cell>
              <table:table-cell office:value-type="float" office:value="0.000797020673325775">
                <text:p>0.000797020673325775</text:p>
              </table:table-cell>
              <table:table-cell office:value-type="float" office:value="0.000797020673325775">
                <text:p>0.00079702067332577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869763170491918">
                <text:p>0.00869763170491918</text:p>
              </table:table-cell>
              <table:table-cell office:value-type="float" office:value="0.00869763170491918">
                <text:p>0.008697631704919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0.987004854516301">
                <text:p>0.987004854516301</text:p>
              </table:table-cell>
              <table:table-cell office:value-type="float" office:value="0.00102901512938532">
                <text:p>0.00102901512938532</text:p>
              </table:table-cell>
              <table:table-cell office:value-type="float" office:value="0.00102901512938532">
                <text:p>0.0010290151293853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16843459113914">
                <text:p>0.00816843459113914</text:p>
              </table:table-cell>
              <table:table-cell office:value-type="float" office:value="0.00816843459113914">
                <text:p>0.008168434591139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0.986386195768466">
                <text:p>0.986386195768466</text:p>
              </table:table-cell>
              <table:table-cell office:value-type="float" office:value="0.00139929897427146">
                <text:p>0.00139929897427146</text:p>
              </table:table-cell>
              <table:table-cell office:value-type="float" office:value="0.00139929897427146">
                <text:p>0.00139929897427146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511849744389827">
                <text:p>0.00511849744389827</text:p>
              </table:table-cell>
              <table:table-cell office:value-type="float" office:value="0.00511849744389827">
                <text:p>0.005118497443898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0.966087749268879">
                <text:p>0.966087749268879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99443500448354">
                <text:p>0.00699443500448354</text:p>
              </table:table-cell>
              <table:table-cell office:value-type="float" office:value="0.00699443500448354">
                <text:p>0.006994435004483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">
                <text:p>100</text:p>
              </table:table-cell>
              <table:table-cell office:value-type="float" office:value="0.998391119280166">
                <text:p>0.998391119280166</text:p>
              </table:table-cell>
              <table:table-cell office:value-type="float" office:value="0.000666248036552361">
                <text:p>0.000666248036552361</text:p>
              </table:table-cell>
              <table:table-cell office:value-type="float" office:value="0.000666248036552361">
                <text:p>0.000666248036552361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815207302464527">
                <text:p>0.00815207302464527</text:p>
              </table:table-cell>
              <table:table-cell office:value-type="float" office:value="0.00815207302464527">
                <text:p>0.008152073024645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  <table:table-cell office:value-type="float" office:value="0.996410675336168">
                <text:p>0.996410675336168</text:p>
              </table:table-cell>
              <table:table-cell office:value-type="float" office:value="0.000793479516789977">
                <text:p>0.000793479516789977</text:p>
              </table:table-cell>
              <table:table-cell office:value-type="float" office:value="0.000793479516789977">
                <text:p>0.000793479516789977</text:p>
              </table:table-cell>
              <table:table-cell office:value-type="float" office:value="0.9375">
                <text:p>0.9375</text:p>
              </table:table-cell>
              <table:table-cell office:value-type="float" office:value="0.00891465015343869">
                <text:p>0.00891465015343869</text:p>
              </table:table-cell>
              <table:table-cell office:value-type="float" office:value="0.00891465015343869">
                <text:p>0.008914650153438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0.994430783355366">
                <text:p>0.994430783355366</text:p>
              </table:table-cell>
              <table:table-cell office:value-type="float" office:value="0.00153016753121853">
                <text:p>0.00153016753121853</text:p>
              </table:table-cell>
              <table:table-cell office:value-type="float" office:value="0.00153016753121853">
                <text:p>0.00153016753121853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34664705514241">
                <text:p>0.00634664705514241</text:p>
              </table:table-cell>
              <table:table-cell office:value-type="float" office:value="0.00634664705514241">
                <text:p>0.006346647055142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0.966087749268879">
                <text:p>0.966087749268879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99443500448354">
                <text:p>0.00699443500448354</text:p>
              </table:table-cell>
              <table:table-cell office:value-type="float" office:value="0.00699443500448354">
                <text:p>0.006994435004483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">
                <text:p>100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0">
                <text:p>150</text:p>
              </table:table-cell>
              <table:table-cell office:value-type="float" office:value="0.9986385827793">
                <text:p>0.9986385827793</text:p>
              </table:table-cell>
              <table:table-cell office:value-type="float" office:value="0.00051024897549205">
                <text:p>0.00051024897549205</text:p>
              </table:table-cell>
              <table:table-cell office:value-type="float" office:value="0.00051024897549205">
                <text:p>0.0005102489754920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768526583760991">
                <text:p>0.00768526583760991</text:p>
              </table:table-cell>
              <table:table-cell office:value-type="float" office:value="0.00768526583760991">
                <text:p>0.007685265837609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0">
                <text:p>150</text:p>
              </table:table-cell>
              <table:table-cell office:value-type="float" office:value="0.99715306583357">
                <text:p>0.99715306583357</text:p>
              </table:table-cell>
              <table:table-cell office:value-type="float" office:value="0.00108737872110928">
                <text:p>0.00108737872110928</text:p>
              </table:table-cell>
              <table:table-cell office:value-type="float" office:value="0.00108737872110928">
                <text:p>0.0010873787211092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16843459113914">
                <text:p>0.00816843459113914</text:p>
              </table:table-cell>
              <table:table-cell office:value-type="float" office:value="0.00816843459113914">
                <text:p>0.008168434591139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">
                <text:p>150</text:p>
              </table:table-cell>
              <table:table-cell office:value-type="float" office:value="0.9946782468545">
                <text:p>0.9946782468545</text:p>
              </table:table-cell>
              <table:table-cell office:value-type="float" office:value="0.00131516853027661">
                <text:p>0.00131516853027661</text:p>
              </table:table-cell>
              <table:table-cell office:value-type="float" office:value="0.00131516853027661">
                <text:p>0.00131516853027661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808038868781821">
                <text:p>0.00808038868781821</text:p>
              </table:table-cell>
              <table:table-cell office:value-type="float" office:value="0.00808038868781821">
                <text:p>0.008080388687818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0">
                <text:p>150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0">
                <text:p>150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0">
                <text:p>150</text:p>
              </table:table-cell>
              <table:table-cell office:value-type="float" office:value="0.966087749268879">
                <text:p>0.966087749268879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99443500448354">
                <text:p>0.00699443500448354</text:p>
              </table:table-cell>
              <table:table-cell office:value-type="float" office:value="0.00699443500448354">
                <text:p>0.006994435004483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0">
                <text:p>150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0">
                <text:p>150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0">
                <text:p>150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0">
                <text:p>150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0">
                <text:p>150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0">
                <text:p>150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0">
                <text:p>200</text:p>
              </table:table-cell>
              <table:table-cell office:value-type="float" office:value="0.9986385827793">
                <text:p>0.9986385827793</text:p>
              </table:table-cell>
              <table:table-cell office:value-type="float" office:value="0.00051024897549205">
                <text:p>0.00051024897549205</text:p>
              </table:table-cell>
              <table:table-cell office:value-type="float" office:value="0.00051024897549205">
                <text:p>0.0005102489754920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768526583760991">
                <text:p>0.00768526583760991</text:p>
              </table:table-cell>
              <table:table-cell office:value-type="float" office:value="0.00768526583760991">
                <text:p>0.007685265837609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">
                <text:p>200</text:p>
              </table:table-cell>
              <table:table-cell office:value-type="float" office:value="0.99715306583357">
                <text:p>0.99715306583357</text:p>
              </table:table-cell>
              <table:table-cell office:value-type="float" office:value="0.00108737872110928">
                <text:p>0.00108737872110928</text:p>
              </table:table-cell>
              <table:table-cell office:value-type="float" office:value="0.00108737872110928">
                <text:p>0.0010873787211092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16843459113914">
                <text:p>0.00816843459113914</text:p>
              </table:table-cell>
              <table:table-cell office:value-type="float" office:value="0.00816843459113914">
                <text:p>0.008168434591139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">
                <text:p>200</text:p>
              </table:table-cell>
              <table:table-cell office:value-type="float" office:value="0.9946782468545">
                <text:p>0.9946782468545</text:p>
              </table:table-cell>
              <table:table-cell office:value-type="float" office:value="0.00131516853027661">
                <text:p>0.00131516853027661</text:p>
              </table:table-cell>
              <table:table-cell office:value-type="float" office:value="0.00131516853027661">
                <text:p>0.00131516853027661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808038868781821">
                <text:p>0.00808038868781821</text:p>
              </table:table-cell>
              <table:table-cell office:value-type="float" office:value="0.00808038868781821">
                <text:p>0.008080388687818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">
                <text:p>200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">
                <text:p>200</text:p>
              </table:table-cell>
              <table:table-cell office:value-type="float" office:value="0.966087749268879">
                <text:p>0.966087749268879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99443500448354">
                <text:p>0.00699443500448354</text:p>
              </table:table-cell>
              <table:table-cell office:value-type="float" office:value="0.00699443500448354">
                <text:p>0.006994435004483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">
                <text:p>200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">
                <text:p>200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">
                <text:p>200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">
                <text:p>200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">
                <text:p>200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">
                <text:p>200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0">
                <text:p>300</text:p>
              </table:table-cell>
              <table:table-cell office:value-type="float" office:value="0.998762314528867">
                <text:p>0.998762314528867</text:p>
              </table:table-cell>
              <table:table-cell office:value-type="float" office:value="0.000350227304515819">
                <text:p>0.000350227304515819</text:p>
              </table:table-cell>
              <table:table-cell office:value-type="float" office:value="0.000350227304515819">
                <text:p>0.00035022730451581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9892740220525">
                <text:p>0.0119892740220525</text:p>
              </table:table-cell>
              <table:table-cell office:value-type="float" office:value="0.0119892740220525">
                <text:p>0.01198927402205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0">
                <text:p>300</text:p>
              </table:table-cell>
              <table:table-cell office:value-type="float" office:value="0.996040032050663">
                <text:p>0.996040032050663</text:p>
              </table:table-cell>
              <table:table-cell office:value-type="float" office:value="0.00126106384509225">
                <text:p>0.00126106384509225</text:p>
              </table:table-cell>
              <table:table-cell office:value-type="float" office:value="0.00126106384509225">
                <text:p>0.0012610638450922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93686274545862">
                <text:p>0.00993686274545862</text:p>
              </table:table-cell>
              <table:table-cell office:value-type="float" office:value="0.00993686274545862">
                <text:p>0.009936862745458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0">
                <text:p>300</text:p>
              </table:table-cell>
              <table:table-cell office:value-type="float" office:value="0.994678798817695">
                <text:p>0.994678798817695</text:p>
              </table:table-cell>
              <table:table-cell office:value-type="float" office:value="0.00156887835451762">
                <text:p>0.00156887835451762</text:p>
              </table:table-cell>
              <table:table-cell office:value-type="float" office:value="0.00156887835451762">
                <text:p>0.00156887835451762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108789288259038">
                <text:p>0.0108789288259038</text:p>
              </table:table-cell>
              <table:table-cell office:value-type="float" office:value="0.0108789288259038">
                <text:p>0.01087892882590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0">
                <text:p>300</text:p>
              </table:table-cell>
              <table:table-cell office:value-type="float" office:value="0.966213688871226">
                <text:p>0.966213688871226</text:p>
              </table:table-cell>
              <table:table-cell office:value-type="float" office:value="0.00189162493745189">
                <text:p>0.00189162493745189</text:p>
              </table:table-cell>
              <table:table-cell office:value-type="float" office:value="0.00189162493745189">
                <text:p>0.0018916249374518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4512183131101">
                <text:p>0.0104512183131101</text:p>
              </table:table-cell>
              <table:table-cell office:value-type="float" office:value="0.0104512183131101">
                <text:p>0.01045121831311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0">
                <text:p>300</text:p>
              </table:table-cell>
              <table:table-cell office:value-type="float" office:value="0.966213688871226">
                <text:p>0.966213688871226</text:p>
              </table:table-cell>
              <table:table-cell office:value-type="float" office:value="0.00189162493745189">
                <text:p>0.00189162493745189</text:p>
              </table:table-cell>
              <table:table-cell office:value-type="float" office:value="0.00189162493745189">
                <text:p>0.0018916249374518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4512183131101">
                <text:p>0.0104512183131101</text:p>
              </table:table-cell>
              <table:table-cell office:value-type="float" office:value="0.0104512183131101">
                <text:p>0.01045121831311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0">
                <text:p>300</text:p>
              </table:table-cell>
              <table:table-cell office:value-type="float" office:value="0.966089773133927">
                <text:p>0.966089773133927</text:p>
              </table:table-cell>
              <table:table-cell office:value-type="float" office:value="0.00184053440382338">
                <text:p>0.00184053440382338</text:p>
              </table:table-cell>
              <table:table-cell office:value-type="float" office:value="0.00184053440382338">
                <text:p>0.00184053440382338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778672598364952">
                <text:p>0.00778672598364952</text:p>
              </table:table-cell>
              <table:table-cell office:value-type="float" office:value="0.00778672598364952">
                <text:p>0.007786725983649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0">
                <text:p>300</text:p>
              </table:table-cell>
              <table:table-cell office:value-type="float" office:value="0.96138539082214">
                <text:p>0.96138539082214</text:p>
              </table:table-cell>
              <table:table-cell office:value-type="float" office:value="0.00188475459899992">
                <text:p>0.00188475459899992</text:p>
              </table:table-cell>
              <table:table-cell office:value-type="float" office:value="0.00188475459899992">
                <text:p>0.0018847545989999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1921012193526">
                <text:p>0.0081921012193526</text:p>
              </table:table-cell>
              <table:table-cell office:value-type="float" office:value="0.0081921012193526">
                <text:p>0.00819210121935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">
                <text:p>300</text:p>
              </table:table-cell>
              <table:table-cell office:value-type="float" office:value="0.96138539082214">
                <text:p>0.96138539082214</text:p>
              </table:table-cell>
              <table:table-cell office:value-type="float" office:value="0.00188475459899992">
                <text:p>0.00188475459899992</text:p>
              </table:table-cell>
              <table:table-cell office:value-type="float" office:value="0.00188475459899992">
                <text:p>0.0018847545989999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1921012193526">
                <text:p>0.0081921012193526</text:p>
              </table:table-cell>
              <table:table-cell office:value-type="float" office:value="0.0081921012193526">
                <text:p>0.00819210121935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0">
                <text:p>300</text:p>
              </table:table-cell>
              <table:table-cell office:value-type="float" office:value="0.96138539082214">
                <text:p>0.96138539082214</text:p>
              </table:table-cell>
              <table:table-cell office:value-type="float" office:value="0.00188475459899992">
                <text:p>0.00188475459899992</text:p>
              </table:table-cell>
              <table:table-cell office:value-type="float" office:value="0.00188475459899992">
                <text:p>0.0018847545989999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1921012193526">
                <text:p>0.0081921012193526</text:p>
              </table:table-cell>
              <table:table-cell office:value-type="float" office:value="0.0081921012193526">
                <text:p>0.00819210121935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0">
                <text:p>300</text:p>
              </table:table-cell>
              <table:table-cell office:value-type="float" office:value="0.926608857721367">
                <text:p>0.926608857721367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910272277227723">
                <text:p>0.910272277227723</text:p>
              </table:table-cell>
              <table:table-cell office:value-type="float" office:value="0.0171742556896288">
                <text:p>0.0171742556896288</text:p>
              </table:table-cell>
              <table:table-cell office:value-type="float" office:value="0.0171742556896288">
                <text:p>0.01717425568962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0">
                <text:p>300</text:p>
              </table:table-cell>
              <table:table-cell office:value-type="float" office:value="0.926608857721367">
                <text:p>0.926608857721367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910272277227723">
                <text:p>0.910272277227723</text:p>
              </table:table-cell>
              <table:table-cell office:value-type="float" office:value="0.0171742556896288">
                <text:p>0.0171742556896288</text:p>
              </table:table-cell>
              <table:table-cell office:value-type="float" office:value="0.0171742556896288">
                <text:p>0.01717425568962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0.926608857721367">
                <text:p>0.926608857721367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910272277227723">
                <text:p>0.910272277227723</text:p>
              </table:table-cell>
              <table:table-cell office:value-type="float" office:value="0.0171742556896288">
                <text:p>0.0171742556896288</text:p>
              </table:table-cell>
              <table:table-cell office:value-type="float" office:value="0.0171742556896288">
                <text:p>0.01717425568962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AB2:search_results.AB121" chart:error-lower-range="search_results.AB2:search_results.AB121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earch_results.AB2:search_results.AB121" chart:error-lower-range="search_results.AB2:search_results.AB121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AA2:search_results.AA121" chart:error-lower-range="search_results.AA2:search_results.AA121"/>
      <style:graphic-properties svg:stroke-width="0.08cm" svg:stroke-color="#ccff99" draw:fill-color="#ccff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earch_results.AA2:search_results.AA121" chart:error-lower-range="search_results.AA2:search_results.AA121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28cm" svg:height="13.633cm" xlink:href=".." xlink:type="simple" chart:class="chart:scatter" chart:style-name="ch1">
        <chart:legend chart:legend-position="end" svg:x="20.159cm" svg:y="6.268cm" style:legend-expansion="high" chart:style-name="ch2"/>
        <chart:plot-area chart:style-name="ch3" table:cell-range-address="search_results.H2:search_results.H121 search_results.C1:search_results.D121" chart:data-source-has-labels="row" svg:x="1.495cm" svg:y="0.272cm" svg:width="18.18cm" svg:height="12.108cm">
          <chartooo:coordinate-region svg:x="2.407cm" svg:y="0.472cm" svg:width="17.081cm" svg:height="11.262cm"/>
          <chart:axis chart:dimension="x" chart:name="primary-x" chart:style-name="ch4">
            <chart:title svg:x="9.231cm" svg:y="12.652cm" chart:style-name="ch5">
              <text:p>Min Samples Leaf</text:p>
            </chart:title>
          </chart:axis>
          <chart:axis chart:dimension="y" chart:name="primary-y" chart:style-name="ch4">
            <chart:title svg:x="0.451cm" svg:y="7.071cm" chart:style-name="ch6">
              <text:p>CV Score</text:p>
            </chart:title>
            <chart:grid chart:style-name="ch7" chart:class="major"/>
          </chart:axis>
          <chart:series chart:style-name="ch8" chart:values-cell-range-address="search_results.D2:search_results.D121" chart:label-cell-address="search_results.D1:search_results.D1" chart:class="chart:scatter">
            <chart:domain table:cell-range-address="search_results.H2:search_results.H121"/>
            <chart:error-indicator chart:style-name="ch9" chart:dimension="y"/>
            <chart:data-point chart:repeated="120"/>
          </chart:series>
          <chart:series chart:style-name="ch10" chart:values-cell-range-address="search_results.C2:search_results.C121" chart:label-cell-address="search_results.C1:search_results.C1" chart:class="chart:scatter">
            <chart:error-indicator chart:style-name="ch11" chart:dimension="y"/>
            <chart:data-point chart:repeated="1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AB</text:p>
              </table:table-cell>
              <table:table-cell office:value-type="string">
                <text:p>Spalte AB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AA</text:p>
              </table:table-cell>
              <table:table-cell office:value-type="string">
                <text:p>Spalte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earch_results.H2:search_results.H121</svg:desc>
                </draw:g>
              </table:table-cell>
              <table:table-cell office:value-type="float" office:value="0.994182951880769">
                <text:p>0.994182951880769</text:p>
                <draw:g>
                  <svg:desc>search_results.D2:search_results.D121</svg:desc>
                </draw:g>
              </table:table-cell>
              <table:table-cell office:value-type="float" office:value="0.00157089751335424">
                <text:p>0.00157089751335424</text:p>
                <draw:g>
                  <svg:desc>search_results.AB2:search_results.AB121</svg:desc>
                </draw:g>
              </table:table-cell>
              <table:table-cell office:value-type="float" office:value="0.00157089751335424">
                <text:p>0.00157089751335424</text:p>
                <draw:g>
                  <svg:desc>search_results.AB2:search_results.AB121</svg:desc>
                </draw:g>
              </table:table-cell>
              <table:table-cell office:value-type="float" office:value="0.935643564356436">
                <text:p>0.935643564356436</text:p>
                <draw:g>
                  <svg:desc>search_results.C2:search_results.C121</svg:desc>
                </draw:g>
              </table:table-cell>
              <table:table-cell office:value-type="float" office:value="0.011494188591918">
                <text:p>0.011494188591918</text:p>
                <draw:g>
                  <svg:desc>search_results.AA2:search_results.AA121</svg:desc>
                </draw:g>
              </table:table-cell>
              <table:table-cell office:value-type="float" office:value="0.011494188591918">
                <text:p>0.011494188591918</text:p>
                <draw:g>
                  <svg:desc>search_results.AA2:search_results.AA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91459933451638">
                <text:p>0.991459933451638</text:p>
              </table:table-cell>
              <table:table-cell office:value-type="float" office:value="0.00217721018609553">
                <text:p>0.00217721018609553</text:p>
              </table:table-cell>
              <table:table-cell office:value-type="float" office:value="0.00217721018609553">
                <text:p>0.0021772101860955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3854917251796">
                <text:p>0.00893854917251796</text:p>
              </table:table-cell>
              <table:table-cell office:value-type="float" office:value="0.00893854917251796">
                <text:p>0.00893854917251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89109030209866">
                <text:p>0.989109030209866</text:p>
              </table:table-cell>
              <table:table-cell office:value-type="float" office:value="0.00110555287012693">
                <text:p>0.00110555287012693</text:p>
              </table:table-cell>
              <table:table-cell office:value-type="float" office:value="0.00110555287012693">
                <text:p>0.00110555287012693</text:p>
              </table:table-cell>
              <table:table-cell office:value-type="float" office:value="0.9375">
                <text:p>0.9375</text:p>
              </table:table-cell>
              <table:table-cell office:value-type="float" office:value="0.00583582662758109">
                <text:p>0.00583582662758109</text:p>
              </table:table-cell>
              <table:table-cell office:value-type="float" office:value="0.00583582662758109">
                <text:p>0.00583582662758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964850247785478">
                <text:p>0.964850247785478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20472589686262">
                <text:p>0.00820472589686262</text:p>
              </table:table-cell>
              <table:table-cell office:value-type="float" office:value="0.00820472589686262">
                <text:p>0.00820472589686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994801794616335">
                <text:p>0.994801794616335</text:p>
              </table:table-cell>
              <table:table-cell office:value-type="float" office:value="0.00121322408732259">
                <text:p>0.00121322408732259</text:p>
              </table:table-cell>
              <table:table-cell office:value-type="float" office:value="0.00121322408732259">
                <text:p>0.00121322408732259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895872703515036">
                <text:p>0.00895872703515036</text:p>
              </table:table-cell>
              <table:table-cell office:value-type="float" office:value="0.00895872703515036">
                <text:p>0.00895872703515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991955228425369">
                <text:p>0.991955228425369</text:p>
              </table:table-cell>
              <table:table-cell office:value-type="float" office:value="0.00188970185403689">
                <text:p>0.00188970185403689</text:p>
              </table:table-cell>
              <table:table-cell office:value-type="float" office:value="0.00188970185403689">
                <text:p>0.0018897018540368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3854917251796">
                <text:p>0.00893854917251796</text:p>
              </table:table-cell>
              <table:table-cell office:value-type="float" office:value="0.00893854917251796">
                <text:p>0.00893854917251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989603957208133">
                <text:p>0.989603957208133</text:p>
              </table:table-cell>
              <table:table-cell office:value-type="float" office:value="0.0011340348433496">
                <text:p>0.0011340348433496</text:p>
              </table:table-cell>
              <table:table-cell office:value-type="float" office:value="0.0011340348433496">
                <text:p>0.0011340348433496</text:p>
              </table:table-cell>
              <table:table-cell office:value-type="float" office:value="0.9375">
                <text:p>0.9375</text:p>
              </table:table-cell>
              <table:table-cell office:value-type="float" office:value="0.00583582662758109">
                <text:p>0.00583582662758109</text:p>
              </table:table-cell>
              <table:table-cell office:value-type="float" office:value="0.00583582662758109">
                <text:p>0.00583582662758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.964850247785478">
                <text:p>0.964850247785478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20472589686262">
                <text:p>0.00820472589686262</text:p>
              </table:table-cell>
              <table:table-cell office:value-type="float" office:value="0.00820472589686262">
                <text:p>0.00820472589686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994801794616335">
                <text:p>0.994801794616335</text:p>
              </table:table-cell>
              <table:table-cell office:value-type="float" office:value="0.00121322408732259">
                <text:p>0.00121322408732259</text:p>
              </table:table-cell>
              <table:table-cell office:value-type="float" office:value="0.00121322408732259">
                <text:p>0.00121322408732259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895872703515036">
                <text:p>0.00895872703515036</text:p>
              </table:table-cell>
              <table:table-cell office:value-type="float" office:value="0.00895872703515036">
                <text:p>0.008958727035150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991955228425369">
                <text:p>0.991955228425369</text:p>
              </table:table-cell>
              <table:table-cell office:value-type="float" office:value="0.00188970185403689">
                <text:p>0.00188970185403689</text:p>
              </table:table-cell>
              <table:table-cell office:value-type="float" office:value="0.00188970185403689">
                <text:p>0.0018897018540368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3854917251796">
                <text:p>0.00893854917251796</text:p>
              </table:table-cell>
              <table:table-cell office:value-type="float" office:value="0.00893854917251796">
                <text:p>0.008938549172517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989603957208133">
                <text:p>0.989603957208133</text:p>
              </table:table-cell>
              <table:table-cell office:value-type="float" office:value="0.0011340348433496">
                <text:p>0.0011340348433496</text:p>
              </table:table-cell>
              <table:table-cell office:value-type="float" office:value="0.0011340348433496">
                <text:p>0.0011340348433496</text:p>
              </table:table-cell>
              <table:table-cell office:value-type="float" office:value="0.9375">
                <text:p>0.9375</text:p>
              </table:table-cell>
              <table:table-cell office:value-type="float" office:value="0.00583582662758109">
                <text:p>0.00583582662758109</text:p>
              </table:table-cell>
              <table:table-cell office:value-type="float" office:value="0.00583582662758109">
                <text:p>0.005835826627581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964850247785478">
                <text:p>0.964850247785478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20472589686262">
                <text:p>0.00820472589686262</text:p>
              </table:table-cell>
              <table:table-cell office:value-type="float" office:value="0.00820472589686262">
                <text:p>0.00820472589686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994801794616335">
                <text:p>0.994801794616335</text:p>
              </table:table-cell>
              <table:table-cell office:value-type="float" office:value="0.00121322408732259">
                <text:p>0.00121322408732259</text:p>
              </table:table-cell>
              <table:table-cell office:value-type="float" office:value="0.00121322408732259">
                <text:p>0.00121322408732259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895872703515036">
                <text:p>0.00895872703515036</text:p>
              </table:table-cell>
              <table:table-cell office:value-type="float" office:value="0.00895872703515036">
                <text:p>0.008958727035150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991955228425369">
                <text:p>0.991955228425369</text:p>
              </table:table-cell>
              <table:table-cell office:value-type="float" office:value="0.00188970185403689">
                <text:p>0.00188970185403689</text:p>
              </table:table-cell>
              <table:table-cell office:value-type="float" office:value="0.00188970185403689">
                <text:p>0.0018897018540368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3854917251796">
                <text:p>0.00893854917251796</text:p>
              </table:table-cell>
              <table:table-cell office:value-type="float" office:value="0.00893854917251796">
                <text:p>0.008938549172517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989603957208133">
                <text:p>0.989603957208133</text:p>
              </table:table-cell>
              <table:table-cell office:value-type="float" office:value="0.0011340348433496">
                <text:p>0.0011340348433496</text:p>
              </table:table-cell>
              <table:table-cell office:value-type="float" office:value="0.0011340348433496">
                <text:p>0.0011340348433496</text:p>
              </table:table-cell>
              <table:table-cell office:value-type="float" office:value="0.9375">
                <text:p>0.9375</text:p>
              </table:table-cell>
              <table:table-cell office:value-type="float" office:value="0.00583582662758109">
                <text:p>0.00583582662758109</text:p>
              </table:table-cell>
              <table:table-cell office:value-type="float" office:value="0.00583582662758109">
                <text:p>0.005835826627581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.964850247785478">
                <text:p>0.964850247785478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20472589686262">
                <text:p>0.00820472589686262</text:p>
              </table:table-cell>
              <table:table-cell office:value-type="float" office:value="0.00820472589686262">
                <text:p>0.008204725896862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993317381596995">
                <text:p>0.993317381596995</text:p>
              </table:table-cell>
              <table:table-cell office:value-type="float" office:value="0.00181712705397539">
                <text:p>0.00181712705397539</text:p>
              </table:table-cell>
              <table:table-cell office:value-type="float" office:value="0.00181712705397539">
                <text:p>0.00181712705397539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900710518672392">
                <text:p>0.00900710518672392</text:p>
              </table:table-cell>
              <table:table-cell office:value-type="float" office:value="0.00900710518672392">
                <text:p>0.009007105186723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989975520432298">
                <text:p>0.989975520432298</text:p>
              </table:table-cell>
              <table:table-cell office:value-type="float" office:value="0.000931531652601867">
                <text:p>0.000931531652601867</text:p>
              </table:table-cell>
              <table:table-cell office:value-type="float" office:value="0.000931531652601867">
                <text:p>0.000931531652601867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628686176083732">
                <text:p>0.00628686176083732</text:p>
              </table:table-cell>
              <table:table-cell office:value-type="float" office:value="0.00628686176083732">
                <text:p>0.006286861760837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987376233752733">
                <text:p>0.987376233752733</text:p>
              </table:table-cell>
              <table:table-cell office:value-type="float" office:value="0.00095844752931506">
                <text:p>0.00095844752931506</text:p>
              </table:table-cell>
              <table:table-cell office:value-type="float" office:value="0.00095844752931506">
                <text:p>0.0009584475293150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664269995034196">
                <text:p>0.00664269995034196</text:p>
              </table:table-cell>
              <table:table-cell office:value-type="float" office:value="0.00664269995034196">
                <text:p>0.006642699950341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0.964975083461435">
                <text:p>0.964975083461435</text:p>
              </table:table-cell>
              <table:table-cell office:value-type="float" office:value="0.00138744746205612">
                <text:p>0.00138744746205612</text:p>
              </table:table-cell>
              <table:table-cell office:value-type="float" office:value="0.00138744746205612">
                <text:p>0.0013874474620561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68690634247943">
                <text:p>0.00868690634247943</text:p>
              </table:table-cell>
              <table:table-cell office:value-type="float" office:value="0.00868690634247943">
                <text:p>0.008686906342479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0.964975083461435">
                <text:p>0.964975083461435</text:p>
              </table:table-cell>
              <table:table-cell office:value-type="float" office:value="0.00138744746205612">
                <text:p>0.00138744746205612</text:p>
              </table:table-cell>
              <table:table-cell office:value-type="float" office:value="0.00138744746205612">
                <text:p>0.0013874474620561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68690634247943">
                <text:p>0.00868690634247943</text:p>
              </table:table-cell>
              <table:table-cell office:value-type="float" office:value="0.00868690634247943">
                <text:p>0.008686906342479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0.964727435974569">
                <text:p>0.964727435974569</text:p>
              </table:table-cell>
              <table:table-cell office:value-type="float" office:value="0.00141259217085637">
                <text:p>0.00141259217085637</text:p>
              </table:table-cell>
              <table:table-cell office:value-type="float" office:value="0.00141259217085637">
                <text:p>0.0014125921708563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68690634247943">
                <text:p>0.00868690634247943</text:p>
              </table:table-cell>
              <table:table-cell office:value-type="float" office:value="0.00868690634247943">
                <text:p>0.008686906342479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0.961509122571707">
                <text:p>0.961509122571707</text:p>
              </table:table-cell>
              <table:table-cell office:value-type="float" office:value="0.00199970658397895">
                <text:p>0.00199970658397895</text:p>
              </table:table-cell>
              <table:table-cell office:value-type="float" office:value="0.00199970658397895">
                <text:p>0.0019997065839789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0766347238231649">
                <text:p>0.00766347238231649</text:p>
              </table:table-cell>
              <table:table-cell office:value-type="float" office:value="0.00766347238231649">
                <text:p>0.007663472382316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0.961509122571707">
                <text:p>0.961509122571707</text:p>
              </table:table-cell>
              <table:table-cell office:value-type="float" office:value="0.00199970658397895">
                <text:p>0.00199970658397895</text:p>
              </table:table-cell>
              <table:table-cell office:value-type="float" office:value="0.00199970658397895">
                <text:p>0.0019997065839789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0766347238231649">
                <text:p>0.00766347238231649</text:p>
              </table:table-cell>
              <table:table-cell office:value-type="float" office:value="0.00766347238231649">
                <text:p>0.007663472382316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0.961509122571707">
                <text:p>0.961509122571707</text:p>
              </table:table-cell>
              <table:table-cell office:value-type="float" office:value="0.00199970658397895">
                <text:p>0.00199970658397895</text:p>
              </table:table-cell>
              <table:table-cell office:value-type="float" office:value="0.00199970658397895">
                <text:p>0.0019997065839789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0766347238231649">
                <text:p>0.00766347238231649</text:p>
              </table:table-cell>
              <table:table-cell office:value-type="float" office:value="0.00766347238231649">
                <text:p>0.007663472382316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0.926608857721367">
                <text:p>0.926608857721367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910272277227723">
                <text:p>0.910272277227723</text:p>
              </table:table-cell>
              <table:table-cell office:value-type="float" office:value="0.0171742556896288">
                <text:p>0.0171742556896288</text:p>
              </table:table-cell>
              <table:table-cell office:value-type="float" office:value="0.0171742556896288">
                <text:p>0.01717425568962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">
                <text:p>12</text:p>
              </table:table-cell>
              <table:table-cell office:value-type="float" office:value="0.926608857721367">
                <text:p>0.926608857721367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910272277227723">
                <text:p>0.910272277227723</text:p>
              </table:table-cell>
              <table:table-cell office:value-type="float" office:value="0.0171742556896288">
                <text:p>0.0171742556896288</text:p>
              </table:table-cell>
              <table:table-cell office:value-type="float" office:value="0.0171742556896288">
                <text:p>0.01717425568962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0.926608857721367">
                <text:p>0.926608857721367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910272277227723">
                <text:p>0.910272277227723</text:p>
              </table:table-cell>
              <table:table-cell office:value-type="float" office:value="0.0171742556896288">
                <text:p>0.0171742556896288</text:p>
              </table:table-cell>
              <table:table-cell office:value-type="float" office:value="0.0171742556896288">
                <text:p>0.01717425568962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990222431968236">
                <text:p>0.990222431968236</text:p>
              </table:table-cell>
              <table:table-cell office:value-type="float" office:value="0.000797020673325775">
                <text:p>0.000797020673325775</text:p>
              </table:table-cell>
              <table:table-cell office:value-type="float" office:value="0.000797020673325775">
                <text:p>0.00079702067332577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869763170491918">
                <text:p>0.00869763170491918</text:p>
              </table:table-cell>
              <table:table-cell office:value-type="float" office:value="0.00869763170491918">
                <text:p>0.008697631704919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.987004854516301">
                <text:p>0.987004854516301</text:p>
              </table:table-cell>
              <table:table-cell office:value-type="float" office:value="0.00102901512938532">
                <text:p>0.00102901512938532</text:p>
              </table:table-cell>
              <table:table-cell office:value-type="float" office:value="0.00102901512938532">
                <text:p>0.0010290151293853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16843459113914">
                <text:p>0.00816843459113914</text:p>
              </table:table-cell>
              <table:table-cell office:value-type="float" office:value="0.00816843459113914">
                <text:p>0.008168434591139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986386195768466">
                <text:p>0.986386195768466</text:p>
              </table:table-cell>
              <table:table-cell office:value-type="float" office:value="0.00139929897427146">
                <text:p>0.00139929897427146</text:p>
              </table:table-cell>
              <table:table-cell office:value-type="float" office:value="0.00139929897427146">
                <text:p>0.00139929897427146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511849744389827">
                <text:p>0.00511849744389827</text:p>
              </table:table-cell>
              <table:table-cell office:value-type="float" office:value="0.00511849744389827">
                <text:p>0.005118497443898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0.966087749268879">
                <text:p>0.966087749268879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99443500448354">
                <text:p>0.00699443500448354</text:p>
              </table:table-cell>
              <table:table-cell office:value-type="float" office:value="0.00699443500448354">
                <text:p>0.006994435004483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0.998391119280166">
                <text:p>0.998391119280166</text:p>
              </table:table-cell>
              <table:table-cell office:value-type="float" office:value="0.000666248036552361">
                <text:p>0.000666248036552361</text:p>
              </table:table-cell>
              <table:table-cell office:value-type="float" office:value="0.000666248036552361">
                <text:p>0.000666248036552361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815207302464527">
                <text:p>0.00815207302464527</text:p>
              </table:table-cell>
              <table:table-cell office:value-type="float" office:value="0.00815207302464527">
                <text:p>0.008152073024645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0.996410675336168">
                <text:p>0.996410675336168</text:p>
              </table:table-cell>
              <table:table-cell office:value-type="float" office:value="0.000793479516789977">
                <text:p>0.000793479516789977</text:p>
              </table:table-cell>
              <table:table-cell office:value-type="float" office:value="0.000793479516789977">
                <text:p>0.000793479516789977</text:p>
              </table:table-cell>
              <table:table-cell office:value-type="float" office:value="0.9375">
                <text:p>0.9375</text:p>
              </table:table-cell>
              <table:table-cell office:value-type="float" office:value="0.00891465015343869">
                <text:p>0.00891465015343869</text:p>
              </table:table-cell>
              <table:table-cell office:value-type="float" office:value="0.00891465015343869">
                <text:p>0.008914650153438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.994430783355366">
                <text:p>0.994430783355366</text:p>
              </table:table-cell>
              <table:table-cell office:value-type="float" office:value="0.00153016753121853">
                <text:p>0.00153016753121853</text:p>
              </table:table-cell>
              <table:table-cell office:value-type="float" office:value="0.00153016753121853">
                <text:p>0.00153016753121853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34664705514241">
                <text:p>0.00634664705514241</text:p>
              </table:table-cell>
              <table:table-cell office:value-type="float" office:value="0.00634664705514241">
                <text:p>0.006346647055142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0.966087749268879">
                <text:p>0.966087749268879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99443500448354">
                <text:p>0.00699443500448354</text:p>
              </table:table-cell>
              <table:table-cell office:value-type="float" office:value="0.00699443500448354">
                <text:p>0.006994435004483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9986385827793">
                <text:p>0.9986385827793</text:p>
              </table:table-cell>
              <table:table-cell office:value-type="float" office:value="0.00051024897549205">
                <text:p>0.00051024897549205</text:p>
              </table:table-cell>
              <table:table-cell office:value-type="float" office:value="0.00051024897549205">
                <text:p>0.0005102489754920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768526583760991">
                <text:p>0.00768526583760991</text:p>
              </table:table-cell>
              <table:table-cell office:value-type="float" office:value="0.00768526583760991">
                <text:p>0.007685265837609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.99715306583357">
                <text:p>0.99715306583357</text:p>
              </table:table-cell>
              <table:table-cell office:value-type="float" office:value="0.00108737872110928">
                <text:p>0.00108737872110928</text:p>
              </table:table-cell>
              <table:table-cell office:value-type="float" office:value="0.00108737872110928">
                <text:p>0.0010873787211092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16843459113914">
                <text:p>0.00816843459113914</text:p>
              </table:table-cell>
              <table:table-cell office:value-type="float" office:value="0.00816843459113914">
                <text:p>0.008168434591139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.9946782468545">
                <text:p>0.9946782468545</text:p>
              </table:table-cell>
              <table:table-cell office:value-type="float" office:value="0.00131516853027661">
                <text:p>0.00131516853027661</text:p>
              </table:table-cell>
              <table:table-cell office:value-type="float" office:value="0.00131516853027661">
                <text:p>0.00131516853027661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808038868781821">
                <text:p>0.00808038868781821</text:p>
              </table:table-cell>
              <table:table-cell office:value-type="float" office:value="0.00808038868781821">
                <text:p>0.008080388687818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">
                <text:p>3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0.966087749268879">
                <text:p>0.966087749268879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99443500448354">
                <text:p>0.00699443500448354</text:p>
              </table:table-cell>
              <table:table-cell office:value-type="float" office:value="0.00699443500448354">
                <text:p>0.006994435004483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0.9986385827793">
                <text:p>0.9986385827793</text:p>
              </table:table-cell>
              <table:table-cell office:value-type="float" office:value="0.00051024897549205">
                <text:p>0.00051024897549205</text:p>
              </table:table-cell>
              <table:table-cell office:value-type="float" office:value="0.00051024897549205">
                <text:p>0.0005102489754920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768526583760991">
                <text:p>0.00768526583760991</text:p>
              </table:table-cell>
              <table:table-cell office:value-type="float" office:value="0.00768526583760991">
                <text:p>0.007685265837609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0.99715306583357">
                <text:p>0.99715306583357</text:p>
              </table:table-cell>
              <table:table-cell office:value-type="float" office:value="0.00108737872110928">
                <text:p>0.00108737872110928</text:p>
              </table:table-cell>
              <table:table-cell office:value-type="float" office:value="0.00108737872110928">
                <text:p>0.0010873787211092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16843459113914">
                <text:p>0.00816843459113914</text:p>
              </table:table-cell>
              <table:table-cell office:value-type="float" office:value="0.00816843459113914">
                <text:p>0.008168434591139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.9946782468545">
                <text:p>0.9946782468545</text:p>
              </table:table-cell>
              <table:table-cell office:value-type="float" office:value="0.00131516853027661">
                <text:p>0.00131516853027661</text:p>
              </table:table-cell>
              <table:table-cell office:value-type="float" office:value="0.00131516853027661">
                <text:p>0.00131516853027661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808038868781821">
                <text:p>0.00808038868781821</text:p>
              </table:table-cell>
              <table:table-cell office:value-type="float" office:value="0.00808038868781821">
                <text:p>0.008080388687818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">
                <text:p>3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0.966087749268879">
                <text:p>0.966087749268879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99443500448354">
                <text:p>0.00699443500448354</text:p>
              </table:table-cell>
              <table:table-cell office:value-type="float" office:value="0.00699443500448354">
                <text:p>0.006994435004483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">
                <text:p>1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0.998762314528867">
                <text:p>0.998762314528867</text:p>
              </table:table-cell>
              <table:table-cell office:value-type="float" office:value="0.000350227304515819">
                <text:p>0.000350227304515819</text:p>
              </table:table-cell>
              <table:table-cell office:value-type="float" office:value="0.000350227304515819">
                <text:p>0.00035022730451581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9892740220525">
                <text:p>0.0119892740220525</text:p>
              </table:table-cell>
              <table:table-cell office:value-type="float" office:value="0.0119892740220525">
                <text:p>0.01198927402205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996040032050663">
                <text:p>0.996040032050663</text:p>
              </table:table-cell>
              <table:table-cell office:value-type="float" office:value="0.00126106384509225">
                <text:p>0.00126106384509225</text:p>
              </table:table-cell>
              <table:table-cell office:value-type="float" office:value="0.00126106384509225">
                <text:p>0.0012610638450922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93686274545862">
                <text:p>0.00993686274545862</text:p>
              </table:table-cell>
              <table:table-cell office:value-type="float" office:value="0.00993686274545862">
                <text:p>0.009936862745458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0.994678798817695">
                <text:p>0.994678798817695</text:p>
              </table:table-cell>
              <table:table-cell office:value-type="float" office:value="0.00156887835451762">
                <text:p>0.00156887835451762</text:p>
              </table:table-cell>
              <table:table-cell office:value-type="float" office:value="0.00156887835451762">
                <text:p>0.00156887835451762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108789288259038">
                <text:p>0.0108789288259038</text:p>
              </table:table-cell>
              <table:table-cell office:value-type="float" office:value="0.0108789288259038">
                <text:p>0.01087892882590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  <table:table-cell office:value-type="float" office:value="0.966213688871226">
                <text:p>0.966213688871226</text:p>
              </table:table-cell>
              <table:table-cell office:value-type="float" office:value="0.00189162493745189">
                <text:p>0.00189162493745189</text:p>
              </table:table-cell>
              <table:table-cell office:value-type="float" office:value="0.00189162493745189">
                <text:p>0.0018916249374518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4512183131101">
                <text:p>0.0104512183131101</text:p>
              </table:table-cell>
              <table:table-cell office:value-type="float" office:value="0.0104512183131101">
                <text:p>0.01045121831311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">
                <text:p>3</text:p>
              </table:table-cell>
              <table:table-cell office:value-type="float" office:value="0.966213688871226">
                <text:p>0.966213688871226</text:p>
              </table:table-cell>
              <table:table-cell office:value-type="float" office:value="0.00189162493745189">
                <text:p>0.00189162493745189</text:p>
              </table:table-cell>
              <table:table-cell office:value-type="float" office:value="0.00189162493745189">
                <text:p>0.0018916249374518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4512183131101">
                <text:p>0.0104512183131101</text:p>
              </table:table-cell>
              <table:table-cell office:value-type="float" office:value="0.0104512183131101">
                <text:p>0.01045121831311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0.966089773133927">
                <text:p>0.966089773133927</text:p>
              </table:table-cell>
              <table:table-cell office:value-type="float" office:value="0.00184053440382338">
                <text:p>0.00184053440382338</text:p>
              </table:table-cell>
              <table:table-cell office:value-type="float" office:value="0.00184053440382338">
                <text:p>0.00184053440382338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778672598364952">
                <text:p>0.00778672598364952</text:p>
              </table:table-cell>
              <table:table-cell office:value-type="float" office:value="0.00778672598364952">
                <text:p>0.007786725983649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">
                <text:p>4</text:p>
              </table:table-cell>
              <table:table-cell office:value-type="float" office:value="0.96138539082214">
                <text:p>0.96138539082214</text:p>
              </table:table-cell>
              <table:table-cell office:value-type="float" office:value="0.00188475459899992">
                <text:p>0.00188475459899992</text:p>
              </table:table-cell>
              <table:table-cell office:value-type="float" office:value="0.00188475459899992">
                <text:p>0.0018847545989999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1921012193526">
                <text:p>0.0081921012193526</text:p>
              </table:table-cell>
              <table:table-cell office:value-type="float" office:value="0.0081921012193526">
                <text:p>0.00819210121935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  <table:table-cell office:value-type="float" office:value="0.96138539082214">
                <text:p>0.96138539082214</text:p>
              </table:table-cell>
              <table:table-cell office:value-type="float" office:value="0.00188475459899992">
                <text:p>0.00188475459899992</text:p>
              </table:table-cell>
              <table:table-cell office:value-type="float" office:value="0.00188475459899992">
                <text:p>0.0018847545989999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1921012193526">
                <text:p>0.0081921012193526</text:p>
              </table:table-cell>
              <table:table-cell office:value-type="float" office:value="0.0081921012193526">
                <text:p>0.00819210121935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0.96138539082214">
                <text:p>0.96138539082214</text:p>
              </table:table-cell>
              <table:table-cell office:value-type="float" office:value="0.00188475459899992">
                <text:p>0.00188475459899992</text:p>
              </table:table-cell>
              <table:table-cell office:value-type="float" office:value="0.00188475459899992">
                <text:p>0.0018847545989999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1921012193526">
                <text:p>0.0081921012193526</text:p>
              </table:table-cell>
              <table:table-cell office:value-type="float" office:value="0.0081921012193526">
                <text:p>0.00819210121935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">
                <text:p>12</text:p>
              </table:table-cell>
              <table:table-cell office:value-type="float" office:value="0.926608857721367">
                <text:p>0.926608857721367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910272277227723">
                <text:p>0.910272277227723</text:p>
              </table:table-cell>
              <table:table-cell office:value-type="float" office:value="0.0171742556896288">
                <text:p>0.0171742556896288</text:p>
              </table:table-cell>
              <table:table-cell office:value-type="float" office:value="0.0171742556896288">
                <text:p>0.01717425568962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">
                <text:p>12</text:p>
              </table:table-cell>
              <table:table-cell office:value-type="float" office:value="0.926608857721367">
                <text:p>0.926608857721367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910272277227723">
                <text:p>0.910272277227723</text:p>
              </table:table-cell>
              <table:table-cell office:value-type="float" office:value="0.0171742556896288">
                <text:p>0.0171742556896288</text:p>
              </table:table-cell>
              <table:table-cell office:value-type="float" office:value="0.0171742556896288">
                <text:p>0.01717425568962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0.926608857721367">
                <text:p>0.926608857721367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910272277227723">
                <text:p>0.910272277227723</text:p>
              </table:table-cell>
              <table:table-cell office:value-type="float" office:value="0.0171742556896288">
                <text:p>0.0171742556896288</text:p>
              </table:table-cell>
              <table:table-cell office:value-type="float" office:value="0.0171742556896288">
                <text:p>0.01717425568962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AB2:search_results.AB121" chart:error-lower-range="search_results.AB2:search_results.AB121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earch_results.AB2:search_results.AB121" chart:error-lower-range="search_results.AB2:search_results.AB121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AA2:search_results.AA121" chart:error-lower-range="search_results.AA2:search_results.AA121"/>
      <style:graphic-properties svg:stroke-width="0.08cm" svg:stroke-color="#ccff99" draw:fill-color="#ccff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earch_results.AA2:search_results.AA121" chart:error-lower-range="search_results.AA2:search_results.AA121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66cm" svg:height="13.598cm" xlink:href=".." xlink:type="simple" chart:class="chart:scatter" chart:style-name="ch1">
        <chart:legend chart:legend-position="end" svg:x="20.097cm" svg:y="6.251cm" style:legend-expansion="high" chart:style-name="ch2"/>
        <chart:plot-area chart:style-name="ch3" table:cell-range-address="search_results.I2:search_results.I121 search_results.C1:search_results.D121" chart:data-source-has-labels="row" svg:x="1.494cm" svg:y="0.271cm" svg:width="18.12cm" svg:height="12.075cm">
          <chartooo:coordinate-region svg:x="2.406cm" svg:y="0.47cm" svg:width="17.114cm" svg:height="11.229cm"/>
          <chart:axis chart:dimension="x" chart:name="primary-x" chart:style-name="ch4">
            <chart:title svg:x="9.2cm" svg:y="12.617cm" chart:style-name="ch5">
              <text:p>Min Samples Split</text:p>
            </chart:title>
          </chart:axis>
          <chart:axis chart:dimension="y" chart:name="primary-y" chart:style-name="ch4">
            <chart:title svg:x="0.451cm" svg:y="7.053cm" chart:style-name="ch6">
              <text:p>CV Score</text:p>
            </chart:title>
            <chart:grid chart:style-name="ch7" chart:class="major"/>
          </chart:axis>
          <chart:series chart:style-name="ch8" chart:values-cell-range-address="search_results.D2:search_results.D121" chart:label-cell-address="search_results.D1:search_results.D1" chart:class="chart:scatter">
            <chart:domain table:cell-range-address="search_results.I2:search_results.I121"/>
            <chart:error-indicator chart:style-name="ch9" chart:dimension="y"/>
            <chart:data-point chart:repeated="120"/>
          </chart:series>
          <chart:series chart:style-name="ch10" chart:values-cell-range-address="search_results.C2:search_results.C121" chart:label-cell-address="search_results.C1:search_results.C1" chart:class="chart:scatter">
            <chart:error-indicator chart:style-name="ch11" chart:dimension="y"/>
            <chart:data-point chart:repeated="1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AB</text:p>
              </table:table-cell>
              <table:table-cell office:value-type="string">
                <text:p>Spalte AB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AA</text:p>
              </table:table-cell>
              <table:table-cell office:value-type="string">
                <text:p>Spalte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earch_results.I2:search_results.I121</svg:desc>
                </draw:g>
              </table:table-cell>
              <table:table-cell office:value-type="float" office:value="0.994182951880769">
                <text:p>0.994182951880769</text:p>
                <draw:g>
                  <svg:desc>search_results.D2:search_results.D121</svg:desc>
                </draw:g>
              </table:table-cell>
              <table:table-cell office:value-type="float" office:value="0.00157089751335424">
                <text:p>0.00157089751335424</text:p>
                <draw:g>
                  <svg:desc>search_results.AB2:search_results.AB121</svg:desc>
                </draw:g>
              </table:table-cell>
              <table:table-cell office:value-type="float" office:value="0.00157089751335424">
                <text:p>0.00157089751335424</text:p>
                <draw:g>
                  <svg:desc>search_results.AB2:search_results.AB121</svg:desc>
                </draw:g>
              </table:table-cell>
              <table:table-cell office:value-type="float" office:value="0.935643564356436">
                <text:p>0.935643564356436</text:p>
                <draw:g>
                  <svg:desc>search_results.C2:search_results.C121</svg:desc>
                </draw:g>
              </table:table-cell>
              <table:table-cell office:value-type="float" office:value="0.011494188591918">
                <text:p>0.011494188591918</text:p>
                <draw:g>
                  <svg:desc>search_results.AA2:search_results.AA121</svg:desc>
                </draw:g>
              </table:table-cell>
              <table:table-cell office:value-type="float" office:value="0.011494188591918">
                <text:p>0.011494188591918</text:p>
                <draw:g>
                  <svg:desc>search_results.AA2:search_results.AA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991459933451638">
                <text:p>0.991459933451638</text:p>
              </table:table-cell>
              <table:table-cell office:value-type="float" office:value="0.00217721018609553">
                <text:p>0.00217721018609553</text:p>
              </table:table-cell>
              <table:table-cell office:value-type="float" office:value="0.00217721018609553">
                <text:p>0.0021772101860955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3854917251796">
                <text:p>0.00893854917251796</text:p>
              </table:table-cell>
              <table:table-cell office:value-type="float" office:value="0.00893854917251796">
                <text:p>0.00893854917251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989109030209866">
                <text:p>0.989109030209866</text:p>
              </table:table-cell>
              <table:table-cell office:value-type="float" office:value="0.00110555287012693">
                <text:p>0.00110555287012693</text:p>
              </table:table-cell>
              <table:table-cell office:value-type="float" office:value="0.00110555287012693">
                <text:p>0.00110555287012693</text:p>
              </table:table-cell>
              <table:table-cell office:value-type="float" office:value="0.9375">
                <text:p>0.9375</text:p>
              </table:table-cell>
              <table:table-cell office:value-type="float" office:value="0.00583582662758109">
                <text:p>0.00583582662758109</text:p>
              </table:table-cell>
              <table:table-cell office:value-type="float" office:value="0.00583582662758109">
                <text:p>0.00583582662758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964850247785478">
                <text:p>0.964850247785478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20472589686262">
                <text:p>0.00820472589686262</text:p>
              </table:table-cell>
              <table:table-cell office:value-type="float" office:value="0.00820472589686262">
                <text:p>0.00820472589686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.994801794616335">
                <text:p>0.994801794616335</text:p>
              </table:table-cell>
              <table:table-cell office:value-type="float" office:value="0.00121322408732259">
                <text:p>0.00121322408732259</text:p>
              </table:table-cell>
              <table:table-cell office:value-type="float" office:value="0.00121322408732259">
                <text:p>0.00121322408732259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895872703515036">
                <text:p>0.00895872703515036</text:p>
              </table:table-cell>
              <table:table-cell office:value-type="float" office:value="0.00895872703515036">
                <text:p>0.00895872703515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991955228425369">
                <text:p>0.991955228425369</text:p>
              </table:table-cell>
              <table:table-cell office:value-type="float" office:value="0.00188970185403689">
                <text:p>0.00188970185403689</text:p>
              </table:table-cell>
              <table:table-cell office:value-type="float" office:value="0.00188970185403689">
                <text:p>0.0018897018540368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3854917251796">
                <text:p>0.00893854917251796</text:p>
              </table:table-cell>
              <table:table-cell office:value-type="float" office:value="0.00893854917251796">
                <text:p>0.00893854917251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0.989603957208133">
                <text:p>0.989603957208133</text:p>
              </table:table-cell>
              <table:table-cell office:value-type="float" office:value="0.0011340348433496">
                <text:p>0.0011340348433496</text:p>
              </table:table-cell>
              <table:table-cell office:value-type="float" office:value="0.0011340348433496">
                <text:p>0.0011340348433496</text:p>
              </table:table-cell>
              <table:table-cell office:value-type="float" office:value="0.9375">
                <text:p>0.9375</text:p>
              </table:table-cell>
              <table:table-cell office:value-type="float" office:value="0.00583582662758109">
                <text:p>0.00583582662758109</text:p>
              </table:table-cell>
              <table:table-cell office:value-type="float" office:value="0.00583582662758109">
                <text:p>0.00583582662758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964850247785478">
                <text:p>0.964850247785478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20472589686262">
                <text:p>0.00820472589686262</text:p>
              </table:table-cell>
              <table:table-cell office:value-type="float" office:value="0.00820472589686262">
                <text:p>0.00820472589686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0.994801794616335">
                <text:p>0.994801794616335</text:p>
              </table:table-cell>
              <table:table-cell office:value-type="float" office:value="0.00121322408732259">
                <text:p>0.00121322408732259</text:p>
              </table:table-cell>
              <table:table-cell office:value-type="float" office:value="0.00121322408732259">
                <text:p>0.00121322408732259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895872703515036">
                <text:p>0.00895872703515036</text:p>
              </table:table-cell>
              <table:table-cell office:value-type="float" office:value="0.00895872703515036">
                <text:p>0.008958727035150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.991955228425369">
                <text:p>0.991955228425369</text:p>
              </table:table-cell>
              <table:table-cell office:value-type="float" office:value="0.00188970185403689">
                <text:p>0.00188970185403689</text:p>
              </table:table-cell>
              <table:table-cell office:value-type="float" office:value="0.00188970185403689">
                <text:p>0.0018897018540368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3854917251796">
                <text:p>0.00893854917251796</text:p>
              </table:table-cell>
              <table:table-cell office:value-type="float" office:value="0.00893854917251796">
                <text:p>0.008938549172517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0.989603957208133">
                <text:p>0.989603957208133</text:p>
              </table:table-cell>
              <table:table-cell office:value-type="float" office:value="0.0011340348433496">
                <text:p>0.0011340348433496</text:p>
              </table:table-cell>
              <table:table-cell office:value-type="float" office:value="0.0011340348433496">
                <text:p>0.0011340348433496</text:p>
              </table:table-cell>
              <table:table-cell office:value-type="float" office:value="0.9375">
                <text:p>0.9375</text:p>
              </table:table-cell>
              <table:table-cell office:value-type="float" office:value="0.00583582662758109">
                <text:p>0.00583582662758109</text:p>
              </table:table-cell>
              <table:table-cell office:value-type="float" office:value="0.00583582662758109">
                <text:p>0.005835826627581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0.964850247785478">
                <text:p>0.964850247785478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20472589686262">
                <text:p>0.00820472589686262</text:p>
              </table:table-cell>
              <table:table-cell office:value-type="float" office:value="0.00820472589686262">
                <text:p>0.00820472589686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.994801794616335">
                <text:p>0.994801794616335</text:p>
              </table:table-cell>
              <table:table-cell office:value-type="float" office:value="0.00121322408732259">
                <text:p>0.00121322408732259</text:p>
              </table:table-cell>
              <table:table-cell office:value-type="float" office:value="0.00121322408732259">
                <text:p>0.00121322408732259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895872703515036">
                <text:p>0.00895872703515036</text:p>
              </table:table-cell>
              <table:table-cell office:value-type="float" office:value="0.00895872703515036">
                <text:p>0.008958727035150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.991955228425369">
                <text:p>0.991955228425369</text:p>
              </table:table-cell>
              <table:table-cell office:value-type="float" office:value="0.00188970185403689">
                <text:p>0.00188970185403689</text:p>
              </table:table-cell>
              <table:table-cell office:value-type="float" office:value="0.00188970185403689">
                <text:p>0.0018897018540368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3854917251796">
                <text:p>0.00893854917251796</text:p>
              </table:table-cell>
              <table:table-cell office:value-type="float" office:value="0.00893854917251796">
                <text:p>0.008938549172517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0.989603957208133">
                <text:p>0.989603957208133</text:p>
              </table:table-cell>
              <table:table-cell office:value-type="float" office:value="0.0011340348433496">
                <text:p>0.0011340348433496</text:p>
              </table:table-cell>
              <table:table-cell office:value-type="float" office:value="0.0011340348433496">
                <text:p>0.0011340348433496</text:p>
              </table:table-cell>
              <table:table-cell office:value-type="float" office:value="0.9375">
                <text:p>0.9375</text:p>
              </table:table-cell>
              <table:table-cell office:value-type="float" office:value="0.00583582662758109">
                <text:p>0.00583582662758109</text:p>
              </table:table-cell>
              <table:table-cell office:value-type="float" office:value="0.00583582662758109">
                <text:p>0.005835826627581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0.965469642484239">
                <text:p>0.96546964248423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00287566618816869">
                <text:p>0.002875666188168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97361795269354">
                <text:p>0.00897361795269354</text:p>
              </table:table-cell>
              <table:table-cell office:value-type="float" office:value="0.00897361795269354">
                <text:p>0.008973617952693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0.964850247785478">
                <text:p>0.964850247785478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00294485730835769">
                <text:p>0.0029448573083576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20472589686262">
                <text:p>0.00820472589686262</text:p>
              </table:table-cell>
              <table:table-cell office:value-type="float" office:value="0.00820472589686262">
                <text:p>0.008204725896862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0.963365834766138">
                <text:p>0.963365834766138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00253122695787925">
                <text:p>0.002531226957879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108863754001684">
                <text:p>0.0108863754001684</text:p>
              </table:table-cell>
              <table:table-cell office:value-type="float" office:value="0.0108863754001684">
                <text:p>0.01088637540016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0.993317381596995">
                <text:p>0.993317381596995</text:p>
              </table:table-cell>
              <table:table-cell office:value-type="float" office:value="0.00181712705397539">
                <text:p>0.00181712705397539</text:p>
              </table:table-cell>
              <table:table-cell office:value-type="float" office:value="0.00181712705397539">
                <text:p>0.00181712705397539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900710518672392">
                <text:p>0.00900710518672392</text:p>
              </table:table-cell>
              <table:table-cell office:value-type="float" office:value="0.00900710518672392">
                <text:p>0.009007105186723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989975520432298">
                <text:p>0.989975520432298</text:p>
              </table:table-cell>
              <table:table-cell office:value-type="float" office:value="0.000931531652601867">
                <text:p>0.000931531652601867</text:p>
              </table:table-cell>
              <table:table-cell office:value-type="float" office:value="0.000931531652601867">
                <text:p>0.000931531652601867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628686176083732">
                <text:p>0.00628686176083732</text:p>
              </table:table-cell>
              <table:table-cell office:value-type="float" office:value="0.00628686176083732">
                <text:p>0.006286861760837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0.987376233752733">
                <text:p>0.987376233752733</text:p>
              </table:table-cell>
              <table:table-cell office:value-type="float" office:value="0.00095844752931506">
                <text:p>0.00095844752931506</text:p>
              </table:table-cell>
              <table:table-cell office:value-type="float" office:value="0.00095844752931506">
                <text:p>0.0009584475293150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664269995034196">
                <text:p>0.00664269995034196</text:p>
              </table:table-cell>
              <table:table-cell office:value-type="float" office:value="0.00664269995034196">
                <text:p>0.006642699950341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0.964975083461435">
                <text:p>0.964975083461435</text:p>
              </table:table-cell>
              <table:table-cell office:value-type="float" office:value="0.00138744746205612">
                <text:p>0.00138744746205612</text:p>
              </table:table-cell>
              <table:table-cell office:value-type="float" office:value="0.00138744746205612">
                <text:p>0.0013874474620561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68690634247943">
                <text:p>0.00868690634247943</text:p>
              </table:table-cell>
              <table:table-cell office:value-type="float" office:value="0.00868690634247943">
                <text:p>0.008686906342479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0.964975083461435">
                <text:p>0.964975083461435</text:p>
              </table:table-cell>
              <table:table-cell office:value-type="float" office:value="0.00138744746205612">
                <text:p>0.00138744746205612</text:p>
              </table:table-cell>
              <table:table-cell office:value-type="float" office:value="0.00138744746205612">
                <text:p>0.0013874474620561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68690634247943">
                <text:p>0.00868690634247943</text:p>
              </table:table-cell>
              <table:table-cell office:value-type="float" office:value="0.00868690634247943">
                <text:p>0.008686906342479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">
                <text:p>8</text:p>
              </table:table-cell>
              <table:table-cell office:value-type="float" office:value="0.964727435974569">
                <text:p>0.964727435974569</text:p>
              </table:table-cell>
              <table:table-cell office:value-type="float" office:value="0.00141259217085637">
                <text:p>0.00141259217085637</text:p>
              </table:table-cell>
              <table:table-cell office:value-type="float" office:value="0.00141259217085637">
                <text:p>0.0014125921708563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68690634247943">
                <text:p>0.00868690634247943</text:p>
              </table:table-cell>
              <table:table-cell office:value-type="float" office:value="0.00868690634247943">
                <text:p>0.008686906342479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0.961509122571707">
                <text:p>0.961509122571707</text:p>
              </table:table-cell>
              <table:table-cell office:value-type="float" office:value="0.00199970658397895">
                <text:p>0.00199970658397895</text:p>
              </table:table-cell>
              <table:table-cell office:value-type="float" office:value="0.00199970658397895">
                <text:p>0.0019997065839789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0766347238231649">
                <text:p>0.00766347238231649</text:p>
              </table:table-cell>
              <table:table-cell office:value-type="float" office:value="0.00766347238231649">
                <text:p>0.007663472382316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0.961509122571707">
                <text:p>0.961509122571707</text:p>
              </table:table-cell>
              <table:table-cell office:value-type="float" office:value="0.00199970658397895">
                <text:p>0.00199970658397895</text:p>
              </table:table-cell>
              <table:table-cell office:value-type="float" office:value="0.00199970658397895">
                <text:p>0.0019997065839789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0766347238231649">
                <text:p>0.00766347238231649</text:p>
              </table:table-cell>
              <table:table-cell office:value-type="float" office:value="0.00766347238231649">
                <text:p>0.007663472382316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0.961509122571707">
                <text:p>0.961509122571707</text:p>
              </table:table-cell>
              <table:table-cell office:value-type="float" office:value="0.00199970658397895">
                <text:p>0.00199970658397895</text:p>
              </table:table-cell>
              <table:table-cell office:value-type="float" office:value="0.00199970658397895">
                <text:p>0.0019997065839789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00766347238231649">
                <text:p>0.00766347238231649</text:p>
              </table:table-cell>
              <table:table-cell office:value-type="float" office:value="0.00766347238231649">
                <text:p>0.007663472382316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0.926608857721367">
                <text:p>0.926608857721367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910272277227723">
                <text:p>0.910272277227723</text:p>
              </table:table-cell>
              <table:table-cell office:value-type="float" office:value="0.0171742556896288">
                <text:p>0.0171742556896288</text:p>
              </table:table-cell>
              <table:table-cell office:value-type="float" office:value="0.0171742556896288">
                <text:p>0.01717425568962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0.926608857721367">
                <text:p>0.926608857721367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910272277227723">
                <text:p>0.910272277227723</text:p>
              </table:table-cell>
              <table:table-cell office:value-type="float" office:value="0.0171742556896288">
                <text:p>0.0171742556896288</text:p>
              </table:table-cell>
              <table:table-cell office:value-type="float" office:value="0.0171742556896288">
                <text:p>0.01717425568962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0.926608857721367">
                <text:p>0.926608857721367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910272277227723">
                <text:p>0.910272277227723</text:p>
              </table:table-cell>
              <table:table-cell office:value-type="float" office:value="0.0171742556896288">
                <text:p>0.0171742556896288</text:p>
              </table:table-cell>
              <table:table-cell office:value-type="float" office:value="0.0171742556896288">
                <text:p>0.01717425568962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0.990222431968236">
                <text:p>0.990222431968236</text:p>
              </table:table-cell>
              <table:table-cell office:value-type="float" office:value="0.000797020673325775">
                <text:p>0.000797020673325775</text:p>
              </table:table-cell>
              <table:table-cell office:value-type="float" office:value="0.000797020673325775">
                <text:p>0.00079702067332577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869763170491918">
                <text:p>0.00869763170491918</text:p>
              </table:table-cell>
              <table:table-cell office:value-type="float" office:value="0.00869763170491918">
                <text:p>0.008697631704919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0.987004854516301">
                <text:p>0.987004854516301</text:p>
              </table:table-cell>
              <table:table-cell office:value-type="float" office:value="0.00102901512938532">
                <text:p>0.00102901512938532</text:p>
              </table:table-cell>
              <table:table-cell office:value-type="float" office:value="0.00102901512938532">
                <text:p>0.0010290151293853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16843459113914">
                <text:p>0.00816843459113914</text:p>
              </table:table-cell>
              <table:table-cell office:value-type="float" office:value="0.00816843459113914">
                <text:p>0.008168434591139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">
                <text:p>8</text:p>
              </table:table-cell>
              <table:table-cell office:value-type="float" office:value="0.986386195768466">
                <text:p>0.986386195768466</text:p>
              </table:table-cell>
              <table:table-cell office:value-type="float" office:value="0.00139929897427146">
                <text:p>0.00139929897427146</text:p>
              </table:table-cell>
              <table:table-cell office:value-type="float" office:value="0.00139929897427146">
                <text:p>0.00139929897427146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511849744389827">
                <text:p>0.00511849744389827</text:p>
              </table:table-cell>
              <table:table-cell office:value-type="float" office:value="0.00511849744389827">
                <text:p>0.005118497443898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0.966087749268879">
                <text:p>0.966087749268879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99443500448354">
                <text:p>0.00699443500448354</text:p>
              </table:table-cell>
              <table:table-cell office:value-type="float" office:value="0.00699443500448354">
                <text:p>0.006994435004483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0.998391119280166">
                <text:p>0.998391119280166</text:p>
              </table:table-cell>
              <table:table-cell office:value-type="float" office:value="0.000666248036552361">
                <text:p>0.000666248036552361</text:p>
              </table:table-cell>
              <table:table-cell office:value-type="float" office:value="0.000666248036552361">
                <text:p>0.000666248036552361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815207302464527">
                <text:p>0.00815207302464527</text:p>
              </table:table-cell>
              <table:table-cell office:value-type="float" office:value="0.00815207302464527">
                <text:p>0.008152073024645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996410675336168">
                <text:p>0.996410675336168</text:p>
              </table:table-cell>
              <table:table-cell office:value-type="float" office:value="0.000793479516789977">
                <text:p>0.000793479516789977</text:p>
              </table:table-cell>
              <table:table-cell office:value-type="float" office:value="0.000793479516789977">
                <text:p>0.000793479516789977</text:p>
              </table:table-cell>
              <table:table-cell office:value-type="float" office:value="0.9375">
                <text:p>0.9375</text:p>
              </table:table-cell>
              <table:table-cell office:value-type="float" office:value="0.00891465015343869">
                <text:p>0.00891465015343869</text:p>
              </table:table-cell>
              <table:table-cell office:value-type="float" office:value="0.00891465015343869">
                <text:p>0.008914650153438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0.994430783355366">
                <text:p>0.994430783355366</text:p>
              </table:table-cell>
              <table:table-cell office:value-type="float" office:value="0.00153016753121853">
                <text:p>0.00153016753121853</text:p>
              </table:table-cell>
              <table:table-cell office:value-type="float" office:value="0.00153016753121853">
                <text:p>0.00153016753121853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34664705514241">
                <text:p>0.00634664705514241</text:p>
              </table:table-cell>
              <table:table-cell office:value-type="float" office:value="0.00634664705514241">
                <text:p>0.006346647055142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  <table:table-cell office:value-type="float" office:value="0.966087749268879">
                <text:p>0.966087749268879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99443500448354">
                <text:p>0.00699443500448354</text:p>
              </table:table-cell>
              <table:table-cell office:value-type="float" office:value="0.00699443500448354">
                <text:p>0.006994435004483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0.9986385827793">
                <text:p>0.9986385827793</text:p>
              </table:table-cell>
              <table:table-cell office:value-type="float" office:value="0.00051024897549205">
                <text:p>0.00051024897549205</text:p>
              </table:table-cell>
              <table:table-cell office:value-type="float" office:value="0.00051024897549205">
                <text:p>0.0005102489754920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768526583760991">
                <text:p>0.00768526583760991</text:p>
              </table:table-cell>
              <table:table-cell office:value-type="float" office:value="0.00768526583760991">
                <text:p>0.007685265837609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0.99715306583357">
                <text:p>0.99715306583357</text:p>
              </table:table-cell>
              <table:table-cell office:value-type="float" office:value="0.00108737872110928">
                <text:p>0.00108737872110928</text:p>
              </table:table-cell>
              <table:table-cell office:value-type="float" office:value="0.00108737872110928">
                <text:p>0.0010873787211092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16843459113914">
                <text:p>0.00816843459113914</text:p>
              </table:table-cell>
              <table:table-cell office:value-type="float" office:value="0.00816843459113914">
                <text:p>0.008168434591139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0.9946782468545">
                <text:p>0.9946782468545</text:p>
              </table:table-cell>
              <table:table-cell office:value-type="float" office:value="0.00131516853027661">
                <text:p>0.00131516853027661</text:p>
              </table:table-cell>
              <table:table-cell office:value-type="float" office:value="0.00131516853027661">
                <text:p>0.00131516853027661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808038868781821">
                <text:p>0.00808038868781821</text:p>
              </table:table-cell>
              <table:table-cell office:value-type="float" office:value="0.00808038868781821">
                <text:p>0.008080388687818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0.966087749268879">
                <text:p>0.966087749268879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99443500448354">
                <text:p>0.00699443500448354</text:p>
              </table:table-cell>
              <table:table-cell office:value-type="float" office:value="0.00699443500448354">
                <text:p>0.006994435004483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">
                <text:p>5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">
                <text:p>8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">
                <text:p>5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">
                <text:p>8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0.9986385827793">
                <text:p>0.9986385827793</text:p>
              </table:table-cell>
              <table:table-cell office:value-type="float" office:value="0.00051024897549205">
                <text:p>0.00051024897549205</text:p>
              </table:table-cell>
              <table:table-cell office:value-type="float" office:value="0.00051024897549205">
                <text:p>0.0005102489754920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768526583760991">
                <text:p>0.00768526583760991</text:p>
              </table:table-cell>
              <table:table-cell office:value-type="float" office:value="0.00768526583760991">
                <text:p>0.007685265837609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  <table:table-cell office:value-type="float" office:value="0.99715306583357">
                <text:p>0.99715306583357</text:p>
              </table:table-cell>
              <table:table-cell office:value-type="float" office:value="0.00108737872110928">
                <text:p>0.00108737872110928</text:p>
              </table:table-cell>
              <table:table-cell office:value-type="float" office:value="0.00108737872110928">
                <text:p>0.0010873787211092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16843459113914">
                <text:p>0.00816843459113914</text:p>
              </table:table-cell>
              <table:table-cell office:value-type="float" office:value="0.00816843459113914">
                <text:p>0.008168434591139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0.9946782468545">
                <text:p>0.9946782468545</text:p>
              </table:table-cell>
              <table:table-cell office:value-type="float" office:value="0.00131516853027661">
                <text:p>0.00131516853027661</text:p>
              </table:table-cell>
              <table:table-cell office:value-type="float" office:value="0.00131516853027661">
                <text:p>0.00131516853027661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808038868781821">
                <text:p>0.00808038868781821</text:p>
              </table:table-cell>
              <table:table-cell office:value-type="float" office:value="0.00808038868781821">
                <text:p>0.008080388687818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966954055503579">
                <text:p>0.966954055503579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00379352141565278">
                <text:p>0.0037935214156527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1849673732807">
                <text:p>0.0111849673732807</text:p>
              </table:table-cell>
              <table:table-cell office:value-type="float" office:value="0.0111849673732807">
                <text:p>0.01118496737328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">
                <text:p>8</text:p>
              </table:table-cell>
              <table:table-cell office:value-type="float" office:value="0.966087749268879">
                <text:p>0.966087749268879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00315689713328676">
                <text:p>0.00315689713328676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99443500448354">
                <text:p>0.00699443500448354</text:p>
              </table:table-cell>
              <table:table-cell office:value-type="float" office:value="0.00699443500448354">
                <text:p>0.006994435004483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">
                <text:p>8</text:p>
              </table:table-cell>
              <table:table-cell office:value-type="float" office:value="0.962994271541974">
                <text:p>0.962994271541974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00299279226286601">
                <text:p>0.002992792262866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531481322371">
                <text:p>0.0084531481322371</text:p>
              </table:table-cell>
              <table:table-cell office:value-type="float" office:value="0.0084531481322371">
                <text:p>0.00845314813223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">
                <text:p>5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">
                <text:p>8</text:p>
              </table:table-cell>
              <table:table-cell office:value-type="float" office:value="0.924752329514668">
                <text:p>0.92475232951466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00528050288741878">
                <text:p>0.00528050288741878</text:p>
              </table:table-cell>
              <table:table-cell office:value-type="float" office:value="0.902227722772277">
                <text:p>0.902227722772277</text:p>
              </table:table-cell>
              <table:table-cell office:value-type="float" office:value="0.0129318457730436">
                <text:p>0.0129318457730436</text:p>
              </table:table-cell>
              <table:table-cell office:value-type="float" office:value="0.0129318457730436">
                <text:p>0.01293184577304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  <table:table-cell office:value-type="float" office:value="0.998762314528867">
                <text:p>0.998762314528867</text:p>
              </table:table-cell>
              <table:table-cell office:value-type="float" office:value="0.000350227304515819">
                <text:p>0.000350227304515819</text:p>
              </table:table-cell>
              <table:table-cell office:value-type="float" office:value="0.000350227304515819">
                <text:p>0.00035022730451581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9892740220525">
                <text:p>0.0119892740220525</text:p>
              </table:table-cell>
              <table:table-cell office:value-type="float" office:value="0.0119892740220525">
                <text:p>0.01198927402205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0.996040032050663">
                <text:p>0.996040032050663</text:p>
              </table:table-cell>
              <table:table-cell office:value-type="float" office:value="0.00126106384509225">
                <text:p>0.00126106384509225</text:p>
              </table:table-cell>
              <table:table-cell office:value-type="float" office:value="0.00126106384509225">
                <text:p>0.0012610638450922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93686274545862">
                <text:p>0.00993686274545862</text:p>
              </table:table-cell>
              <table:table-cell office:value-type="float" office:value="0.00993686274545862">
                <text:p>0.009936862745458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">
                <text:p>8</text:p>
              </table:table-cell>
              <table:table-cell office:value-type="float" office:value="0.994678798817695">
                <text:p>0.994678798817695</text:p>
              </table:table-cell>
              <table:table-cell office:value-type="float" office:value="0.00156887835451762">
                <text:p>0.00156887835451762</text:p>
              </table:table-cell>
              <table:table-cell office:value-type="float" office:value="0.00156887835451762">
                <text:p>0.00156887835451762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108789288259038">
                <text:p>0.0108789288259038</text:p>
              </table:table-cell>
              <table:table-cell office:value-type="float" office:value="0.0108789288259038">
                <text:p>0.01087892882590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  <table:table-cell office:value-type="float" office:value="0.966213688871226">
                <text:p>0.966213688871226</text:p>
              </table:table-cell>
              <table:table-cell office:value-type="float" office:value="0.00189162493745189">
                <text:p>0.00189162493745189</text:p>
              </table:table-cell>
              <table:table-cell office:value-type="float" office:value="0.00189162493745189">
                <text:p>0.0018916249374518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4512183131101">
                <text:p>0.0104512183131101</text:p>
              </table:table-cell>
              <table:table-cell office:value-type="float" office:value="0.0104512183131101">
                <text:p>0.01045121831311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">
                <text:p>5</text:p>
              </table:table-cell>
              <table:table-cell office:value-type="float" office:value="0.966213688871226">
                <text:p>0.966213688871226</text:p>
              </table:table-cell>
              <table:table-cell office:value-type="float" office:value="0.00189162493745189">
                <text:p>0.00189162493745189</text:p>
              </table:table-cell>
              <table:table-cell office:value-type="float" office:value="0.00189162493745189">
                <text:p>0.0018916249374518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4512183131101">
                <text:p>0.0104512183131101</text:p>
              </table:table-cell>
              <table:table-cell office:value-type="float" office:value="0.0104512183131101">
                <text:p>0.01045121831311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">
                <text:p>8</text:p>
              </table:table-cell>
              <table:table-cell office:value-type="float" office:value="0.966089773133927">
                <text:p>0.966089773133927</text:p>
              </table:table-cell>
              <table:table-cell office:value-type="float" office:value="0.00184053440382338">
                <text:p>0.00184053440382338</text:p>
              </table:table-cell>
              <table:table-cell office:value-type="float" office:value="0.00184053440382338">
                <text:p>0.00184053440382338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778672598364952">
                <text:p>0.00778672598364952</text:p>
              </table:table-cell>
              <table:table-cell office:value-type="float" office:value="0.00778672598364952">
                <text:p>0.007786725983649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  <table:table-cell office:value-type="float" office:value="0.96138539082214">
                <text:p>0.96138539082214</text:p>
              </table:table-cell>
              <table:table-cell office:value-type="float" office:value="0.00188475459899992">
                <text:p>0.00188475459899992</text:p>
              </table:table-cell>
              <table:table-cell office:value-type="float" office:value="0.00188475459899992">
                <text:p>0.0018847545989999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1921012193526">
                <text:p>0.0081921012193526</text:p>
              </table:table-cell>
              <table:table-cell office:value-type="float" office:value="0.0081921012193526">
                <text:p>0.00819210121935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">
                <text:p>5</text:p>
              </table:table-cell>
              <table:table-cell office:value-type="float" office:value="0.96138539082214">
                <text:p>0.96138539082214</text:p>
              </table:table-cell>
              <table:table-cell office:value-type="float" office:value="0.00188475459899992">
                <text:p>0.00188475459899992</text:p>
              </table:table-cell>
              <table:table-cell office:value-type="float" office:value="0.00188475459899992">
                <text:p>0.0018847545989999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1921012193526">
                <text:p>0.0081921012193526</text:p>
              </table:table-cell>
              <table:table-cell office:value-type="float" office:value="0.0081921012193526">
                <text:p>0.00819210121935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">
                <text:p>8</text:p>
              </table:table-cell>
              <table:table-cell office:value-type="float" office:value="0.96138539082214">
                <text:p>0.96138539082214</text:p>
              </table:table-cell>
              <table:table-cell office:value-type="float" office:value="0.00188475459899992">
                <text:p>0.00188475459899992</text:p>
              </table:table-cell>
              <table:table-cell office:value-type="float" office:value="0.00188475459899992">
                <text:p>0.0018847545989999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1921012193526">
                <text:p>0.0081921012193526</text:p>
              </table:table-cell>
              <table:table-cell office:value-type="float" office:value="0.0081921012193526">
                <text:p>0.00819210121935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0.926608857721367">
                <text:p>0.926608857721367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910272277227723">
                <text:p>0.910272277227723</text:p>
              </table:table-cell>
              <table:table-cell office:value-type="float" office:value="0.0171742556896288">
                <text:p>0.0171742556896288</text:p>
              </table:table-cell>
              <table:table-cell office:value-type="float" office:value="0.0171742556896288">
                <text:p>0.01717425568962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">
                <text:p>5</text:p>
              </table:table-cell>
              <table:table-cell office:value-type="float" office:value="0.926608857721367">
                <text:p>0.926608857721367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910272277227723">
                <text:p>0.910272277227723</text:p>
              </table:table-cell>
              <table:table-cell office:value-type="float" office:value="0.0171742556896288">
                <text:p>0.0171742556896288</text:p>
              </table:table-cell>
              <table:table-cell office:value-type="float" office:value="0.0171742556896288">
                <text:p>0.01717425568962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">
                <text:p>8</text:p>
              </table:table-cell>
              <table:table-cell office:value-type="float" office:value="0.926608857721367">
                <text:p>0.926608857721367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00462532182018554">
                <text:p>0.00462532182018554</text:p>
              </table:table-cell>
              <table:table-cell office:value-type="float" office:value="0.910272277227723">
                <text:p>0.910272277227723</text:p>
              </table:table-cell>
              <table:table-cell office:value-type="float" office:value="0.0171742556896288">
                <text:p>0.0171742556896288</text:p>
              </table:table-cell>
              <table:table-cell office:value-type="float" office:value="0.0171742556896288">
                <text:p>0.01717425568962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